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style:style style:name="P1" style:parent-style-name="Normal" style:master-page-name="MP0" style:family="paragraph">
      <style:paragraph-properties fo:break-before="page" fo:margin-bottom="0in" fo:line-height="105%" fo:margin-left="1.5805in" fo:text-indent="0in">
        <style:tab-stops/>
      </style:paragraph-properties>
    </style:style>
    <style:style style:name="T2" style:parent-style-name="DefaultParagraphFont" style:family="text">
      <style:text-properties fo:color="#000000" fo:font-size="11pt" style:font-size-asian="11pt"/>
    </style:style>
    <style:style style:name="T3" style:parent-style-name="DefaultParagraphFont" style:family="text">
      <style:text-properties fo:color="#4C8CC0" fo:font-size="38pt" style:font-size-asian="38pt"/>
    </style:style>
    <style:style style:name="P4" style:parent-style-name="Normal" style:family="paragraph">
      <style:paragraph-properties fo:text-align="center" fo:margin-bottom="0.234in" fo:line-height="105%" fo:margin-left="0.0222in" fo:text-indent="0in">
        <style:tab-stops/>
      </style:paragraph-properties>
    </style:style>
    <style:style style:name="T5" style:parent-style-name="DefaultParagraphFont" style:family="text">
      <style:text-properties fo:color="#000000" fo:font-size="11pt" style:font-size-asian="11pt"/>
    </style:style>
    <style:style style:name="T6" style:parent-style-name="DefaultParagraphFont" style:family="text">
      <style:text-properties fo:color="#4C8CC0" fo:font-size="38pt" style:font-size-asian="38pt" style:font-size-complex="38pt"/>
    </style:style>
    <style:style style:name="T7" style:parent-style-name="DefaultParagraphFont" style:family="text">
      <style:text-properties fo:color="#4C8CC0" fo:font-size="19.5pt" style:font-size-asian="19.5pt" style:font-size-complex="19.5pt"/>
    </style:style>
    <style:style style:name="S1" style:family="section">
      <style:section-properties fo:margin-left="-1.0687in" fo:margin-right="-1.0208in" style:writing-mode="lr-tb">
        <style:columns fo:column-count="2" fo:column-gap="0.4375in"/>
      </style:section-properties>
    </style:style>
    <style:style style:name="P8" style:parent-style-name="Normal" style:family="paragraph">
      <style:paragraph-properties fo:margin-bottom="0.2416in" fo:line-height="105%" fo:margin-left="-0.0034in">
        <style:tab-stops/>
      </style:paragraph-properties>
    </style:style>
    <style:style style:name="T9" style:parent-style-name="DefaultParagraphFont" style:family="text">
      <style:text-properties fo:color="#4C8CC0" fo:font-size="14pt" style:font-size-asian="14pt"/>
    </style:style>
    <style:style style:name="P10" style:parent-style-name="Normal" style:list-style-name="LFO1" style:family="paragraph">
      <style:paragraph-properties fo:margin-right="0.0354in" fo:text-indent="-0.25in"/>
    </style:style>
    <style:style style:name="P11" style:parent-style-name="Normal" style:list-style-name="LFO1" style:family="paragraph">
      <style:paragraph-properties fo:margin-right="0.0354in" fo:text-indent="-0.25in"/>
    </style:style>
    <style:style style:name="P12" style:parent-style-name="Normal" style:list-style-name="LFO1" style:family="paragraph">
      <style:paragraph-properties fo:margin-right="0.0354in" fo:text-indent="-0.25in"/>
    </style:style>
    <style:style style:name="P13" style:parent-style-name="Normal" style:list-style-name="LFO1" style:family="paragraph">
      <style:paragraph-properties fo:margin-right="0.0354in" fo:text-indent="-0.25in"/>
    </style:style>
    <style:style style:name="P14" style:parent-style-name="Normal" style:list-style-name="LFO1" style:family="paragraph">
      <style:paragraph-properties fo:margin-right="0.0354in" fo:text-indent="-0.25in"/>
    </style:style>
    <style:style style:name="P15" style:parent-style-name="Normal" style:list-style-name="LFO1" style:family="paragraph">
      <style:paragraph-properties fo:margin-right="0.0354in" fo:text-indent="-0.25in"/>
    </style:style>
    <style:style style:name="P16" style:parent-style-name="Normal" style:list-style-name="LFO1" style:family="paragraph">
      <style:paragraph-properties fo:margin-right="0.0354in" fo:text-indent="-0.25in"/>
    </style:style>
    <style:style style:name="P17" style:parent-style-name="Normal" style:list-style-name="LFO1" style:family="paragraph">
      <style:paragraph-properties fo:margin-bottom="0.1062in" fo:line-height="105%" fo:margin-right="0.0354in" fo:text-indent="-0.25in"/>
    </style:style>
    <style:style style:name="P18" style:parent-style-name="Normal" style:family="paragraph">
      <style:paragraph-properties fo:margin-bottom="0in" fo:line-height="105%" fo:margin-left="-0.0034in">
        <style:tab-stops/>
      </style:paragraph-properties>
    </style:style>
    <style:style style:name="T19" style:parent-style-name="DefaultParagraphFont" style:family="text">
      <style:text-properties fo:color="#4C8CC0" style:text-position="super 65.1%" fo:font-size="21.5pt" style:font-size-asian="21.5pt"/>
    </style:style>
    <style:style style:name="T20" style:parent-style-name="DefaultParagraphFont" style:family="text">
      <style:text-properties fo:color="#4C8CC0" fo:font-size="14pt" style:font-size-asian="14pt"/>
    </style:style>
    <style:style style:name="T21" style:parent-style-name="DefaultParagraphFont" style:family="text">
      <style:text-properties fo:font-size="14pt" style:font-size-asian="14pt"/>
    </style:style>
    <style:style style:name="T22" style:parent-style-name="DefaultParagraphFont" style:family="text">
      <style:text-properties fo:font-size="14pt" style:font-size-asian="14pt"/>
    </style:style>
    <style:style style:name="P23" style:parent-style-name="Normal" style:list-style-name="LFO1" style:family="paragraph">
      <style:paragraph-properties fo:margin-bottom="0in" fo:margin-right="0.0354in" fo:text-indent="-0.1875in"/>
    </style:style>
    <style:style style:name="T24" style:parent-style-name="DefaultParagraphFont" style:family="text">
      <style:text-properties style:font-name="Aptos" style:font-name-asian="Times New Roman" style:font-name-complex="Times New Roman" style:font-size-complex="13.5pt"/>
    </style:style>
    <style:style style:name="P25" style:parent-style-name="Normal" style:list-style-name="LFO1" style:family="paragraph">
      <style:paragraph-properties fo:margin-bottom="0in" fo:margin-right="0.0354in" fo:text-indent="-0.25in"/>
    </style:style>
    <style:style style:name="P26" style:parent-style-name="Normal" style:list-style-name="LFO1" style:family="paragraph">
      <style:paragraph-properties fo:margin-bottom="0in" fo:margin-right="0.0354in" fo:text-indent="-0.25in"/>
    </style:style>
    <style:style style:name="P27" style:parent-style-name="Normal" style:list-style-name="LFO1" style:family="paragraph">
      <style:paragraph-properties fo:margin-bottom="0in" fo:margin-right="0.0354in" fo:text-indent="-0.25in"/>
    </style:style>
    <style:style style:name="P28" style:parent-style-name="Normal" style:family="paragraph">
      <style:paragraph-properties fo:margin-bottom="0.0694in" fo:line-height="105%" fo:margin-left="0in" fo:text-indent="0in">
        <style:tab-stops/>
      </style:paragraph-properties>
      <style:text-properties fo:color="#4C8CC0" fo:font-size="14pt" style:font-size-asian="14pt"/>
    </style:style>
    <style:style style:name="P29" style:parent-style-name="Normal" style:family="paragraph">
      <style:paragraph-properties fo:margin-bottom="0in" fo:line-height="105%" fo:margin-left="-0.0034in">
        <style:tab-stops/>
      </style:paragraph-properties>
      <style:text-properties fo:color="#4C8CC0" fo:font-size="14pt" style:font-size-asian="14pt"/>
    </style:style>
    <style:style style:name="P30" style:parent-style-name="Normal" style:list-style-name="LFO1" style:family="paragraph">
      <style:paragraph-properties fo:margin-bottom="0in" fo:margin-right="0.0354in" fo:text-indent="-0.25in"/>
    </style:style>
    <style:style style:name="P31" style:parent-style-name="Normal" style:family="paragraph">
      <style:paragraph-properties fo:margin-bottom="0in" fo:line-height="105%" fo:margin-left="-0.0034in">
        <style:tab-stops/>
      </style:paragraph-properties>
    </style:style>
    <style:style style:name="P32" style:parent-style-name="Normal" style:family="paragraph">
      <style:paragraph-properties fo:margin-bottom="0.2416in" fo:line-height="105%" fo:margin-left="-0.0034in">
        <style:tab-stops/>
      </style:paragraph-properties>
      <style:text-properties fo:color="#4C8CC0" fo:font-size="14pt" style:font-size-asian="14pt"/>
    </style:style>
    <style:style style:name="P33" style:parent-style-name="Normal" style:family="paragraph">
      <style:paragraph-properties fo:margin-bottom="0.2416in" fo:line-height="105%" fo:margin-left="-0.0104in" fo:text-indent="0in">
        <style:tab-stops/>
      </style:paragraph-properties>
    </style:style>
    <style:style style:name="T34" style:parent-style-name="DefaultParagraphFont" style:family="text">
      <style:text-properties fo:color="#4C8CC0" fo:font-size="14pt" style:font-size-asian="14pt" style:font-size-complex="14pt"/>
    </style:style>
    <style:style style:name="P35" style:parent-style-name="Normal" style:list-style-name="LFO1" style:family="paragraph">
      <style:paragraph-properties fo:margin-right="0.0354in" fo:text-indent="-0.25in"/>
    </style:style>
    <style:style style:name="P36" style:parent-style-name="Normal" style:list-style-name="LFO1" style:family="paragraph">
      <style:paragraph-properties fo:margin-right="0.0354in" fo:text-indent="-0.25in"/>
    </style:style>
    <style:style style:name="P37" style:parent-style-name="Normal" style:list-style-name="LFO1" style:family="paragraph">
      <style:paragraph-properties fo:margin-right="0.0354in" fo:text-indent="-0.25in"/>
    </style:style>
    <style:style style:name="P38" style:parent-style-name="Normal" style:list-style-name="LFO1" style:family="paragraph">
      <style:paragraph-properties fo:margin-right="0.0354in" fo:text-indent="-0.25in"/>
    </style:style>
    <style:style style:name="P39" style:parent-style-name="Normal" style:list-style-name="LFO1" style:family="paragraph">
      <style:paragraph-properties fo:margin-right="0.0354in" fo:text-indent="-0.25in"/>
    </style:style>
    <style:style style:name="P40" style:parent-style-name="Normal" style:list-style-name="LFO1" style:family="paragraph">
      <style:paragraph-properties fo:margin-right="0.0354in" fo:text-indent="-0.25in"/>
    </style:style>
    <style:style style:name="P41" style:parent-style-name="Normal" style:list-style-name="LFO1" style:family="paragraph">
      <style:paragraph-properties fo:margin-right="0.0354in" fo:text-indent="-0.25in"/>
    </style:style>
    <style:style style:name="P42" style:parent-style-name="Normal" style:list-style-name="LFO1" style:family="paragraph">
      <style:paragraph-properties fo:margin-right="0.0354in" fo:text-indent="-0.25in"/>
    </style:style>
    <style:style style:name="P43" style:parent-style-name="Normal" style:list-style-name="LFO1" style:family="paragraph">
      <style:paragraph-properties fo:margin-right="0.0354in" fo:text-indent="-0.25in"/>
    </style:style>
    <style:style style:name="P44" style:parent-style-name="Normal" style:list-style-name="LFO1" style:family="paragraph">
      <style:paragraph-properties fo:margin-right="0.0354in" fo:text-indent="-0.25in"/>
    </style:style>
    <style:style style:name="P45" style:parent-style-name="Normal" style:list-style-name="LFO1" style:family="paragraph">
      <style:paragraph-properties fo:margin-right="0.0354in" fo:text-indent="-0.25in"/>
    </style:style>
    <style:style style:name="P46" style:parent-style-name="Normal" style:list-style-name="LFO1" style:family="paragraph">
      <style:paragraph-properties fo:margin-right="0.0354in" fo:text-indent="-0.25in"/>
    </style:style>
    <style:style style:name="P47" style:parent-style-name="Normal" style:list-style-name="LFO1" style:family="paragraph">
      <style:paragraph-properties fo:margin-right="0.0354in" fo:text-indent="-0.25in"/>
    </style:style>
    <style:style style:name="P48" style:parent-style-name="Normal" style:list-style-name="LFO1" style:family="paragraph">
      <style:paragraph-properties fo:margin-right="0.0354in" fo:text-indent="-0.25in"/>
    </style:style>
    <style:style style:name="P49" style:parent-style-name="Normal" style:list-style-name="LFO1" style:family="paragraph">
      <style:paragraph-properties fo:margin-right="0.0354in" fo:text-indent="-0.25in"/>
    </style:style>
    <style:style style:name="P50" style:parent-style-name="Normal" style:list-style-name="LFO1" style:family="paragraph">
      <style:paragraph-properties fo:margin-bottom="0.0166in" fo:line-height="105%" fo:margin-right="0.0354in" fo:text-indent="-0.25in"/>
    </style:style>
    <style:style style:name="T51" style:parent-style-name="DefaultParagraphFont" style:family="text">
      <style:text-properties fo:font-size="14pt" style:font-size-asian="14pt"/>
    </style:style>
    <style:style style:name="P52" style:parent-style-name="Normal" style:list-style-name="LFO1" style:family="paragraph">
      <style:paragraph-properties fo:margin-bottom="0.0166in" fo:line-height="105%" fo:margin-right="0.0354in" fo:text-indent="-0.25in"/>
    </style:style>
    <style:style style:name="T53" style:parent-style-name="DefaultParagraphFont" style:family="text">
      <style:text-properties fo:font-size="14pt" style:font-size-asian="14pt"/>
    </style:style>
    <style:style style:family="graphic" style:name="a37">
      <style:graphic-properties draw:fill="solid" draw:fill-color="#f2f2f2" draw:opacity="100%" draw:stroke="none"/>
    </style:style>
    <style:style style:family="graphic" style:name="a38">
      <style:graphic-properties draw:fill="solid" draw:fill-color="#f2f2f2" draw:opacity="100%" draw:stroke="none"/>
    </style:style>
    <style:style style:family="graphic" style:name="a39">
      <style:graphic-properties draw:fill="solid" draw:fill-color="#f2f2f2" draw:opacity="100%" draw:stroke="none"/>
    </style:style>
    <style:style style:family="graphic" style:name="a20">
      <style:graphic-properties draw:fill="solid" draw:fill-color="#4e95d9" draw:opacity="100%" draw:stroke="none"/>
    </style:style>
    <style:style style:family="graphic" style:name="a21">
      <style:graphic-properties draw:fill="solid" draw:fill-color="#4e95d9" draw:opacity="100%" draw:stroke="none"/>
    </style:style>
    <style:style style:family="graphic" style:name="a22">
      <style:graphic-properties draw:fill="solid" draw:fill-color="#4e95d9" draw:opacity="100%" draw:stroke="none"/>
    </style:style>
    <style:style style:family="graphic" style:name="a23">
      <style:graphic-properties draw:fill="solid" draw:fill-color="#4e95d9" draw:opacity="100%" draw:stroke="none"/>
    </style:style>
    <style:style style:family="graphic" style:name="a24">
      <style:graphic-properties draw:fill="solid" draw:fill-color="#4e95d9" draw:opacity="100%" draw:stroke="none"/>
    </style:style>
    <style:style style:family="graphic" style:name="a25">
      <style:graphic-properties draw:fill="solid" draw:fill-color="#4e95d9" draw:opacity="100%" draw:stroke="none"/>
    </style:style>
    <style:style style:family="graphic" style:name="a26">
      <style:graphic-properties draw:fill="solid" draw:fill-color="#4e95d9" draw:opacity="100%" draw:stroke="none"/>
    </style:style>
    <style:style style:family="graphic" style:name="a27">
      <style:graphic-properties draw:fill="solid" draw:fill-color="#4e95d9" draw:opacity="100%" draw:stroke="none"/>
    </style:style>
    <style:style style:family="graphic" style:name="a28">
      <style:graphic-properties draw:fill="solid" draw:fill-color="#4e95d9" draw:opacity="100%" draw:stroke="none"/>
    </style:style>
    <style:style style:family="graphic" style:name="a29">
      <style:graphic-properties draw:fill="solid" draw:fill-color="#4e95d9" draw:opacity="100%" draw:stroke="none"/>
    </style:style>
    <style:style style:family="graphic" style:name="a10">
      <style:graphic-properties draw:fill="solid" draw:fill-color="#4e95d9" draw:opacity="100%" draw:stroke="none"/>
    </style:style>
    <style:style style:family="graphic" style:name="a11">
      <style:graphic-properties draw:fill="solid" draw:fill-color="#4e95d9" draw:opacity="100%" draw:stroke="none"/>
    </style:style>
    <style:style style:family="graphic" style:name="a12">
      <style:graphic-properties draw:fill="solid" draw:fill-color="#4e95d9" draw:opacity="100%" draw:stroke="none"/>
    </style:style>
    <style:style style:family="graphic" style:name="a13">
      <style:graphic-properties draw:fill="solid" draw:fill-color="#4e95d9" draw:opacity="100%" draw:stroke="none"/>
    </style:style>
    <style:style style:family="graphic" style:name="a14">
      <style:graphic-properties draw:fill="solid" draw:fill-color="#4e95d9" draw:opacity="100%" draw:stroke="none"/>
    </style:style>
    <style:style style:family="graphic" style:name="a15">
      <style:graphic-properties draw:fill="solid" draw:fill-color="#4e95d9" draw:opacity="100%" draw:stroke="none"/>
    </style:style>
    <style:style style:family="graphic" style:name="a16">
      <style:graphic-properties draw:fill="solid" draw:fill-color="#4e95d9" draw:opacity="100%" draw:stroke="none"/>
    </style:style>
    <style:style style:family="graphic" style:name="a17">
      <style:graphic-properties draw:fill="solid" draw:fill-color="#4e95d9" draw:opacity="100%" draw:stroke="none"/>
    </style:style>
    <style:style style:family="graphic" style:name="a18">
      <style:graphic-properties draw:fill="solid" draw:fill-color="#4e95d9" draw:opacity="100%" draw:stroke="none"/>
    </style:style>
    <style:style style:family="graphic" style:name="a19">
      <style:graphic-properties draw:fill="solid" draw:fill-color="#4e95d9" draw:opacity="100%" draw:stroke="none"/>
    </style:style>
    <style:style style:family="graphic" style:name="a0">
      <style:graphic-properties draw:fill="solid" draw:fill-color="#4e95d9" draw:opacity="100%" draw:stroke="none"/>
    </style:style>
    <style:style style:family="graphic" style:name="a1">
      <style:graphic-properties draw:fill="solid" draw:fill-color="#4e95d9" draw:opacity="100%" draw:stroke="none"/>
    </style:style>
    <style:style style:family="graphic" style:name="a2">
      <style:graphic-properties draw:fill="solid" draw:fill-color="#4e95d9" draw:opacity="100%" draw:stroke="none"/>
    </style:style>
    <style:style style:family="graphic" style:name="a40">
      <style:graphic-properties draw:fill="none" draw:stroke="none"/>
    </style:style>
    <style:style style:family="graphic" style:name="a3">
      <style:graphic-properties draw:fill="solid" draw:fill-color="#4e95d9" draw:opacity="100%" draw:stroke="none"/>
    </style:style>
    <style:style style:family="graphic" style:name="a41">
      <style:graphic-properties style:wrap="run-through" style:run-through="background" style:horizontal-rel="paragraph" style:vertical-rel="paragraph" style:horizontal-pos="from-left" style:vertical-pos="from-top"/>
    </style:style>
    <style:style style:family="graphic" style:name="a4">
      <style:graphic-properties draw:fill="solid" draw:fill-color="#4e95d9" draw:opacity="100%" draw:stroke="none"/>
    </style:style>
    <style:style style:family="graphic" style:name="a42">
      <style:graphic-properties style:wrap="run-through" style:run-through="background" draw:fill="none" draw:stroke="none" style:horizontal-rel="paragraph" style:vertical-rel="paragraph" style:horizontal-pos="from-left" style:vertical-pos="from-top"/>
    </style:style>
    <style:style style:family="graphic" style:name="a5">
      <style:graphic-properties draw:fill="solid" draw:fill-color="#4e95d9" draw:opacity="100%" draw:stroke="none"/>
    </style:style>
    <style:style style:family="graphic" style:name="a6">
      <style:graphic-properties draw:fill="solid" draw:fill-color="#4e95d9" draw:opacity="100%" draw:stroke="none"/>
    </style:style>
    <style:style style:family="graphic" style:name="a7">
      <style:graphic-properties draw:fill="solid" draw:fill-color="#4e95d9" draw:opacity="100%" draw:stroke="none"/>
    </style:style>
    <style:style style:family="graphic" style:name="a8">
      <style:graphic-properties draw:fill="solid" draw:fill-color="#4e95d9" draw:opacity="100%" draw:stroke="none"/>
    </style:style>
    <style:style style:family="graphic" style:name="a9">
      <style:graphic-properties draw:fill="solid" draw:fill-color="#4e95d9" draw:opacity="100%" draw:stroke="none"/>
    </style:style>
    <style:style style:family="graphic" style:name="a30">
      <style:graphic-properties draw:fill="solid" draw:fill-color="#4e95d9" draw:opacity="100%" draw:stroke="none"/>
    </style:style>
    <style:style style:family="graphic" style:name="a31">
      <style:graphic-properties draw:fill="solid" draw:fill-color="#4e95d9" draw:opacity="100%" draw:stroke="none"/>
    </style:style>
    <style:style style:family="graphic" style:name="a32">
      <style:graphic-properties draw:fill="solid" draw:fill-color="#4e95d9" draw:opacity="100%" draw:stroke="none"/>
    </style:style>
    <style:style style:family="graphic" style:name="a33">
      <style:graphic-properties style:wrap="run-through" style:run-through="background" style:horizontal-rel="paragraph" style:vertical-rel="paragraph" style:horizontal-pos="from-left" style:vertical-pos="from-top"/>
    </style:style>
    <style:style style:family="graphic" style:name="a34">
      <style:graphic-properties draw:fill="solid" draw:fill-color="#f2f2f2" draw:opacity="100%" draw:stroke="none"/>
    </style:style>
    <style:style style:family="graphic" style:name="a35">
      <style:graphic-properties draw:fill="solid" draw:fill-color="#f2f2f2" draw:opacity="100%" draw:stroke="none"/>
    </style:style>
    <style:style style:family="graphic" style:name="a36">
      <style:graphic-properties draw:fill="solid" draw:fill-color="#f2f2f2" draw:opacity="100%" draw:stroke="none"/>
    </style:style>
  </office:automatic-styles>
  <office:body>
    <office:text text:use-soft-page-breaks="true">
      <text:p text:style-name="P1"><text:span text:style-name="T2"><draw:g draw:z-index="251658240" draw:name="Group 1106" draw:id="id33" draw:style-name="a33" text:anchor-type="paragraph"><svg:title/><svg:desc/><draw:custom-shape svg:x="0.38559in" svg:y="0.82956in" svg:width="0.26484in" svg:height="0.09946in" draw:id="id0" draw:style-name="a0" draw:name="Shape 12"><svg:title/><svg:desc/><draw:enhanced-geometry draw:type="non-primitive" svg:viewBox="0 0 242170 90942" draw:enhanced-path="M ?f1 ?f0 L ?f1 ?f3 ?f4 ?f5 C ?f6 ?f7 ?f8 ?f9 ?f10 ?f11 L ?f1 ?f12 ?f1 ?f13 ?f14 ?f15 C ?f16 ?f17 ?f18 ?f19 ?f20 ?f21 ?f22 ?f23 ?f24 ?f25 ?f26 ?f27 L ?f28 ?f29 C ?f30 ?f31 ?f32 ?f33 ?f34 ?f2 ?f35 ?f36 ?f37 ?f38 ?f39 ?f40 L ?f41 ?f42 C ?f43 ?f44 ?f45 ?f46 ?f47 ?f48 L ?f0 ?f49 C ?f50 ?f51 ?f52 ?f53 ?f54 ?f55 L ?f1 ?f0 Z N" draw:text-areas="?f60 ?f62 ?f61 ?f63"><draw:equation draw:name="f0" draw:formula="0"/><draw:equation draw:name="f1" draw:formula="242170"/><draw:equation draw:name="f2" draw:formula="90942"/><draw:equation draw:name="f3" draw:formula="20258"/><draw:equation draw:name="f4" draw:formula="241353"/><draw:equation draw:name="f5" draw:formula="20669"/><draw:equation draw:name="f6" draw:formula="239287"/><draw:equation draw:name="f7" draw:formula="22254"/><draw:equation draw:name="f8" draw:formula="238544"/><draw:equation draw:name="f9" draw:formula="23829"/><draw:equation draw:name="f10" draw:formula="239217"/><draw:equation draw:name="f11" draw:formula="25676"/><draw:equation draw:name="f12" draw:formula="26313"/><draw:equation draw:name="f13" draw:formula="48558"/><draw:equation draw:name="f14" draw:formula="215319"/><draw:equation draw:name="f15" draw:formula="57293"/><draw:equation draw:name="f16" draw:formula="197342"/><draw:equation draw:name="f17" draw:formula="62849"/><draw:equation draw:name="f18" draw:formula="180581"/><draw:equation draw:name="f19" draw:formula="67758"/><draw:equation draw:name="f20" draw:formula="165494"/><draw:equation draw:name="f21" draw:formula="71993"/><draw:equation draw:name="f22" draw:formula="164211"/><draw:equation draw:name="f23" draw:formula="72387"/><draw:equation draw:name="f24" draw:formula="162916"/><draw:equation draw:name="f25" draw:formula="72794"/><draw:equation draw:name="f26" draw:formula="161633"/><draw:equation draw:name="f27" draw:formula="73175"/><draw:equation draw:name="f28" draw:formula="158648"/><draw:equation draw:name="f29" draw:formula="73898"/><draw:equation draw:name="f30" draw:formula="122161"/><draw:equation draw:name="f31" draw:formula="83995"/><draw:equation draw:name="f32" draw:formula="96609"/><draw:equation draw:name="f33" draw:formula="89824"/><draw:equation draw:name="f34" draw:formula="89205"/><draw:equation draw:name="f35" draw:formula="99962"/><draw:equation draw:name="f36" draw:formula="88630"/><draw:equation draw:name="f37" draw:formula="98641"/><draw:equation draw:name="f38" draw:formula="68120"/><draw:equation draw:name="f39" draw:formula="75374"/><draw:equation draw:name="f40" draw:formula="73403"/><draw:equation draw:name="f41" draw:formula="8077"/><draw:equation draw:name="f42" draw:formula="89176"/><draw:equation draw:name="f43" draw:formula="6439"/><draw:equation draw:name="f44" draw:formula="89596"/><draw:equation draw:name="f45" draw:formula="4839"/><draw:equation draw:name="f46" draw:formula="90015"/><draw:equation draw:name="f47" draw:formula="3302"/><draw:equation draw:name="f48" draw:formula="90408"/><draw:equation draw:name="f49" draw:formula="78013"/><draw:equation draw:name="f50" draw:formula="27912"/><draw:equation draw:name="f51" draw:formula="70441"/><draw:equation draw:name="f52" draw:formula="93893"/><draw:equation draw:name="f53" draw:formula="53222"/><draw:equation draw:name="f54" draw:formula="171017"/><draw:equation draw:name="f55" draw:formula="27052"/><draw:equation draw:name="f56" draw:formula="?f2 - ?f0"/><draw:equation draw:name="f57" draw:formula="?f1 - ?f0"/><draw:equation draw:name="f58" draw:formula="?f57 / 242170"/><draw:equation draw:name="f59" draw:formula="?f56 / 90942"/><draw:equation draw:name="f60" draw:formula="0 / ?f58"/><draw:equation draw:name="f61" draw:formula="242170 / ?f58"/><draw:equation draw:name="f62" draw:formula="0 / ?f59"/><draw:equation draw:name="f63" draw:formula="90942 / ?f59"/></draw:enhanced-geometry></draw:custom-shape><draw:custom-shape svg:x="0.40676in" svg:y="0.77511in" svg:width="0.24367in" svg:height="0.10428in" draw:id="id1" draw:style-name="a1" draw:name="Shape 13"><svg:title/><svg:desc/><draw:enhanced-geometry draw:type="non-primitive" svg:viewBox="0 0 222815 95350" draw:enhanced-path="M ?f1 ?f0 L ?f1 ?f3 ?f4 ?f5 C ?f6 ?f7 ?f8 ?f9 ?f10 ?f2 L ?f0 ?f11 C ?f12 ?f13 ?f14 ?f15 ?f16 ?f17 L ?f1 ?f0 Z N" draw:text-areas="?f22 ?f24 ?f23 ?f25"><draw:equation draw:name="f0" draw:formula="0"/><draw:equation draw:name="f1" draw:formula="222815"/><draw:equation draw:name="f2" draw:formula="95350"/><draw:equation draw:name="f3" draw:formula="22475"/><draw:equation draw:name="f4" draw:formula="215901"/><draw:equation draw:name="f5" draw:formula="25550"/><draw:equation draw:name="f6" draw:formula="113144"/><draw:equation draw:name="f7" draw:formula="68074"/><draw:equation draw:name="f8" draw:formula="18030"/><draw:equation draw:name="f9" draw:formula="93118"/><draw:equation draw:name="f10" draw:formula="3416"/><draw:equation draw:name="f11" draw:formula="82599"/><draw:equation draw:name="f12" draw:formula="27032"/><draw:equation draw:name="f13" draw:formula="76794"/><draw:equation draw:name="f14" draw:formula="101573"/><draw:equation draw:name="f15" draw:formula="53729"/><draw:equation draw:name="f16" draw:formula="183198"/><draw:equation draw:name="f17" draw:formula="18385"/><draw:equation draw:name="f18" draw:formula="?f2 - ?f0"/><draw:equation draw:name="f19" draw:formula="?f1 - ?f0"/><draw:equation draw:name="f20" draw:formula="?f19 / 222815"/><draw:equation draw:name="f21" draw:formula="?f18 / 95350"/><draw:equation draw:name="f22" draw:formula="0 / ?f20"/><draw:equation draw:name="f23" draw:formula="222815 / ?f20"/><draw:equation draw:name="f24" draw:formula="0 / ?f21"/><draw:equation draw:name="f25" draw:formula="95350 / ?f21"/></draw:enhanced-geometry></draw:custom-shape><draw:custom-shape svg:x="0.63478in" svg:y="0.15281in" svg:width="0.01565in" svg:height="0.08146in" draw:id="id2" draw:style-name="a2" draw:name="Shape 14"><svg:title/><svg:desc/><draw:enhanced-geometry draw:type="non-primitive" svg:viewBox="0 0 14313 74484" draw:enhanced-path="M ?f1 ?f0 L ?f1 ?f2 ?f3 ?f4 C ?f5 ?f6 ?f7 ?f8 ?f9 ?f10 ?f0 ?f11 ?f12 ?f13 ?f14 ?f15 L ?f1 ?f0 Z N" draw:text-areas="?f20 ?f22 ?f21 ?f23"><draw:equation draw:name="f0" draw:formula="0"/><draw:equation draw:name="f1" draw:formula="14313"/><draw:equation draw:name="f2" draw:formula="74484"/><draw:equation draw:name="f3" draw:formula="9323"/><draw:equation draw:name="f4" draw:formula="68153"/><draw:equation draw:name="f5" draw:formula="5038"/><draw:equation draw:name="f6" draw:formula="60596"/><draw:equation draw:name="f7" draw:formula="2404"/><draw:equation draw:name="f8" draw:formula="52849"/><draw:equation draw:name="f9" draw:formula="1746"/><draw:equation draw:name="f10" draw:formula="44828"/><draw:equation draw:name="f11" draw:formula="30287"/><draw:equation draw:name="f12" draw:formula="4137"/><draw:equation draw:name="f13" draw:formula="15974"/><draw:equation draw:name="f14" draw:formula="12684"/><draw:equation draw:name="f15" draw:formula="2091"/><draw:equation draw:name="f16" draw:formula="?f2 - ?f0"/><draw:equation draw:name="f17" draw:formula="?f1 - ?f0"/><draw:equation draw:name="f18" draw:formula="?f17 / 14313"/><draw:equation draw:name="f19" draw:formula="?f16 / 74484"/><draw:equation draw:name="f20" draw:formula="0 / ?f18"/><draw:equation draw:name="f21" draw:formula="14313 / ?f18"/><draw:equation draw:name="f22" draw:formula="0 / ?f19"/><draw:equation draw:name="f23" draw:formula="74484 / ?f19"/></draw:enhanced-geometry></draw:custom-shape><draw:custom-shape svg:x="0.54041in" svg:y="0.09879in" svg:width="0.11002in" svg:height="0.18143in" draw:id="id3" draw:style-name="a3" draw:name="Shape 15"><svg:title/><svg:desc/><draw:enhanced-geometry draw:type="non-primitive" svg:viewBox="0 0 100600 165904" draw:enhanced-path="M ?f1 ?f0 L ?f1 ?f3 ?f4 ?f5 C ?f6 ?f7 ?f8 ?f9 ?f10 ?f11 ?f12 ?f13 ?f14 ?f15 ?f16 ?f17 L ?f1 ?f18 ?f1 ?f2 ?f19 ?f20 C ?f21 ?f22 ?f23 ?f24 ?f25 ?f26 ?f0 ?f27 ?f28 ?f29 ?f30 ?f31 L ?f1 ?f0 Z N" draw:text-areas="?f36 ?f38 ?f37 ?f39"><draw:equation draw:name="f0" draw:formula="0"/><draw:equation draw:name="f1" draw:formula="100600"/><draw:equation draw:name="f2" draw:formula="165904"/><draw:equation draw:name="f3" draw:formula="15692"/><draw:equation draw:name="f4" draw:formula="91813"/><draw:equation draw:name="f5" draw:formula="20095"/><draw:equation draw:name="f6" draw:formula="55751"/><draw:equation draw:name="f7" draw:formula="39951"/><draw:equation draw:name="f8" draw:formula="31408"/><draw:equation draw:name="f9" draw:formula="59711"/><draw:equation draw:name="f10" draw:formula="31303"/><draw:equation draw:name="f11" draw:formula="76770"/><draw:equation draw:name="f12" draw:formula="31202"/><draw:equation draw:name="f13" draw:formula="92493"/><draw:equation draw:name="f14" draw:formula="47639"/><draw:equation draw:name="f15" draw:formula="108364"/><draw:equation draw:name="f16" draw:formula="73207"/><draw:equation draw:name="f17" draw:formula="125595"/><draw:equation draw:name="f18" draw:formula="142311"/><draw:equation draw:name="f19" draw:formula="70306"/><draw:equation draw:name="f20" draw:formula="149113"/><draw:equation draw:name="f21" draw:formula="32697"/><draw:equation draw:name="f22" draw:formula="127182"/><draw:equation draw:name="f23" draw:formula="5807"/><draw:equation draw:name="f24" draw:formula="106886"/><draw:equation draw:name="f25" draw:formula="3274"/><draw:equation draw:name="f26" draw:formula="86333"/><draw:equation draw:name="f27" draw:formula="63517"/><draw:equation draw:name="f28" draw:formula="30316"/><draw:equation draw:name="f29" draw:formula="37827"/><draw:equation draw:name="f30" draw:formula="75358"/><draw:equation draw:name="f31" draw:formula="12888"/><draw:equation draw:name="f32" draw:formula="?f2 - ?f0"/><draw:equation draw:name="f33" draw:formula="?f1 - ?f0"/><draw:equation draw:name="f34" draw:formula="?f33 / 100600"/><draw:equation draw:name="f35" draw:formula="?f32 / 165904"/><draw:equation draw:name="f36" draw:formula="0 / ?f34"/><draw:equation draw:name="f37" draw:formula="100600 / ?f34"/><draw:equation draw:name="f38" draw:formula="0 / ?f35"/><draw:equation draw:name="f39" draw:formula="165904 / ?f35"/></draw:enhanced-geometry></draw:custom-shape><draw:custom-shape svg:x="0.65043in" svg:y="0.77851in" svg:width="0.21503in" svg:height="0.10415in" draw:id="id4" draw:style-name="a4" draw:name="Shape 16"><svg:title/><svg:desc/><draw:enhanced-geometry draw:type="non-primitive" svg:viewBox="0 0 196623 95238" draw:enhanced-path="M ?f1 ?f0 L ?f1 ?f3 ?f4 ?f5 C ?f6 ?f7 ?f8 ?f9 ?f10 ?f11 L ?f0 ?f2 ?f0 ?f12 ?f13 ?f14 C ?f15 ?f16 ?f17 ?f18 ?f19 ?f20 ?f21 ?f22 ?f23 ?f24 ?f25 ?f26 L ?f1 ?f0 Z N" draw:text-areas="?f31 ?f33 ?f32 ?f34"><draw:equation draw:name="f0" draw:formula="0"/><draw:equation draw:name="f1" draw:formula="196623"/><draw:equation draw:name="f2" draw:formula="95238"/><draw:equation draw:name="f3" draw:formula="17523"/><draw:equation draw:name="f4" draw:formula="155457"/><draw:equation draw:name="f5" draw:formula="37258"/><draw:equation draw:name="f6" draw:formula="113124"/><draw:equation draw:name="f7" draw:formula="55629"/><draw:equation draw:name="f8" draw:formula="70178"/><draw:equation draw:name="f9" draw:formula="71748"/><draw:equation draw:name="f10" draw:formula="30272"/><draw:equation draw:name="f11" draw:formula="85391"/><draw:equation draw:name="f12" draw:formula="72993"/><draw:equation draw:name="f13" draw:formula="6650"/><draw:equation draw:name="f14" draw:formula="74426"/><draw:equation draw:name="f15" draw:formula="11729"/><draw:equation draw:name="f16" draw:formula="73852"/><draw:equation draw:name="f17" draw:formula="18174"/><draw:equation draw:name="f18" draw:formula="72267"/><draw:equation draw:name="f19" draw:formula="24454"/><draw:equation draw:name="f20" draw:formula="70438"/><draw:equation draw:name="f21" draw:formula="66650"/><draw:equation draw:name="f22" draw:formula="56132"/><draw:equation draw:name="f23" draw:formula="111774"/><draw:equation draw:name="f24" draw:formula="39276"/><draw:equation draw:name="f25" draw:formula="155522"/><draw:equation draw:name="f26" draw:formula="19885"/><draw:equation draw:name="f27" draw:formula="?f2 - ?f0"/><draw:equation draw:name="f28" draw:formula="?f1 - ?f0"/><draw:equation draw:name="f29" draw:formula="?f28 / 196623"/><draw:equation draw:name="f30" draw:formula="?f27 / 95238"/><draw:equation draw:name="f31" draw:formula="0 / ?f29"/><draw:equation draw:name="f32" draw:formula="196623 / ?f29"/><draw:equation draw:name="f33" draw:formula="0 / ?f30"/><draw:equation draw:name="f34" draw:formula="95238 / ?f30"/></draw:enhanced-geometry></draw:custom-shape><draw:custom-shape svg:x="0.65043in" svg:y="0.72333in" svg:width="0.21503in" svg:height="0.12838in" draw:id="id5" draw:style-name="a5" draw:name="Shape 17"><svg:title/><svg:desc/><draw:enhanced-geometry draw:type="non-primitive" svg:viewBox="0 0 196623 117393" draw:enhanced-path="M ?f1 ?f0 L ?f1 ?f3 ?f4 ?f5 C ?f6 ?f7 ?f8 ?f9 ?f10 ?f11 L ?f0 ?f2 ?f0 ?f12 ?f13 ?f14 C ?f15 ?f16 ?f17 ?f18 ?f19 ?f20 L ?f1 ?f0 Z N" draw:text-areas="?f25 ?f27 ?f26 ?f28"><draw:equation draw:name="f0" draw:formula="0"/><draw:equation draw:name="f1" draw:formula="196623"/><draw:equation draw:name="f2" draw:formula="117393"/><draw:equation draw:name="f3" draw:formula="26211"/><draw:equation draw:name="f4" draw:formula="191369"/><draw:equation draw:name="f5" draw:formula="29648"/><draw:equation draw:name="f6" draw:formula="135945"/><draw:equation draw:name="f7" draw:formula="62136"/><draw:equation draw:name="f8" draw:formula="71736"/><draw:equation draw:name="f9" draw:formula="89818"/><draw:equation draw:name="f10" draw:formula="9252"/><draw:equation draw:name="f11" draw:formula="112739"/><draw:equation draw:name="f12" draw:formula="97134"/><draw:equation draw:name="f13" draw:formula="49524"/><draw:equation draw:name="f14" draw:formula="78305"/><draw:equation draw:name="f15" draw:formula="90291"/><draw:equation draw:name="f16" draw:formula="60832"/><draw:equation draw:name="f17" draw:formula="130478"/><draw:equation draw:name="f18" draw:formula="41208"/><draw:equation draw:name="f19" draw:formula="166718"/><draw:equation draw:name="f20" draw:formula="19520"/><draw:equation draw:name="f21" draw:formula="?f2 - ?f0"/><draw:equation draw:name="f22" draw:formula="?f1 - ?f0"/><draw:equation draw:name="f23" draw:formula="?f22 / 196623"/><draw:equation draw:name="f24" draw:formula="?f21 / 117393"/><draw:equation draw:name="f25" draw:formula="0 / ?f23"/><draw:equation draw:name="f26" draw:formula="196623 / ?f23"/><draw:equation draw:name="f27" draw:formula="0 / ?f24"/><draw:equation draw:name="f28" draw:formula="117393 / ?f24"/></draw:enhanced-geometry></draw:custom-shape><draw:custom-shape svg:x="0.65043in" svg:y="0.63133in" svg:width="0.21503in" svg:height="0.16836in" draw:id="id6" draw:style-name="a6" draw:name="Shape 18"><svg:title/><svg:desc/><draw:enhanced-geometry draw:type="non-primitive" svg:viewBox="0 0 196623 153946" draw:enhanced-path="M ?f1 ?f0 L ?f1 ?f3 ?f4 ?f5 C ?f6 ?f7 ?f8 ?f9 ?f10 ?f11 L ?f0 ?f2 ?f0 ?f12 ?f13 ?f14 C ?f15 ?f16 ?f17 ?f18 ?f19 ?f20 L ?f1 ?f0 Z N" draw:text-areas="?f25 ?f27 ?f26 ?f28"><draw:equation draw:name="f0" draw:formula="0"/><draw:equation draw:name="f1" draw:formula="196623"/><draw:equation draw:name="f2" draw:formula="153946"/><draw:equation draw:name="f3" draw:formula="42016"/><draw:equation draw:name="f4" draw:formula="170565"/><draw:equation draw:name="f5" draw:formula="62754"/><draw:equation draw:name="f6" draw:formula="136285"/><draw:equation draw:name="f7" draw:formula="87385"/><draw:equation draw:name="f8" draw:formula="96234"/><draw:equation draw:name="f9" draw:formula="109731"/><draw:equation draw:name="f10" draw:formula="55074"/><draw:equation draw:name="f11" draw:formula="129452"/><draw:equation draw:name="f12" draw:formula="131471"/><draw:equation draw:name="f13" draw:formula="22297"/><draw:equation draw:name="f14" draw:formula="121123"/><draw:equation draw:name="f15" draw:formula="84277"/><draw:equation draw:name="f16" draw:formula="90244"/><draw:equation draw:name="f17" draw:formula="144555"/><draw:equation draw:name="f18" draw:formula="53158"/><draw:equation draw:name="f19" draw:formula="186077"/><draw:equation draw:name="f20" draw:formula="11966"/><draw:equation draw:name="f21" draw:formula="?f2 - ?f0"/><draw:equation draw:name="f22" draw:formula="?f1 - ?f0"/><draw:equation draw:name="f23" draw:formula="?f22 / 196623"/><draw:equation draw:name="f24" draw:formula="?f21 / 153946"/><draw:equation draw:name="f25" draw:formula="0 / ?f23"/><draw:equation draw:name="f26" draw:formula="196623 / ?f23"/><draw:equation draw:name="f27" draw:formula="0 / ?f24"/><draw:equation draw:name="f28" draw:formula="153946 / ?f24"/></draw:enhanced-geometry></draw:custom-shape><draw:custom-shape svg:x="0.65043in" svg:y="0.01483in" svg:width="0.21503in" svg:height="0.40582in" draw:id="id7" draw:style-name="a7" draw:name="Shape 19"><svg:title/><svg:desc/><draw:enhanced-geometry draw:type="non-primitive" svg:viewBox="0 0 196623 371079" draw:enhanced-path="M ?f1 ?f0 L ?f1 ?f3 ?f4 ?f5 C ?f6 ?f7 ?f8 ?f9 ?f10 ?f11 ?f12 ?f13 ?f14 ?f15 ?f16 ?f17 ?f18 ?f19 ?f20 ?f21 ?f22 ?f23 ?f24 ?f25 ?f26 ?f27 ?f28 ?f29 L ?f1 ?f30 ?f1 ?f31 ?f32 ?f33 C ?f34 ?f35 ?f36 ?f37 ?f38 ?f39 ?f40 ?f41 ?f42 ?f43 ?f44 ?f45 L ?f1 ?f46 ?f1 ?f2 ?f47 ?f48 C ?f49 ?f50 ?f51 ?f52 ?f53 ?f54 L ?f0 ?f55 ?f0 ?f56 ?f57 ?f58 C ?f59 ?f60 ?f61 ?f62 ?f63 ?f64 ?f65 ?f66 ?f67 ?f68 ?f69 ?f70 L ?f0 ?f71 ?f0 ?f72 ?f73 ?f74 C ?f75 ?f76 ?f77 ?f78 ?f79 ?f80 ?f81 ?f82 ?f83 ?f84 ?f85 ?f86 ?f87 ?f88 ?f89 ?f90 ?f91 ?f92 L ?f93 ?f94 ?f0 ?f95 ?f0 ?f96 ?f97 ?f98 C ?f99 ?f100 ?f101 ?f102 ?f103 ?f104 L ?f1 ?f0 Z N" draw:text-areas="?f109 ?f111 ?f110 ?f112"><draw:equation draw:name="f0" draw:formula="0"/><draw:equation draw:name="f1" draw:formula="196623"/><draw:equation draw:name="f2" draw:formula="371079"/><draw:equation draw:name="f3" draw:formula="16424"/><draw:equation draw:name="f4" draw:formula="109217"/><draw:equation draw:name="f5" draw:formula="54976"/><draw:equation draw:name="f6" draw:formula="51886"/><draw:equation draw:name="f7" draw:formula="85090"/><draw:equation draw:name="f8" draw:formula="5722"/><draw:equation draw:name="f9" draw:formula="122199"/><draw:equation draw:name="f10" draw:formula="12326"/><draw:equation draw:name="f11" draw:formula="161569"/><draw:equation draw:name="f12" draw:formula="17990"/><draw:equation draw:name="f13" draw:formula="195262"/><draw:equation draw:name="f14" draw:formula="53118"/><draw:equation draw:name="f15" draw:formula="224028"/><draw:equation draw:name="f16" draw:formula="98216"/><draw:equation draw:name="f17" draw:formula="252806"/><draw:equation draw:name="f18" draw:formula="65856"/><draw:equation draw:name="f19" draw:formula="228371"/><draw:equation draw:name="f20" draw:formula="43644"/><draw:equation draw:name="f21" draw:formula="201130"/><draw:equation draw:name="f22" draw:formula="41980"/><draw:equation draw:name="f23" draw:formula="167716"/><draw:equation draw:name="f24" draw:formula="41352"/><draw:equation draw:name="f25" draw:formula="124644"/><draw:equation draw:name="f26" draw:formula="85281"/><draw:equation draw:name="f27" draw:formula="91941"/><draw:equation draw:name="f28" draw:formula="136775"/><draw:equation draw:name="f29" draw:formula="68373"/><draw:equation draw:name="f30" draw:formula="46468"/><draw:equation draw:name="f31" draw:formula="63459"/><draw:equation draw:name="f32" draw:formula="147662"/><draw:equation draw:name="f33" draw:formula="82315"/><draw:equation draw:name="f34" draw:formula="105391"/><draw:equation draw:name="f35" draw:formula="103244"/><draw:equation draw:name="f36" draw:formula="73654"/><draw:equation draw:name="f37" draw:formula="132080"/><draw:equation draw:name="f38" draw:formula="79255"/><draw:equation draw:name="f39" draw:formula="174460"/><draw:equation draw:name="f40" draw:formula="85494"/><draw:equation draw:name="f41" draw:formula="221704"/><draw:equation draw:name="f42" draw:formula="133602"/><draw:equation draw:name="f43" draw:formula="253212"/><draw:equation draw:name="f44" draw:formula="191977"/><draw:equation draw:name="f45" draw:formula="283133"/><draw:equation draw:name="f46" draw:formula="285425"/><draw:equation draw:name="f47" draw:formula="183912"/><draw:equation draw:name="f48" draw:formula="357910"/><draw:equation draw:name="f49" draw:formula="136654"/><draw:equation draw:name="f50" draw:formula="314404"/><draw:equation draw:name="f51" draw:formula="68032"/><draw:equation draw:name="f52" draw:formula="279405"/><draw:equation draw:name="f53" draw:formula="10382"/><draw:equation draw:name="f54" draw:formula="248431"/><draw:equation draw:name="f55" draw:formula="242677"/><draw:equation draw:name="f56" draw:formula="219083"/><draw:equation draw:name="f57" draw:formula="16881"/><draw:equation draw:name="f58" draw:formula="229384"/><draw:equation draw:name="f59" draw:formula="33305"/><draw:equation draw:name="f60" draw:formula="238830"/><draw:equation draw:name="f61" draw:formula="51086"/><draw:equation draw:name="f62" draw:formula="248767"/><draw:equation draw:name="f63" draw:formula="69298"/><draw:equation draw:name="f64" draw:formula="259346"/><draw:equation draw:name="f65" draw:formula="46813"/><draw:equation draw:name="f66" draw:formula="245072"/><draw:equation draw:name="f67" draw:formula="27004"/><draw:equation draw:name="f68" draw:formula="231003"/><draw:equation draw:name="f69" draw:formula="12488"/><draw:equation draw:name="f70" draw:formula="216493"/><draw:equation draw:name="f71" draw:formula="200648"/><draw:equation draw:name="f72" draw:formula="126164"/><draw:equation draw:name="f73" draw:formula="14316"/><draw:equation draw:name="f74" draw:formula="107779"/><draw:equation draw:name="f75" draw:formula="20610"/><draw:equation draw:name="f76" draw:formula="101078"/><draw:equation draw:name="f77" draw:formula="27823"/><draw:equation draw:name="f78" draw:formula="94510"/><draw:equation draw:name="f79" draw:formula="35770"/><draw:equation draw:name="f80" draw:formula="88100"/><draw:equation draw:name="f81" draw:formula="43952"/><draw:equation draw:name="f82" draw:formula="81375"/><draw:equation draw:name="f83" draw:formula="50476"/><draw:equation draw:name="f84" draw:formula="72929"/><draw:equation draw:name="f85" draw:formula="42817"/><draw:equation draw:name="f86" draw:formula="73530"/><draw:equation draw:name="f87" draw:formula="40264"/><draw:equation draw:name="f88" draw:formula="73730"/><draw:equation draw:name="f89" draw:formula="36135"/><draw:equation draw:name="f90" draw:formula="74936"/><draw:equation draw:name="f91" draw:formula="29966"/><draw:equation draw:name="f92" draw:formula="77546"/><draw:equation draw:name="f93" draw:formula="30715"/><draw:equation draw:name="f94" draw:formula="77076"/><draw:equation draw:name="f95" draw:formula="92465"/><draw:equation draw:name="f96" draw:formula="76773"/><draw:equation draw:name="f97" draw:formula="11004"/><draw:equation draw:name="f98" draw:formula="71154"/><draw:equation draw:name="f99" draw:formula="49423"/><draw:equation draw:name="f100" draw:formula="52902"/><draw:equation draw:name="f101" draw:formula="93471"/><draw:equation draw:name="f102" draw:formula="35582"/><draw:equation draw:name="f103" draw:formula="135190"/><draw:equation draw:name="f104" draw:formula="20724"/><draw:equation draw:name="f105" draw:formula="?f2 - ?f0"/><draw:equation draw:name="f106" draw:formula="?f1 - ?f0"/><draw:equation draw:name="f107" draw:formula="?f106 / 196623"/><draw:equation draw:name="f108" draw:formula="?f105 / 371079"/><draw:equation draw:name="f109" draw:formula="0 / ?f107"/><draw:equation draw:name="f110" draw:formula="196623 / ?f107"/><draw:equation draw:name="f111" draw:formula="0 / ?f108"/><draw:equation draw:name="f112" draw:formula="371079 / ?f108"/></draw:enhanced-geometry></draw:custom-shape><draw:custom-shape svg:x="0.86546in" svg:y="0.32698in" svg:width="0.25448in" svg:height="0.47069in" draw:id="id8" draw:style-name="a8" draw:name="Shape 20"><svg:title/><svg:desc/><draw:enhanced-geometry draw:type="non-primitive" svg:viewBox="0 0 232695 430402" draw:enhanced-path="M ?f0 ?f0 L ?f3 ?f4 C ?f5 ?f6 ?f7 ?f8 ?f9 ?f10 ?f1 ?f11 ?f12 ?f13 ?f14 ?f15 L ?f0 ?f2 ?f0 ?f16 ?f17 ?f18 C ?f19 ?f20 ?f21 ?f22 ?f23 ?f24 ?f25 ?f26 ?f27 ?f28 ?f29 ?f30 ?f31 ?f32 ?f33 ?f34 ?f35 ?f36 ?f37 ?f38 ?f39 ?f40 ?f41 ?f42 L ?f43 ?f44 C ?f45 ?f46 ?f47 ?f48 ?f49 ?f50 ?f51 ?f52 ?f53 ?f54 ?f55 ?f56 L ?f0 ?f57 ?f0 ?f58 ?f59 ?f60 C ?f61 ?f62 ?f63 ?f64 ?f65 ?f66 ?f67 ?f68 ?f69 ?f70 ?f71 ?f72 L ?f73 ?f74 C ?f75 ?f76 ?f77 ?f78 ?f79 ?f80 ?f81 ?f82 ?f83 ?f84 ?f85 ?f86 ?f87 ?f88 ?f89 ?f90 ?f91 ?f92 ?f93 ?f94 ?f95 ?f96 ?f97 ?f98 ?f99 ?f100 ?f101 ?f102 ?f103 ?f104 L ?f0 ?f105 ?f0 ?f106 ?f107 ?f108 C ?f109 ?f110 ?f111 ?f112 ?f113 ?f114 ?f115 ?f116 ?f117 ?f118 ?f119 ?f120 L ?f0 ?f121 ?f0 ?f0 Z N" draw:text-areas="?f126 ?f128 ?f127 ?f129"><draw:equation draw:name="f0" draw:formula="0"/><draw:equation draw:name="f1" draw:formula="232695"/><draw:equation draw:name="f2" draw:formula="430402"/><draw:equation draw:name="f3" draw:formula="55982"/><draw:equation draw:name="f4" draw:formula="27625"/><draw:equation draw:name="f5" draw:formula="138261"/><draw:equation draw:name="f6" draw:formula="68206"/><draw:equation draw:name="f7" draw:formula="220065"/><draw:equation draw:name="f8" draw:formula="114351"/><draw:equation draw:name="f9" draw:formula="226485"/><draw:equation draw:name="f10" draw:formula="199600"/><draw:equation draw:name="f11" draw:formula="282029"/><draw:equation draw:name="f12" draw:formula="147983"/><draw:equation draw:name="f13" draw:formula="353724"/><draw:equation draw:name="f14" draw:formula="41601"/><draw:equation draw:name="f15" draw:formula="410458"/><draw:equation draw:name="f16" draw:formula="412880"/><draw:equation draw:name="f17" draw:formula="22950"/><draw:equation draw:name="f18" draw:formula="401776"/><draw:equation draw:name="f19" draw:formula="126189"/><draw:equation draw:name="f20" draw:formula="346963"/><draw:equation draw:name="f21" draw:formula="207376"/><draw:equation draw:name="f22" draw:formula="276337"/><draw:equation draw:name="f23" draw:formula="199256"/><draw:equation draw:name="f24" draw:formula="190088"/><draw:equation draw:name="f25" draw:formula="193376"/><draw:equation draw:name="f26" draw:formula="139427"/><draw:equation draw:name="f27" draw:formula="148621"/><draw:equation draw:name="f28" draw:formula="102229"/><draw:equation draw:name="f29" draw:formula="93389"/><draw:equation draw:name="f30" draw:formula="69336"/><draw:equation draw:name="f31" draw:formula="89083"/><draw:equation draw:name="f32" draw:formula="66961"/><draw:equation draw:name="f33" draw:formula="85471"/><draw:equation draw:name="f34" draw:formula="65487"/><draw:equation draw:name="f35" draw:formula="82664"/><draw:equation draw:name="f36" draw:formula="64784"/><draw:equation draw:name="f37" draw:formula="74243"/><draw:equation draw:name="f38" draw:formula="62675"/><draw:equation draw:name="f39" draw:formula="73072"/><draw:equation draw:name="f40" draw:formula="67504"/><draw:equation draw:name="f41" draw:formula="82187"/><draw:equation draw:name="f42" draw:formula="75762"/><draw:equation draw:name="f43" draw:formula="82149"/><draw:equation draw:name="f44" draw:formula="75775"/><draw:equation draw:name="f45" draw:formula="119805"/><draw:equation draw:name="f46" draw:formula="107754"/><draw:equation draw:name="f47" draw:formula="147160"/><draw:equation draw:name="f48" draw:formula="144406"/><draw:equation draw:name="f49" draw:formula="149993"/><draw:equation draw:name="f50" draw:formula="189364"/><draw:equation draw:name="f51" draw:formula="154069"/><draw:equation draw:name="f52" draw:formula="254216"/><draw:equation draw:name="f53" draw:formula="111385"/><draw:equation draw:name="f54" draw:formula="310385"/><draw:equation draw:name="f55" draw:formula="46853"/><draw:equation draw:name="f56" draw:formula="357982"/><draw:equation draw:name="f57" draw:formula="388636"/><draw:equation draw:name="f58" draw:formula="362425"/><draw:equation draw:name="f59" draw:formula="11475"/><draw:equation draw:name="f60" draw:formula="354935"/><draw:equation draw:name="f61" draw:formula="76566"/><draw:equation draw:name="f62" draw:formula="308285"/><draw:equation draw:name="f63" draw:formula="120487"/><draw:equation draw:name="f64" draw:formula="253519"/><draw:equation draw:name="f65" draw:formula="116312"/><draw:equation draw:name="f66" draw:formula="191332"/><draw:equation draw:name="f67" draw:formula="111550"/><draw:equation draw:name="f68" draw:formula="150946"/><draw:equation draw:name="f69" draw:formula="88283"/><draw:equation draw:name="f70" draw:formula="117253"/><draw:equation draw:name="f71" draw:formula="56444"/><draw:equation draw:name="f72" draw:formula="87789"/><draw:equation draw:name="f73" draw:formula="56393"/><draw:equation draw:name="f74" draw:formula="87802"/><draw:equation draw:name="f75" draw:formula="56267"/><draw:equation draw:name="f76" draw:formula="87662"/><draw:equation draw:name="f77" draw:formula="56127"/><draw:equation draw:name="f78" draw:formula="87523"/><draw:equation draw:name="f79" draw:formula="56000"/><draw:equation draw:name="f80" draw:formula="87370"/><draw:equation draw:name="f81" draw:formula="54133"/><draw:equation draw:name="f82" draw:formula="85656"/><draw:equation draw:name="f83" draw:formula="52228"/><draw:equation draw:name="f84" draw:formula="83941"/><draw:equation draw:name="f85" draw:formula="50310"/><draw:equation draw:name="f86" draw:formula="82252"/><draw:equation draw:name="f87" draw:formula="37445"/><draw:equation draw:name="f88" draw:formula="72460"/><draw:equation draw:name="f89" draw:formula="22891"/><draw:equation draw:name="f90" draw:formula="71787"/><draw:equation draw:name="f91" draw:formula="35489"/><draw:equation draw:name="f92" draw:formula="89186"/><draw:equation draw:name="f93" draw:formula="58286"/><draw:equation draw:name="f94" draw:formula="117622"/><draw:equation draw:name="f95" draw:formula="73488"/><draw:equation draw:name="f96" draw:formula="149626"/><draw:equation draw:name="f97" draw:formula="75659"/><draw:equation draw:name="f98" draw:formula="186100"/><draw:equation draw:name="f99" draw:formula="78745"/><draw:equation draw:name="f100" draw:formula="232369"/><draw:equation draw:name="f101" draw:formula="51684"/><draw:equation draw:name="f102" draw:formula="275118"/><draw:equation draw:name="f103" draw:formula="8825"/><draw:equation draw:name="f104" draw:formula="313296"/><draw:equation draw:name="f105" draw:formula="320319"/><draw:equation draw:name="f106" draw:formula="278303"/><draw:equation draw:name="f107" draw:formula="14170"/><draw:equation draw:name="f108" draw:formula="262223"/><draw:equation draw:name="f109" draw:formula="35733"/><draw:equation draw:name="f110" draw:formula="233614"/><draw:equation draw:name="f111" draw:formula="47276"/><draw:equation draw:name="f112" draw:formula="203389"/><draw:equation draw:name="f113" draw:formula="43744"/><draw:equation draw:name="f114" draw:formula="172168"/><draw:equation draw:name="f115" draw:formula="41542"/><draw:equation draw:name="f116" draw:formula="143748"/><draw:equation draw:name="f117" draw:formula="28609"/><draw:equation draw:name="f118" draw:formula="118201"/><draw:equation draw:name="f119" draw:formula="8990"/><draw:equation draw:name="f120" draw:formula="94968"/><draw:equation draw:name="f121" draw:formula="85654"/><draw:equation draw:name="f122" draw:formula="?f2 - ?f0"/><draw:equation draw:name="f123" draw:formula="?f1 - ?f0"/><draw:equation draw:name="f124" draw:formula="?f123 / 232695"/><draw:equation draw:name="f125" draw:formula="?f122 / 430402"/><draw:equation draw:name="f126" draw:formula="0 / ?f124"/><draw:equation draw:name="f127" draw:formula="232695 / ?f124"/><draw:equation draw:name="f128" draw:formula="0 / ?f125"/><draw:equation draw:name="f129" draw:formula="430402 / ?f125"/></draw:enhanced-geometry></draw:custom-shape><draw:custom-shape svg:x="0.86546in" svg:y="0.03851in" svg:width="0.10252in" svg:height="0.04572in" draw:id="id9" draw:style-name="a9" draw:name="Shape 21"><svg:title/><svg:desc/><draw:enhanced-geometry draw:type="non-primitive" svg:viewBox="0 0 93744 41806" draw:enhanced-path="M ?f3 ?f4 C ?f5 ?f0 ?f1 ?f6 ?f7 ?f8 ?f9 ?f10 ?f11 ?f12 ?f13 ?f14 L ?f0 ?f2 ?f0 ?f15 ?f16 ?f17 C ?f18 ?f19 ?f20 ?f21 ?f3 ?f4 Z N" draw:text-areas="?f26 ?f28 ?f27 ?f29"><draw:equation draw:name="f0" draw:formula="0"/><draw:equation draw:name="f1" draw:formula="93744"/><draw:equation draw:name="f2" draw:formula="41806"/><draw:equation draw:name="f3" draw:formula="80333"/><draw:equation draw:name="f4" draw:formula="2184"/><draw:equation draw:name="f5" draw:formula="93528"/><draw:equation draw:name="f6" draw:formula="13830"/><draw:equation draw:name="f7" draw:formula="82644"/><draw:equation draw:name="f8" draw:formula="15951"/><draw:equation draw:name="f9" draw:formula="64379"/><draw:equation draw:name="f10" draw:formula="21330"/><draw:equation draw:name="f11" draw:formula="42045"/><draw:equation draw:name="f12" draw:formula="27275"/><draw:equation draw:name="f13" draw:formula="18994"/><draw:equation draw:name="f14" draw:formula="34492"/><draw:equation draw:name="f15" draw:formula="24815"/><draw:equation draw:name="f16" draw:formula="18442"/><draw:equation draw:name="f17" draw:formula="18065"/><draw:equation draw:name="f18" draw:formula="43347"/><draw:equation draw:name="f19" draw:formula="10693"/><draw:equation draw:name="f20" draw:formula="65518"/><draw:equation draw:name="f21" draw:formula="5452"/><draw:equation draw:name="f22" draw:formula="?f2 - ?f0"/><draw:equation draw:name="f23" draw:formula="?f1 - ?f0"/><draw:equation draw:name="f24" draw:formula="?f23 / 93744"/><draw:equation draw:name="f25" draw:formula="?f22 / 41806"/><draw:equation draw:name="f26" draw:formula="0 / ?f24"/><draw:equation draw:name="f27" draw:formula="93744 / ?f24"/><draw:equation draw:name="f28" draw:formula="0 / ?f25"/><draw:equation draw:name="f29" draw:formula="41806 / ?f25"/></draw:enhanced-geometry></draw:custom-shape><draw:custom-shape svg:x="0.86546in" svg:y="-0.01394in" svg:width="0.1094in" svg:height="0.04674in" draw:id="id10" draw:style-name="a10" draw:name="Shape 22"><svg:title/><svg:desc/><draw:enhanced-geometry draw:type="non-primitive" svg:viewBox="0 0 100031 42739" draw:enhanced-path="M ?f3 ?f4 C ?f5 ?f0 ?f6 ?f7 ?f8 ?f9 ?f1 ?f10 ?f11 ?f12 ?f13 ?f14 L ?f15 ?f16 C ?f17 ?f18 ?f19 ?f20 ?f21 ?f22 ?f23 ?f24 ?f25 ?f26 ?f27 ?f28 L ?f0 ?f2 ?f0 ?f29 ?f30 ?f31 C ?f32 ?f33 ?f34 ?f35 ?f3 ?f4 Z N" draw:text-areas="?f40 ?f42 ?f41 ?f43"><draw:equation draw:name="f0" draw:formula="0"/><draw:equation draw:name="f1" draw:formula="100031"/><draw:equation draw:name="f2" draw:formula="42739"/><draw:equation draw:name="f3" draw:formula="88334"/><draw:equation draw:name="f4" draw:formula="889"/><draw:equation draw:name="f5" draw:formula="93706"/><draw:equation draw:name="f6" draw:formula="96970"/><draw:equation draw:name="f7" draw:formula="1486"/><draw:equation draw:name="f8" draw:formula="98202"/><draw:equation draw:name="f9" draw:formula="3696"/><draw:equation draw:name="f10" draw:formula="6909"/><draw:equation draw:name="f11" draw:formula="97516"/><draw:equation draw:name="f12" draw:formula="11671"/><draw:equation draw:name="f13" draw:formula="90925"/><draw:equation draw:name="f14" draw:formula="12929"/><draw:equation draw:name="f15" draw:formula="87001"/><draw:equation draw:name="f16" draw:formula="13894"/><draw:equation draw:name="f17" draw:formula="83991"/><draw:equation draw:name="f18" draw:formula="14656"/><draw:equation draw:name="f19" draw:formula="80460"/><draw:equation draw:name="f20" draw:formula="15583"/><draw:equation draw:name="f21" draw:formula="76485"/><draw:equation draw:name="f22" draw:formula="16675"/><draw:equation draw:name="f23" draw:formula="57454"/><draw:equation draw:name="f24" draw:formula="22368"/><draw:equation draw:name="f25" draw:formula="30814"/><draw:equation draw:name="f26" draw:formula="30994"/><draw:equation draw:name="f27" draw:formula="1766"/><draw:equation draw:name="f28" draw:formula="41960"/><draw:equation draw:name="f29" draw:formula="26315"/><draw:equation draw:name="f30" draw:formula="2124"/><draw:equation draw:name="f31" draw:formula="25598"/><draw:equation draw:name="f32" draw:formula="41560"/><draw:equation draw:name="f33" draw:formula="13014"/><draw:equation draw:name="f34" draw:formula="73516"/><draw:equation draw:name="f35" draw:formula="4159"/><draw:equation draw:name="f36" draw:formula="?f2 - ?f0"/><draw:equation draw:name="f37" draw:formula="?f1 - ?f0"/><draw:equation draw:name="f38" draw:formula="?f37 / 100031"/><draw:equation draw:name="f39" draw:formula="?f36 / 42739"/><draw:equation draw:name="f40" draw:formula="0 / ?f38"/><draw:equation draw:name="f41" draw:formula="100031 / ?f38"/><draw:equation draw:name="f42" draw:formula="0 / ?f39"/><draw:equation draw:name="f43" draw:formula="42739 / ?f39"/></draw:enhanced-geometry></draw:custom-shape><draw:custom-shape svg:x="0.36319in" svg:y="0.57229in" svg:width="0.50499in" svg:height="0.26354in" draw:id="id11" draw:style-name="a11" draw:name="Shape 23"><svg:title/><svg:desc/><draw:enhanced-geometry draw:type="non-primitive" svg:viewBox="0 0 461759 240982" draw:enhanced-path="M ?f3 ?f4 C ?f5 ?f6 ?f1 ?f7 ?f8 ?f9 ?f10 ?f11 ?f12 ?f13 ?f14 ?f15 ?f16 ?f2 ?f17 ?f18 ?f19 ?f20 ?f21 ?f22 ?f0 ?f23 ?f24 ?f25 ?f26 ?f27 ?f28 ?f29 ?f30 ?f31 ?f32 ?f33 ?f34 ?f0 ?f3 ?f4 Z N" draw:text-areas="?f39 ?f41 ?f40 ?f42"><draw:equation draw:name="f0" draw:formula="0"/><draw:equation draw:name="f1" draw:formula="461759"/><draw:equation draw:name="f2" draw:formula="240982"/><draw:equation draw:name="f3" draw:formula="456971"/><draw:equation draw:name="f4" draw:formula="2083"/><draw:equation draw:name="f5" draw:formula="460045"/><draw:equation draw:name="f6" draw:formula="4915"/><draw:equation draw:name="f7" draw:formula="6794"/><draw:equation draw:name="f8" draw:formula="458965"/><draw:equation draw:name="f9" draw:formula="10224"/><draw:equation draw:name="f10" draw:formula="392176"/><draw:equation draw:name="f11" draw:formula="103124"/><draw:equation draw:name="f12" draw:formula="173914"/><draw:equation draw:name="f13" draw:formula="206870"/><draw:equation draw:name="f14" draw:formula="20828"/><draw:equation draw:name="f15" draw:formula="239090"/><draw:equation draw:name="f16" draw:formula="10820"/><draw:equation draw:name="f17" draw:formula="5905"/><draw:equation draw:name="f18" draw:formula="240068"/><draw:equation draw:name="f19" draw:formula="4039"/><draw:equation draw:name="f20" draw:formula="234099"/><draw:equation draw:name="f21" draw:formula="2629"/><draw:equation draw:name="f22" draw:formula="229591"/><draw:equation draw:name="f23" draw:formula="223114"/><draw:equation draw:name="f24" draw:formula="10300"/><draw:equation draw:name="f25" draw:formula="220345"/><draw:equation draw:name="f26" draw:formula="188265"/><draw:equation draw:name="f27" draw:formula="174816"/><draw:equation draw:name="f28" draw:formula="368808"/><draw:equation draw:name="f29" draw:formula="100063"/><draw:equation draw:name="f30" draw:formula="449542"/><draw:equation draw:name="f31" draw:formula="2946"/><draw:equation draw:name="f32" draw:formula="451790"/><draw:equation draw:name="f33" draw:formula="584"/><draw:equation draw:name="f34" draw:formula="454685"/><draw:equation draw:name="f35" draw:formula="?f2 - ?f0"/><draw:equation draw:name="f36" draw:formula="?f1 - ?f0"/><draw:equation draw:name="f37" draw:formula="?f36 / 461759"/><draw:equation draw:name="f38" draw:formula="?f35 / 240982"/><draw:equation draw:name="f39" draw:formula="0 / ?f37"/><draw:equation draw:name="f40" draw:formula="461759 / ?f37"/><draw:equation draw:name="f41" draw:formula="0 / ?f38"/><draw:equation draw:name="f42" draw:formula="240982 / ?f38"/></draw:enhanced-geometry></draw:custom-shape><draw:custom-shape svg:x="0.57085in" svg:y="0.30766in" svg:width="0.30464in" svg:height="0.41343in" draw:id="id12" draw:style-name="a12" draw:name="Shape 24"><svg:title/><svg:desc/><draw:enhanced-geometry draw:type="non-primitive" svg:viewBox="0 0 278562 378041" draw:enhanced-path="M ?f3 ?f4 C ?f5 ?f0 ?f6 ?f7 ?f8 ?f9 ?f10 ?f11 ?f12 ?f13 ?f14 ?f15 ?f1 ?f16 ?f17 ?f18 ?f19 ?f20 ?f21 ?f22 ?f23 ?f2 ?f24 ?f25 ?f26 ?f27 ?f28 ?f29 ?f30 ?f31 ?f0 ?f32 ?f33 ?f34 ?f33 ?f34 ?f35 ?f36 ?f37 ?f38 ?f39 ?f40 ?f41 ?f42 ?f43 ?f44 ?f45 ?f46 ?f47 ?f48 ?f49 ?f50 ?f51 ?f52 ?f53 ?f54 ?f55 ?f56 ?f3 ?f4 Z N" draw:text-areas="?f61 ?f63 ?f62 ?f64"><draw:equation draw:name="f0" draw:formula="0"/><draw:equation draw:name="f1" draw:formula="278562"/><draw:equation draw:name="f2" draw:formula="378041"/><draw:equation draw:name="f3" draw:formula="61735"/><draw:equation draw:name="f4" draw:formula="402"/><draw:equation draw:name="f5" draw:formula="65424"/><draw:equation draw:name="f6" draw:formula="69913"/><draw:equation draw:name="f7" draw:formula="1245"/><draw:equation draw:name="f8" draw:formula="75286"/><draw:equation draw:name="f9" draw:formula="3721"/><draw:equation draw:name="f10" draw:formula="83172"/><draw:equation draw:name="f11" draw:formula="7353"/><draw:equation draw:name="f12" draw:formula="261938"/><draw:equation draw:name="f13" draw:formula="95656"/><draw:equation draw:name="f14" draw:formula="268770"/><draw:equation draw:name="f15" draw:formula="158826"/><draw:equation draw:name="f16" draw:formula="249250"/><draw:equation draw:name="f17" draw:formula="113068"/><draw:equation draw:name="f18" draw:formula="342836"/><draw:equation draw:name="f19" draw:formula="11201"/><draw:equation draw:name="f20" draw:formula="376441"/><draw:equation draw:name="f21" draw:formula="7747"/><draw:equation draw:name="f22" draw:formula="377673"/><draw:equation draw:name="f23" draw:formula="6769"/><draw:equation draw:name="f24" draw:formula="4978"/><draw:equation draw:name="f25" draw:formula="377520"/><draw:equation draw:name="f26" draw:formula="3175"/><draw:equation draw:name="f27" draw:formula="377012"/><draw:equation draw:name="f28" draw:formula="381"/><draw:equation draw:name="f29" draw:formula="371564"/><draw:equation draw:name="f30" draw:formula="190"/><draw:equation draw:name="f31" draw:formula="369659"/><draw:equation draw:name="f32" draw:formula="367767"/><draw:equation draw:name="f33" draw:formula="2299"/><draw:equation draw:name="f34" draw:formula="366674"/><draw:equation draw:name="f35" draw:formula="45352"/><draw:equation draw:name="f36" draw:formula="356045"/><draw:equation draw:name="f37" draw:formula="255854"/><draw:equation draw:name="f38" draw:formula="268592"/><draw:equation draw:name="f39" draw:formula="246875"/><draw:equation draw:name="f40" draw:formula="172669"/><draw:equation draw:name="f41" draw:formula="239014"/><draw:equation draw:name="f42" draw:formula="88735"/><draw:equation draw:name="f43" draw:formula="68237"/><draw:equation draw:name="f44" draw:formula="23876"/><draw:equation draw:name="f45" draw:formula="62078"/><draw:equation draw:name="f46" draw:formula="21247"/><draw:equation draw:name="f47" draw:formula="55918"/><draw:equation draw:name="f48" draw:formula="18618"/><draw:equation draw:name="f49" draw:formula="50838"/><draw:equation draw:name="f50" draw:formula="11036"/><draw:equation draw:name="f51" draw:formula="52984"/><draw:equation draw:name="f52" draw:formula="6960"/><draw:equation draw:name="f53" draw:formula="55156"/><draw:equation draw:name="f54" draw:formula="2851"/><draw:equation draw:name="f55" draw:formula="58045"/><draw:equation draw:name="f56" draw:formula="803"/><draw:equation draw:name="f57" draw:formula="?f2 - ?f0"/><draw:equation draw:name="f58" draw:formula="?f1 - ?f0"/><draw:equation draw:name="f59" draw:formula="?f58 / 278562"/><draw:equation draw:name="f60" draw:formula="?f57 / 378041"/><draw:equation draw:name="f61" draw:formula="0 / ?f59"/><draw:equation draw:name="f62" draw:formula="278562 / ?f59"/><draw:equation draw:name="f63" draw:formula="0 / ?f60"/><draw:equation draw:name="f64" draw:formula="378041 / ?f60"/></draw:enhanced-geometry></draw:custom-shape><draw:custom-shape svg:x="0.40992in" svg:y="1.00153in" svg:width="0.0961in" svg:height="0.16386in" draw:id="id13" draw:style-name="a13" draw:name="Shape 25"><svg:title/><svg:desc/><draw:enhanced-geometry draw:type="non-primitive" svg:viewBox="0 0 87871 149835" draw:enhanced-path="M ?f3 ?f0 C ?f4 ?f0 ?f5 ?f6 ?f7 ?f8 ?f9 ?f10 ?f11 ?f12 ?f11 ?f13 ?f11 ?f14 ?f15 ?f16 ?f17 ?f18 L ?f19 ?f20 C ?f21 ?f22 ?f23 ?f24 ?f25 ?f24 ?f26 ?f24 ?f27 ?f28 ?f29 ?f22 ?f30 ?f31 ?f32 ?f33 ?f34 ?f33 ?f35 ?f33 ?f36 ?f37 ?f36 ?f38 ?f36 ?f39 ?f40 ?f41 ?f42 ?f43 L ?f44 ?f45 C ?f46 ?f7 ?f1 ?f47 ?f1 ?f48 ?f1 ?f49 ?f50 ?f2 ?f51 ?f2 ?f52 ?f2 ?f53 ?f54 ?f55 ?f56 ?f57 ?f58 ?f59 ?f60 ?f57 ?f61 L ?f55 ?f62 C ?f63 ?f64 ?f65 ?f66 ?f67 ?f68 ?f31 ?f69 ?f70 ?f71 ?f51 ?f71 ?f72 ?f71 ?f73 ?f64 ?f73 ?f74 ?f73 ?f75 ?f76 ?f77 ?f78 ?f79 L ?f80 ?f81 C ?f82 ?f83 ?f0 ?f84 ?f0 ?f85 ?f0 ?f86 ?f87 ?f0 ?f3 ?f0 Z N" draw:text-areas="?f92 ?f94 ?f93 ?f95"><draw:equation draw:name="f0" draw:formula="0"/><draw:equation draw:name="f1" draw:formula="87871"/><draw:equation draw:name="f2" draw:formula="149835"/><draw:equation draw:name="f3" draw:formula="44679"/><draw:equation draw:name="f4" draw:formula="57112"/><draw:equation draw:name="f5" draw:formula="67221"/><draw:equation draw:name="f6" draw:formula="1689"/><draw:equation draw:name="f7" draw:formula="78181"/><draw:equation draw:name="f8" draw:formula="6325"/><draw:equation draw:name="f9" draw:formula="80289"/><draw:equation draw:name="f10" draw:formula="7163"/><draw:equation draw:name="f11" draw:formula="81559"/><draw:equation draw:name="f12" draw:formula="8217"/><draw:equation draw:name="f13" draw:formula="9906"/><draw:equation draw:name="f14" draw:formula="10541"/><draw:equation draw:name="f15" draw:formula="81343"/><draw:equation draw:name="f16" draw:formula="11176"/><draw:equation draw:name="f17" draw:formula="81128"/><draw:equation draw:name="f18" draw:formula="11798"/><draw:equation draw:name="f19" draw:formula="77978"/><draw:equation draw:name="f20" draw:formula="20447"/><draw:equation draw:name="f21" draw:formula="77343"/><draw:equation draw:name="f22" draw:formula="22123"/><draw:equation draw:name="f23" draw:formula="76289"/><draw:equation draw:name="f24" draw:formula="22758"/><draw:equation draw:name="f25" draw:formula="75019"/><draw:equation draw:name="f26" draw:formula="74181"/><draw:equation draw:name="f27" draw:formula="73343"/><draw:equation draw:name="f28" draw:formula="22543"/><draw:equation draw:name="f29" draw:formula="72492"/><draw:equation draw:name="f30" draw:formula="64071"/><draw:equation draw:name="f31" draw:formula="18542"/><draw:equation draw:name="f32" draw:formula="54165"/><draw:equation draw:name="f33" draw:formula="16015"/><draw:equation draw:name="f34" draw:formula="45733"/><draw:equation draw:name="f35" draw:formula="33934"/><draw:equation draw:name="f36" draw:formula="20231"/><draw:equation draw:name="f37" draw:formula="21501"/><draw:equation draw:name="f38" draw:formula="35611"/><draw:equation draw:name="f39" draw:formula="46571"/><draw:equation draw:name="f40" draw:formula="27826"/><draw:equation draw:name="f41" draw:formula="52680"/><draw:equation draw:name="f42" draw:formula="36665"/><draw:equation draw:name="f43" draw:formula="57315"/><draw:equation draw:name="f44" draw:formula="59220"/><draw:equation draw:name="f45" draw:formula="69329"/><draw:equation draw:name="f46" draw:formula="75654"/><draw:equation draw:name="f47" draw:formula="88722"/><draw:equation draw:name="f48" draw:formula="108318"/><draw:equation draw:name="f49" draw:formula="135915"/><draw:equation draw:name="f50" draw:formula="64910"/><draw:equation draw:name="f51" draw:formula="38989"/><draw:equation draw:name="f52" draw:formula="27610"/><draw:equation draw:name="f53" draw:formula="15176"/><draw:equation draw:name="f54" draw:formula="147726"/><draw:equation draw:name="f55" draw:formula="3581"/><draw:equation draw:name="f56" draw:formula="143929"/><draw:equation draw:name="f57" draw:formula="851"/><draw:equation draw:name="f58" draw:formula="143078"/><draw:equation draw:name="f59" draw:formula="216"/><draw:equation draw:name="f60" draw:formula="140983"/><draw:equation draw:name="f61" draw:formula="138659"/><draw:equation draw:name="f62" draw:formula="129172"/><draw:equation draw:name="f63" draw:formula="4432"/><draw:equation draw:name="f64" draw:formula="126441"/><draw:equation draw:name="f65" draw:formula="6540"/><draw:equation draw:name="f66" draw:formula="126022"/><draw:equation draw:name="f67" draw:formula="9068"/><draw:equation draw:name="f68" draw:formula="127064"/><draw:equation draw:name="f69" draw:formula="130658"/><draw:equation draw:name="f70" draw:formula="29083"/><draw:equation draw:name="f71" draw:formula="133185"/><draw:equation draw:name="f72" draw:formula="53314"/><draw:equation draw:name="f73" draw:formula="68491"/><draw:equation draw:name="f74" draw:formula="109792"/><draw:equation draw:name="f75" draw:formula="97993"/><draw:equation draw:name="f76" draw:formula="60274"/><draw:equation draw:name="f77" draw:formula="91250"/><draw:equation draw:name="f78" draw:formula="49949"/><draw:equation draw:name="f79" draw:formula="85763"/><draw:equation draw:name="f80" draw:formula="23190"/><draw:equation draw:name="f81" draw:formula="71438"/><draw:equation draw:name="f82" draw:formula="9271"/><draw:equation draw:name="f83" draw:formula="63856"/><draw:equation draw:name="f84" draw:formula="52476"/><draw:equation draw:name="f85" draw:formula="37300"/><draw:equation draw:name="f86" draw:formula="13068"/><draw:equation draw:name="f87" draw:formula="22555"/><draw:equation draw:name="f88" draw:formula="?f2 - ?f0"/><draw:equation draw:name="f89" draw:formula="?f1 - ?f0"/><draw:equation draw:name="f90" draw:formula="?f89 / 87871"/><draw:equation draw:name="f91" draw:formula="?f88 / 149835"/><draw:equation draw:name="f92" draw:formula="0 / ?f90"/><draw:equation draw:name="f93" draw:formula="87871 / ?f90"/><draw:equation draw:name="f94" draw:formula="0 / ?f91"/><draw:equation draw:name="f95" draw:formula="149835 / ?f91"/></draw:enhanced-geometry></draw:custom-shape><draw:custom-shape svg:x="0.51385in" svg:y="1.00429in" svg:width="0.12007in" svg:height="0.15879in" draw:id="id14" draw:style-name="a14" draw:name="Shape 26"><svg:title/><svg:desc/><draw:enhanced-geometry draw:type="non-primitive" svg:viewBox="0 0 109792 145199" draw:enhanced-path="M ?f3 ?f0 L ?f4 ?f0 C ?f5 ?f0 ?f1 ?f6 ?f7 ?f8 L ?f9 ?f10 C ?f11 ?f12 ?f13 ?f14 ?f15 ?f14 L ?f16 ?f14 ?f16 ?f17 C ?f16 ?f18 ?f19 ?f2 ?f20 ?f2 L ?f21 ?f2 C ?f22 ?f2 ?f23 ?f18 ?f23 ?f17 L ?f23 ?f14 ?f8 ?f14 C ?f24 ?f14 ?f0 ?f25 ?f0 ?f10 L ?f0 ?f3 C ?f0 ?f26 ?f24 ?f0 ?f3 ?f0 Z N" draw:text-areas="?f31 ?f33 ?f32 ?f34"><draw:equation draw:name="f0" draw:formula="0"/><draw:equation draw:name="f1" draw:formula="109792"/><draw:equation draw:name="f2" draw:formula="145199"/><draw:equation draw:name="f3" draw:formula="3162"/><draw:equation draw:name="f4" draw:formula="106210"/><draw:equation draw:name="f5" draw:formula="108941"/><draw:equation draw:name="f6" draw:formula="1270"/><draw:equation draw:name="f7" draw:formula="109576"/><draw:equation draw:name="f8" draw:formula="3378"/><draw:equation draw:name="f9" draw:formula="108318"/><draw:equation draw:name="f10" draw:formula="12014"/><draw:equation draw:name="f11" draw:formula="107899"/><draw:equation draw:name="f12" draw:formula="14961"/><draw:equation draw:name="f13" draw:formula="105994"/><draw:equation draw:name="f14" draw:formula="15392"/><draw:equation draw:name="f15" draw:formula="103048"/><draw:equation draw:name="f16" draw:formula="63640"/><draw:equation draw:name="f17" draw:formula="140983"/><draw:equation draw:name="f18" draw:formula="143929"/><draw:equation draw:name="f19" draw:formula="62586"/><draw:equation draw:name="f20" draw:formula="59842"/><draw:equation draw:name="f21" draw:formula="47841"/><draw:equation draw:name="f22" draw:formula="45098"/><draw:equation draw:name="f23" draw:formula="44044"/><draw:equation draw:name="f24" draw:formula="838"/><draw:equation draw:name="f25" draw:formula="14541"/><draw:equation draw:name="f26" draw:formula="635"/><draw:equation draw:name="f27" draw:formula="?f2 - ?f0"/><draw:equation draw:name="f28" draw:formula="?f1 - ?f0"/><draw:equation draw:name="f29" draw:formula="?f28 / 109792"/><draw:equation draw:name="f30" draw:formula="?f27 / 145199"/><draw:equation draw:name="f31" draw:formula="0 / ?f29"/><draw:equation draw:name="f32" draw:formula="109792 / ?f29"/><draw:equation draw:name="f33" draw:formula="0 / ?f30"/><draw:equation draw:name="f34" draw:formula="145199 / ?f30"/></draw:enhanced-geometry></draw:custom-shape><draw:custom-shape svg:x="0.64866in" svg:y="1.0043in" svg:width="0.04782in" svg:height="0.15878in" draw:id="id15" draw:style-name="a15" draw:name="Shape 27"><svg:title/><svg:desc/><draw:enhanced-geometry draw:type="non-primitive" svg:viewBox="0 0 43726 145186" draw:enhanced-path="M ?f3 ?f0 L ?f4 ?f0 ?f1 ?f5 ?f1 ?f6 ?f7 ?f8 ?f9 ?f8 ?f9 ?f10 ?f11 ?f10 ?f1 ?f12 ?f1 ?f13 ?f14 ?f15 ?f9 ?f15 ?f9 ?f16 C ?f9 ?f17 ?f18 ?f2 ?f19 ?f2 L ?f20 ?f2 C ?f21 ?f2 ?f0 ?f22 ?f0 ?f16 L ?f0 ?f23 C ?f0 ?f24 ?f25 ?f0 ?f3 ?f0 Z N" draw:text-areas="?f30 ?f32 ?f31 ?f33"><draw:equation draw:name="f0" draw:formula="0"/><draw:equation draw:name="f1" draw:formula="43726"/><draw:equation draw:name="f2" draw:formula="145186"/><draw:equation draw:name="f3" draw:formula="4216"/><draw:equation draw:name="f4" draw:formula="34557"/><draw:equation draw:name="f5" draw:formula="1175"/><draw:equation draw:name="f6" draw:formula="17530"/><draw:equation draw:name="f7" draw:formula="33083"/><draw:equation draw:name="f8" draw:formula="14961"/><draw:equation draw:name="f9" draw:formula="19596"/><draw:equation draw:name="f10" draw:formula="71438"/><draw:equation draw:name="f11" draw:formula="35827"/><draw:equation draw:name="f12" draw:formula="68928"/><draw:equation draw:name="f13" draw:formula="92993"/><draw:equation draw:name="f14" draw:formula="39827"/><draw:equation draw:name="f15" draw:formula="86182"/><draw:equation draw:name="f16" draw:formula="140767"/><draw:equation draw:name="f17" draw:formula="143510"/><draw:equation draw:name="f18" draw:formula="18339"/><draw:equation draw:name="f19" draw:formula="15596"/><draw:equation draw:name="f20" draw:formula="4001"/><draw:equation draw:name="f21" draw:formula="1257"/><draw:equation draw:name="f22" draw:formula="143713"/><draw:equation draw:name="f23" draw:formula="4635"/><draw:equation draw:name="f24" draw:formula="1270"/><draw:equation draw:name="f25" draw:formula="1054"/><draw:equation draw:name="f26" draw:formula="?f2 - ?f0"/><draw:equation draw:name="f27" draw:formula="?f1 - ?f0"/><draw:equation draw:name="f28" draw:formula="?f27 / 43726"/><draw:equation draw:name="f29" draw:formula="?f26 / 145186"/><draw:equation draw:name="f30" draw:formula="0 / ?f28"/><draw:equation draw:name="f31" draw:formula="43726 / ?f28"/><draw:equation draw:name="f32" draw:formula="0 / ?f29"/><draw:equation draw:name="f33" draw:formula="145186 / ?f29"/></draw:enhanced-geometry></draw:custom-shape><draw:custom-shape svg:x="0.69648in" svg:y="1.00558in" svg:width="0.05496in" svg:height="0.15749in" draw:id="id16" draw:style-name="a16" draw:name="Shape 28"><svg:title/><svg:desc/><draw:enhanced-geometry draw:type="non-primitive" svg:viewBox="0 0 50254 144011" draw:enhanced-path="M ?f0 ?f0 L ?f3 ?f4 C ?f5 ?f6 ?f7 ?f8 ?f9 ?f10 ?f11 ?f12 ?f13 ?f14 ?f13 ?f15 ?f13 ?f16 ?f17 ?f18 ?f19 ?f20 L ?f21 ?f22 ?f23 ?f24 C ?f1 ?f25 ?f26 ?f2 ?f27 ?f2 L ?f28 ?f2 C ?f17 ?f2 ?f29 ?f30 ?f31 ?f32 L ?f0 ?f33 ?f0 ?f34 ?f35 ?f36 C ?f37 ?f38 ?f39 ?f40 ?f39 ?f41 ?f39 ?f42 ?f43 ?f44 ?f45 ?f46 L ?f0 ?f47 ?f0 ?f0 Z N" draw:text-areas="?f52 ?f54 ?f53 ?f55"><draw:equation draw:name="f0" draw:formula="0"/><draw:equation draw:name="f1" draw:formula="50254"/><draw:equation draw:name="f2" draw:formula="144011"/><draw:equation draw:name="f3" draw:formula="16701"/><draw:equation draw:name="f4" draw:formula="2141"/><draw:equation draw:name="f5" draw:formula="24286"/><draw:equation draw:name="f6" draw:formula="4511"/><draw:equation draw:name="f7" draw:formula="30658"/><draw:equation draw:name="f8" draw:formula="8305"/><draw:equation draw:name="f9" draw:formula="35293"/><draw:equation draw:name="f10" draw:formula="14001"/><draw:equation draw:name="f11" draw:formula="40983"/><draw:equation draw:name="f12" draw:formula="20948"/><draw:equation draw:name="f13" draw:formula="43942"/><draw:equation draw:name="f14" draw:formula="30219"/><draw:equation draw:name="f15" draw:formula="41395"/><draw:equation draw:name="f16" draw:formula="61613"/><draw:equation draw:name="f17" draw:formula="31077"/><draw:equation draw:name="f18" draw:formula="75952"/><draw:equation draw:name="f19" draw:formula="14440"/><draw:equation draw:name="f20" draw:formula="81641"/><draw:equation draw:name="f21" draw:formula="14643"/><draw:equation draw:name="f22" draw:formula="82060"/><draw:equation draw:name="f23" draw:formula="48997"/><draw:equation draw:name="f24" draw:formula="139591"/><draw:equation draw:name="f25" draw:formula="141484"/><draw:equation draw:name="f26" draw:formula="49835"/><draw:equation draw:name="f27" draw:formula="46888"/><draw:equation draw:name="f28" draw:formula="34239"/><draw:equation draw:name="f29" draw:formula="29185"/><draw:equation draw:name="f30" draw:formula="142957"/><draw:equation draw:name="f31" draw:formula="27711"/><draw:equation draw:name="f32" draw:formula="140226"/><draw:equation draw:name="f33" draw:formula="91818"/><draw:equation draw:name="f34" draw:formula="67752"/><draw:equation draw:name="f35" draw:formula="15069"/><draw:equation draw:name="f36" draw:formula="62964"/><draw:equation draw:name="f37" draw:formula="20758"/><draw:equation draw:name="f38" draw:formula="58143"/><draw:equation draw:name="f39" draw:formula="24130"/><draw:equation draw:name="f40" draw:formula="50977"/><draw:equation draw:name="f41" draw:formula="41598"/><draw:equation draw:name="f42" draw:formula="31273"/><draw:equation draw:name="f43" draw:formula="20863"/><draw:equation draw:name="f44" draw:formula="24320"/><draw:equation draw:name="f45" draw:formula="14883"/><draw:equation draw:name="f46" draw:formula="19948"/><draw:equation draw:name="f47" draw:formula="16355"/><draw:equation draw:name="f48" draw:formula="?f2 - ?f0"/><draw:equation draw:name="f49" draw:formula="?f1 - ?f0"/><draw:equation draw:name="f50" draw:formula="?f49 / 50254"/><draw:equation draw:name="f51" draw:formula="?f48 / 144011"/><draw:equation draw:name="f52" draw:formula="0 / ?f50"/><draw:equation draw:name="f53" draw:formula="50254 / ?f50"/><draw:equation draw:name="f54" draw:formula="0 / ?f51"/><draw:equation draw:name="f55" draw:formula="144011 / ?f51"/></draw:enhanced-geometry></draw:custom-shape><draw:custom-shape svg:x="0.76133in" svg:y="1.00175in" svg:width="0.06649in" svg:height="0.16364in" draw:id="id17" draw:style-name="a17" draw:name="Shape 29"><svg:title/><svg:desc/><draw:enhanced-geometry draw:type="non-primitive" svg:viewBox="0 0 60801 149632" draw:enhanced-path="M ?f1 ?f0 L ?f1 ?f3 ?f4 ?f5 C ?f6 ?f7 ?f8 ?f9 ?f8 ?f10 ?f8 ?f11 ?f12 ?f13 ?f14 ?f13 L ?f1 ?f15 ?f1 ?f16 ?f17 ?f2 C ?f18 ?f2 ?f0 ?f19 ?f0 ?f20 ?f0 ?f21 ?f22 ?f23 ?f24 ?f25 L ?f1 ?f0 Z N" draw:text-areas="?f30 ?f32 ?f31 ?f33"><draw:equation draw:name="f0" draw:formula="0"/><draw:equation draw:name="f1" draw:formula="60801"/><draw:equation draw:name="f2" draw:formula="149632"/><draw:equation draw:name="f3" draw:formula="16164"/><draw:equation draw:name="f4" draw:formula="44752"/><draw:equation draw:name="f5" draw:formula="20325"/><draw:equation draw:name="f6" draw:formula="29907"/><draw:equation draw:name="f7" draw:formula="28713"/><draw:equation draw:name="f8" draw:formula="20663"/><draw:equation draw:name="f9" draw:formula="48749"/><draw:equation draw:name="f10" draw:formula="74828"/><draw:equation draw:name="f11" draw:formula="111697"/><draw:equation draw:name="f12" draw:formula="35408"/><draw:equation draw:name="f13" draw:formula="133617"/><draw:equation draw:name="f14" draw:formula="60693"/><draw:equation draw:name="f15" draw:formula="133590"/><draw:equation draw:name="f16" draw:formula="149435"/><draw:equation draw:name="f17" draw:formula="59855"/><draw:equation draw:name="f18" draw:formula="22136"/><draw:equation draw:name="f19" draw:formula="121399"/><draw:equation draw:name="f20" draw:formula="75451"/><draw:equation draw:name="f21" draw:formula="41161"/><draw:equation draw:name="f22" draw:formula="14109"/><draw:equation draw:name="f23" draw:formula="15750"/><draw:equation draw:name="f24" draw:formula="36631"/><draw:equation draw:name="f25" draw:formula="5188"/><draw:equation draw:name="f26" draw:formula="?f2 - ?f0"/><draw:equation draw:name="f27" draw:formula="?f1 - ?f0"/><draw:equation draw:name="f28" draw:formula="?f27 / 60801"/><draw:equation draw:name="f29" draw:formula="?f26 / 149632"/><draw:equation draw:name="f30" draw:formula="0 / ?f28"/><draw:equation draw:name="f31" draw:formula="60801 / ?f28"/><draw:equation draw:name="f32" draw:formula="0 / ?f29"/><draw:equation draw:name="f33" draw:formula="149632 / ?f29"/></draw:enhanced-geometry></draw:custom-shape><draw:custom-shape svg:x="0.82782in" svg:y="1.00152in" svg:width="0.06671in" svg:height="0.16365in" draw:id="id18" draw:style-name="a18" draw:name="Shape 30"><svg:title/><svg:desc/><draw:enhanced-geometry draw:type="non-primitive" svg:viewBox="0 0 61004 149638" draw:enhanced-path="M ?f3 ?f0 C ?f4 ?f0 ?f1 ?f5 ?f1 ?f6 ?f1 ?f7 ?f8 ?f9 ?f10 ?f11 L ?f0 ?f2 ?f0 ?f12 ?f13 ?f14 C ?f15 ?f16 ?f17 ?f18 ?f17 ?f19 ?f17 ?f20 ?f21 ?f22 ?f23 ?f22 L ?f0 ?f24 ?f0 ?f25 ?f3 ?f0 Z N" draw:text-areas="?f30 ?f32 ?f31 ?f33"><draw:equation draw:name="f0" draw:formula="0"/><draw:equation draw:name="f1" draw:formula="61004"/><draw:equation draw:name="f2" draw:formula="149638"/><draw:equation draw:name="f3" draw:formula="946"/><draw:equation draw:name="f4" draw:formula="39719"/><draw:equation draw:name="f5" draw:formula="30353"/><draw:equation draw:name="f6" draw:formula="74181"/><draw:equation draw:name="f7" draw:formula="110061"/><draw:equation draw:name="f8" draw:formula="45953"/><draw:equation draw:name="f9" draw:formula="134676"/><draw:equation draw:name="f10" draw:formula="23580"/><draw:equation draw:name="f11" draw:formula="144741"/><draw:equation draw:name="f12" draw:formula="133793"/><draw:equation draw:name="f13" draw:formula="16227"/><draw:equation draw:name="f14" draw:formula="129698"/><draw:equation draw:name="f15" draw:formula="30894"/><draw:equation draw:name="f16" draw:formula="121598"/><draw:equation draw:name="f17" draw:formula="40138"/><draw:equation draw:name="f18" draw:formula="102000"/><draw:equation draw:name="f19" draw:formula="74816"/><draw:equation draw:name="f20" draw:formula="37732"/><draw:equation draw:name="f21" draw:formula="26232"/><draw:equation draw:name="f22" draw:formula="16231"/><draw:equation draw:name="f23" draw:formula="527"/><draw:equation draw:name="f24" draw:formula="16367"/><draw:equation draw:name="f25" draw:formula="203"/><draw:equation draw:name="f26" draw:formula="?f2 - ?f0"/><draw:equation draw:name="f27" draw:formula="?f1 - ?f0"/><draw:equation draw:name="f28" draw:formula="?f27 / 61004"/><draw:equation draw:name="f29" draw:formula="?f26 / 149638"/><draw:equation draw:name="f30" draw:formula="0 / ?f28"/><draw:equation draw:name="f31" draw:formula="61004 / ?f28"/><draw:equation draw:name="f32" draw:formula="0 / ?f29"/><draw:equation draw:name="f33" draw:formula="149638 / ?f29"/></draw:enhanced-geometry></draw:custom-shape><draw:custom-shape svg:x="0.90789in" svg:y="1.00175in" svg:width="0.06649in" svg:height="0.16364in" draw:id="id19" draw:style-name="a19" draw:name="Shape 31"><svg:title/><svg:desc/><draw:enhanced-geometry draw:type="non-primitive" svg:viewBox="0 0 60801 149632" draw:enhanced-path="M ?f1 ?f0 L ?f1 ?f3 ?f4 ?f5 C ?f6 ?f7 ?f8 ?f9 ?f8 ?f10 ?f8 ?f11 ?f12 ?f13 ?f14 ?f13 L ?f1 ?f15 ?f1 ?f16 ?f17 ?f2 C ?f18 ?f2 ?f0 ?f19 ?f0 ?f20 ?f0 ?f21 ?f22 ?f23 ?f24 ?f25 L ?f1 ?f0 Z N" draw:text-areas="?f30 ?f32 ?f31 ?f33"><draw:equation draw:name="f0" draw:formula="0"/><draw:equation draw:name="f1" draw:formula="60801"/><draw:equation draw:name="f2" draw:formula="149632"/><draw:equation draw:name="f3" draw:formula="16164"/><draw:equation draw:name="f4" draw:formula="44752"/><draw:equation draw:name="f5" draw:formula="20325"/><draw:equation draw:name="f6" draw:formula="29907"/><draw:equation draw:name="f7" draw:formula="28713"/><draw:equation draw:name="f8" draw:formula="20663"/><draw:equation draw:name="f9" draw:formula="48749"/><draw:equation draw:name="f10" draw:formula="74828"/><draw:equation draw:name="f11" draw:formula="111697"/><draw:equation draw:name="f12" draw:formula="35408"/><draw:equation draw:name="f13" draw:formula="133617"/><draw:equation draw:name="f14" draw:formula="60693"/><draw:equation draw:name="f15" draw:formula="133590"/><draw:equation draw:name="f16" draw:formula="149435"/><draw:equation draw:name="f17" draw:formula="59855"/><draw:equation draw:name="f18" draw:formula="22136"/><draw:equation draw:name="f19" draw:formula="121399"/><draw:equation draw:name="f20" draw:formula="75451"/><draw:equation draw:name="f21" draw:formula="41161"/><draw:equation draw:name="f22" draw:formula="14109"/><draw:equation draw:name="f23" draw:formula="15750"/><draw:equation draw:name="f24" draw:formula="36631"/><draw:equation draw:name="f25" draw:formula="5188"/><draw:equation draw:name="f26" draw:formula="?f2 - ?f0"/><draw:equation draw:name="f27" draw:formula="?f1 - ?f0"/><draw:equation draw:name="f28" draw:formula="?f27 / 60801"/><draw:equation draw:name="f29" draw:formula="?f26 / 149632"/><draw:equation draw:name="f30" draw:formula="0 / ?f28"/><draw:equation draw:name="f31" draw:formula="60801 / ?f28"/><draw:equation draw:name="f32" draw:formula="0 / ?f29"/><draw:equation draw:name="f33" draw:formula="149632 / ?f29"/></draw:enhanced-geometry></draw:custom-shape><draw:custom-shape svg:x="0.97438in" svg:y="1.00152in" svg:width="0.06671in" svg:height="0.16365in" draw:id="id20" draw:style-name="a20" draw:name="Shape 32"><svg:title/><svg:desc/><draw:enhanced-geometry draw:type="non-primitive" svg:viewBox="0 0 61004 149638" draw:enhanced-path="M ?f3 ?f0 C ?f4 ?f0 ?f1 ?f5 ?f1 ?f6 ?f1 ?f7 ?f8 ?f9 ?f10 ?f11 L ?f0 ?f2 ?f0 ?f12 ?f13 ?f14 C ?f15 ?f16 ?f17 ?f18 ?f17 ?f19 ?f17 ?f20 ?f21 ?f22 ?f23 ?f22 L ?f0 ?f24 ?f0 ?f25 ?f3 ?f0 Z N" draw:text-areas="?f30 ?f32 ?f31 ?f33"><draw:equation draw:name="f0" draw:formula="0"/><draw:equation draw:name="f1" draw:formula="61004"/><draw:equation draw:name="f2" draw:formula="149638"/><draw:equation draw:name="f3" draw:formula="946"/><draw:equation draw:name="f4" draw:formula="39719"/><draw:equation draw:name="f5" draw:formula="30353"/><draw:equation draw:name="f6" draw:formula="74181"/><draw:equation draw:name="f7" draw:formula="110061"/><draw:equation draw:name="f8" draw:formula="45953"/><draw:equation draw:name="f9" draw:formula="134676"/><draw:equation draw:name="f10" draw:formula="23580"/><draw:equation draw:name="f11" draw:formula="144741"/><draw:equation draw:name="f12" draw:formula="133793"/><draw:equation draw:name="f13" draw:formula="16227"/><draw:equation draw:name="f14" draw:formula="129698"/><draw:equation draw:name="f15" draw:formula="30894"/><draw:equation draw:name="f16" draw:formula="121598"/><draw:equation draw:name="f17" draw:formula="40138"/><draw:equation draw:name="f18" draw:formula="102000"/><draw:equation draw:name="f19" draw:formula="74816"/><draw:equation draw:name="f20" draw:formula="37732"/><draw:equation draw:name="f21" draw:formula="26232"/><draw:equation draw:name="f22" draw:formula="16231"/><draw:equation draw:name="f23" draw:formula="527"/><draw:equation draw:name="f24" draw:formula="16367"/><draw:equation draw:name="f25" draw:formula="203"/><draw:equation draw:name="f26" draw:formula="?f2 - ?f0"/><draw:equation draw:name="f27" draw:formula="?f1 - ?f0"/><draw:equation draw:name="f28" draw:formula="?f27 / 61004"/><draw:equation draw:name="f29" draw:formula="?f26 / 149638"/><draw:equation draw:name="f30" draw:formula="0 / ?f28"/><draw:equation draw:name="f31" draw:formula="61004 / ?f28"/><draw:equation draw:name="f32" draw:formula="0 / ?f29"/><draw:equation draw:name="f33" draw:formula="149638 / ?f29"/></draw:enhanced-geometry></draw:custom-shape><draw:custom-shape svg:x="1.05929in" svg:y="1.0043in" svg:width="0.06245in" svg:height="0.15879in" draw:id="id21" draw:style-name="a21" draw:name="Shape 33"><svg:title/><svg:desc/><draw:enhanced-geometry draw:type="non-primitive" svg:viewBox="0 0 57106 145199" draw:enhanced-path="M ?f3 ?f0 L ?f4 ?f0 C ?f5 ?f0 ?f6 ?f7 ?f8 ?f9 L ?f1 ?f10 ?f1 ?f11 ?f12 ?f13 ?f14 ?f13 ?f14 ?f15 ?f16 ?f15 ?f1 ?f17 ?f1 ?f18 ?f19 ?f2 ?f20 ?f2 C ?f21 ?f2 ?f0 ?f22 ?f0 ?f23 L ?f0 ?f24 C ?f0 ?f25 ?f26 ?f0 ?f3 ?f0 Z N" draw:text-areas="?f31 ?f33 ?f32 ?f34"><draw:equation draw:name="f0" draw:formula="0"/><draw:equation draw:name="f1" draw:formula="57106"/><draw:equation draw:name="f2" draw:formula="145199"/><draw:equation draw:name="f3" draw:formula="6109"/><draw:equation draw:name="f4" draw:formula="32664"/><draw:equation draw:name="f5" draw:formula="39354"/><draw:equation draw:name="f6" draw:formula="45241"/><draw:equation draw:name="f7" draw:formula="145"/><draw:equation draw:name="f8" draw:formula="50516"/><draw:equation draw:name="f9" draw:formula="492"/><draw:equation draw:name="f10" draw:formula="1280"/><draw:equation draw:name="f11" draw:formula="17589"/><draw:equation draw:name="f12" draw:formula="39624"/><draw:equation draw:name="f13" draw:formula="15812"/><draw:equation draw:name="f14" draw:formula="19596"/><draw:equation draw:name="f15" draw:formula="129604"/><draw:equation draw:name="f16" draw:formula="37719"/><draw:equation draw:name="f17" draw:formula="127834"/><draw:equation draw:name="f18" draw:formula="143344"/><draw:equation draw:name="f19" draw:formula="41935"/><draw:equation draw:name="f20" draw:formula="5270"/><draw:equation draw:name="f21" draw:formula="1270"/><draw:equation draw:name="f22" draw:formula="143929"/><draw:equation draw:name="f23" draw:formula="140132"/><draw:equation draw:name="f24" draw:formula="5906"/><draw:equation draw:name="f25" draw:formula="1689"/><draw:equation draw:name="f26" draw:formula="1473"/><draw:equation draw:name="f27" draw:formula="?f2 - ?f0"/><draw:equation draw:name="f28" draw:formula="?f1 - ?f0"/><draw:equation draw:name="f29" draw:formula="?f28 / 57106"/><draw:equation draw:name="f30" draw:formula="?f27 / 145199"/><draw:equation draw:name="f31" draw:formula="0 / ?f29"/><draw:equation draw:name="f32" draw:formula="57106 / ?f29"/><draw:equation draw:name="f33" draw:formula="0 / ?f30"/><draw:equation draw:name="f34" draw:formula="145199 / ?f30"/></draw:enhanced-geometry></draw:custom-shape><draw:custom-shape svg:x="1.12175in" svg:y="1.0057in" svg:width="0.06384in" svg:height="0.15536in" draw:id="id22" draw:style-name="a22" draw:name="Shape 34"><svg:title/><svg:desc/><draw:enhanced-geometry draw:type="non-primitive" svg:viewBox="0 0 58375 142063" draw:enhanced-path="M ?f0 ?f0 L ?f3 ?f4 C ?f5 ?f6 ?f7 ?f8 ?f9 ?f10 ?f11 ?f12 ?f1 ?f13 ?f1 ?f14 ?f1 ?f15 ?f16 ?f17 ?f18 ?f19 ?f20 ?f21 ?f22 ?f23 ?f24 ?f25 L ?f0 ?f2 ?f0 ?f26 ?f27 ?f28 C ?f29 ?f30 ?f31 ?f32 ?f33 ?f34 ?f35 ?f36 ?f37 ?f38 ?f37 ?f39 ?f37 ?f40 ?f41 ?f42 ?f43 ?f44 ?f45 ?f46 ?f47 ?f48 ?f49 ?f50 L ?f0 ?f51 ?f0 ?f0 Z N" draw:text-areas="?f56 ?f58 ?f57 ?f59"><draw:equation draw:name="f0" draw:formula="0"/><draw:equation draw:name="f1" draw:formula="58375"/><draw:equation draw:name="f2" draw:formula="142063"/><draw:equation draw:name="f3" draw:formula="7591"/><draw:equation draw:name="f4" draw:formula="909"/><draw:equation draw:name="f5" draw:formula="16075"/><draw:equation draw:name="f6" draw:formula="2517"/><draw:equation draw:name="f7" draw:formula="22873"/><draw:equation draw:name="f8" draw:formula="5152"/><draw:equation draw:name="f9" draw:formula="29508"/><draw:equation draw:name="f10" draw:formula="9261"/><draw:equation draw:name="f11" draw:formula="47415"/><draw:equation draw:name="f12" draw:formula="20424"/><draw:equation draw:name="f13" draw:formula="42344"/><draw:equation draw:name="f14" draw:formula="72049"/><draw:equation draw:name="f15" draw:formula="96078"/><draw:equation draw:name="f16" draw:formula="50578"/><draw:equation draw:name="f17" draw:formula="115890"/><draw:equation draw:name="f18" draw:formula="36671"/><draw:equation draw:name="f19" draw:formula="128526"/><draw:equation draw:name="f20" draw:formula="30664"/><draw:equation draw:name="f21" draw:formula="134006"/><draw:equation draw:name="f22" draw:formula="22974"/><draw:equation draw:name="f23" draw:formula="137854"/><draw:equation draw:name="f24" draw:formula="14151"/><draw:equation draw:name="f25" draw:formula="140333"/><draw:equation draw:name="f26" draw:formula="126553"/><draw:equation draw:name="f27" draw:formula="4610"/><draw:equation draw:name="f28" draw:formula="126132"/><draw:equation draw:name="f29" draw:formula="11433"/><draw:equation draw:name="f30" draw:formula="124418"/><draw:equation draw:name="f31" draw:formula="17177"/><draw:equation draw:name="f32" draw:formula="121465"/><draw:equation draw:name="f33" draw:formula="22130"/><draw:equation draw:name="f34" draw:formula="116512"/><draw:equation draw:name="f35" draw:formula="32239"/><draw:equation draw:name="f36" draw:formula="106187"/><draw:equation draw:name="f37" draw:formula="37509"/><draw:equation draw:name="f38" draw:formula="90807"/><draw:equation draw:name="f39" draw:formula="71846"/><draw:equation draw:name="f40" draw:formula="51615"/><draw:equation draw:name="f41" draw:formula="31401"/><draw:equation draw:name="f42" draw:formula="34127"/><draw:equation draw:name="f43" draw:formula="19602"/><draw:equation draw:name="f44" draw:formula="24640"/><draw:equation draw:name="f45" draw:formula="14649"/><draw:equation draw:name="f46" draw:formula="20640"/><draw:equation draw:name="f47" draw:formula="8960"/><draw:equation draw:name="f48" draw:formula="18113"/><draw:equation draw:name="f49" draw:formula="2718"/><draw:equation draw:name="f50" draw:formula="16585"/><draw:equation draw:name="f51" draw:formula="16309"/><draw:equation draw:name="f52" draw:formula="?f2 - ?f0"/><draw:equation draw:name="f53" draw:formula="?f1 - ?f0"/><draw:equation draw:name="f54" draw:formula="?f53 / 58375"/><draw:equation draw:name="f55" draw:formula="?f52 / 142063"/><draw:equation draw:name="f56" draw:formula="0 / ?f54"/><draw:equation draw:name="f57" draw:formula="58375 / ?f54"/><draw:equation draw:name="f58" draw:formula="0 / ?f55"/><draw:equation draw:name="f59" draw:formula="142063 / ?f55"/></draw:enhanced-geometry></draw:custom-shape><draw:custom-shape svg:x="0.39955in" svg:y="1.20247in" svg:width="0.06787in" svg:height="0.15879in" draw:id="id23" draw:style-name="a23" draw:name="Shape 35"><svg:title/><svg:desc/><draw:enhanced-geometry draw:type="non-primitive" svg:viewBox="0 0 62059 145199" draw:enhanced-path="M ?f3 ?f0 L ?f1 ?f0 ?f1 ?f4 ?f5 ?f6 C ?f7 ?f8 ?f9 ?f10 ?f11 ?f12 L ?f13 ?f14 ?f1 ?f14 ?f1 ?f15 ?f16 ?f15 ?f17 ?f18 C ?f19 ?f20 ?f21 ?f2 ?f22 ?f2 L ?f23 ?f2 C ?f0 ?f2 ?f24 ?f25 ?f26 ?f27 L ?f28 ?f29 C ?f30 ?f31 ?f32 ?f0 ?f3 ?f0 Z N" draw:text-areas="?f37 ?f39 ?f38 ?f40"><draw:equation draw:name="f0" draw:formula="0"/><draw:equation draw:name="f1" draw:formula="62059"/><draw:equation draw:name="f2" draw:formula="145199"/><draw:equation draw:name="f3" draw:formula="57734"/><draw:equation draw:name="f4" draw:formula="25387"/><draw:equation draw:name="f5" draw:formula="60369"/><draw:equation draw:name="f6" draw:formula="30486"/><draw:equation draw:name="f7" draw:formula="59528"/><draw:equation draw:name="f8" draw:formula="32938"/><draw:equation draw:name="f9" draw:formula="58477"/><draw:equation draw:name="f10" draw:formula="35941"/><draw:equation draw:name="f11" draw:formula="57112"/><draw:equation draw:name="f12" draw:formula="39840"/><draw:equation draw:name="f13" draw:formula="39827"/><draw:equation draw:name="f14" draw:formula="87668"/><draw:equation draw:name="f15" draw:formula="102210"/><draw:equation draw:name="f16" draw:formula="34773"/><draw:equation draw:name="f17" draw:formula="20231"/><draw:equation draw:name="f18" draw:formula="141618"/><draw:equation draw:name="f19" draw:formula="19177"/><draw:equation draw:name="f20" draw:formula="144348"/><draw:equation draw:name="f21" draw:formula="18339"/><draw:equation draw:name="f22" draw:formula="15380"/><draw:equation draw:name="f23" draw:formula="2946"/><draw:equation draw:name="f24" draw:formula="419"/><draw:equation draw:name="f25" draw:formula="142875"/><draw:equation draw:name="f26" draw:formula="1054"/><draw:equation draw:name="f27" draw:formula="140983"/><draw:equation draw:name="f28" draw:formula="53950"/><draw:equation draw:name="f29" draw:formula="2959"/><draw:equation draw:name="f30" draw:formula="54572"/><draw:equation draw:name="f31" draw:formula="1270"/><draw:equation draw:name="f32" draw:formula="55842"/><draw:equation draw:name="f33" draw:formula="?f2 - ?f0"/><draw:equation draw:name="f34" draw:formula="?f1 - ?f0"/><draw:equation draw:name="f35" draw:formula="?f34 / 62059"/><draw:equation draw:name="f36" draw:formula="?f33 / 145199"/><draw:equation draw:name="f37" draw:formula="0 / ?f35"/><draw:equation draw:name="f38" draw:formula="62059 / ?f35"/><draw:equation draw:name="f39" draw:formula="0 / ?f36"/><draw:equation draw:name="f40" draw:formula="145199 / ?f36"/></draw:enhanced-geometry></draw:custom-shape><draw:custom-shape svg:x="0.46742in" svg:y="1.20247in" svg:width="0.06948in" svg:height="0.15879in" draw:id="id24" draw:style-name="a24" draw:name="Shape 36"><svg:title/><svg:desc/><draw:enhanced-geometry draw:type="non-primitive" svg:viewBox="0 0 63532 145199" draw:enhanced-path="M ?f0 ?f0 L ?f3 ?f0 C ?f4 ?f0 ?f5 ?f6 ?f7 ?f8 L ?f9 ?f10 C ?f1 ?f11 ?f1 ?f2 ?f12 ?f2 L ?f13 ?f2 C ?f14 ?f2 ?f15 ?f16 ?f17 ?f18 L ?f19 ?f20 ?f0 ?f20 ?f0 ?f21 ?f22 ?f21 ?f23 ?f24 C ?f25 ?f26 ?f27 ?f28 ?f29 ?f30 L ?f31 ?f30 ?f0 ?f32 ?f0 ?f0 Z N" draw:text-areas="?f37 ?f39 ?f38 ?f40"><draw:equation draw:name="f0" draw:formula="0"/><draw:equation draw:name="f1" draw:formula="63532"/><draw:equation draw:name="f2" draw:formula="145199"/><draw:equation draw:name="f3" draw:formula="6852"/><draw:equation draw:name="f4" draw:formula="8744"/><draw:equation draw:name="f5" draw:formula="10014"/><draw:equation draw:name="f6" draw:formula="851"/><draw:equation draw:name="f7" draw:formula="10636"/><draw:equation draw:name="f8" draw:formula="2540"/><draw:equation draw:name="f9" draw:formula="62694"/><draw:equation draw:name="f10" draw:formula="140767"/><draw:equation draw:name="f11" draw:formula="143091"/><draw:equation draw:name="f12" draw:formula="59950"/><draw:equation draw:name="f13" draw:formula="46882"/><draw:equation draw:name="f14" draw:formula="43301"/><draw:equation draw:name="f15" draw:formula="42247"/><draw:equation draw:name="f16" draw:formula="144564"/><draw:equation draw:name="f17" draw:formula="41192"/><draw:equation draw:name="f18" draw:formula="141402"/><draw:equation draw:name="f19" draw:formula="27286"/><draw:equation draw:name="f20" draw:formula="102210"/><draw:equation draw:name="f21" draw:formula="87668"/><draw:equation draw:name="f22" draw:formula="22231"/><draw:equation draw:name="f23" draw:formula="5379"/><draw:equation draw:name="f24" draw:formula="39408"/><draw:equation draw:name="f25" draw:formula="2839"/><draw:equation draw:name="f26" draw:formula="32042"/><draw:equation draw:name="f27" draw:formula="1365"/><draw:equation draw:name="f28" draw:formula="27394"/><draw:equation draw:name="f29" draw:formula="527"/><draw:equation draw:name="f30" draw:formula="24448"/><draw:equation draw:name="f31" draw:formula="311"/><draw:equation draw:name="f32" draw:formula="25387"/><draw:equation draw:name="f33" draw:formula="?f2 - ?f0"/><draw:equation draw:name="f34" draw:formula="?f1 - ?f0"/><draw:equation draw:name="f35" draw:formula="?f34 / 63532"/><draw:equation draw:name="f36" draw:formula="?f33 / 145199"/><draw:equation draw:name="f37" draw:formula="0 / ?f35"/><draw:equation draw:name="f38" draw:formula="63532 / ?f35"/><draw:equation draw:name="f39" draw:formula="0 / ?f36"/><draw:equation draw:name="f40" draw:formula="145199 / ?f36"/></draw:enhanced-geometry></draw:custom-shape><draw:custom-shape svg:x="0.5339in" svg:y="1.19971in" svg:width="0.11914in" svg:height="0.16386in" draw:id="id25" draw:style-name="a25" draw:name="Shape 37"><svg:title/><svg:desc/><draw:enhanced-geometry draw:type="non-primitive" svg:viewBox="0 0 108940 149835" draw:enhanced-path="M ?f3 ?f0 C ?f4 ?f0 ?f5 ?f6 ?f7 ?f8 ?f9 ?f10 ?f11 ?f12 ?f11 ?f13 ?f11 ?f14 ?f15 ?f16 ?f17 ?f18 L ?f19 ?f20 C ?f21 ?f22 ?f23 ?f24 ?f25 ?f24 ?f26 ?f24 ?f27 ?f28 ?f29 ?f22 ?f30 ?f31 ?f32 ?f33 ?f34 ?f33 ?f35 ?f33 ?f36 ?f37 ?f38 ?f39 ?f40 ?f41 ?f42 ?f43 ?f42 ?f44 ?f42 ?f45 ?f46 ?f47 ?f34 ?f47 ?f48 ?f47 ?f49 ?f50 ?f51 ?f52 ?f53 ?f54 ?f55 ?f56 ?f57 ?f58 L ?f59 ?f60 C ?f1 ?f61 ?f62 ?f63 ?f64 ?f65 ?f66 ?f67 ?f68 ?f2 ?f69 ?f2 ?f70 ?f2 ?f0 ?f71 ?f0 ?f72 ?f0 ?f73 ?f74 ?f0 ?f3 ?f0 Z N" draw:text-areas="?f79 ?f81 ?f80 ?f82"><draw:equation draw:name="f0" draw:formula="0"/><draw:equation draw:name="f1" draw:formula="108940"/><draw:equation draw:name="f2" draw:formula="149835"/><draw:equation draw:name="f3" draw:formula="66167"/><draw:equation draw:name="f4" draw:formula="80073"/><draw:equation draw:name="f5" draw:formula="93142"/><draw:equation draw:name="f6" draw:formula="2959"/><draw:equation draw:name="f7" draw:formula="104724"/><draw:equation draw:name="f8" draw:formula="9487"/><draw:equation draw:name="f9" draw:formula="106413"/><draw:equation draw:name="f10" draw:formula="10541"/><draw:equation draw:name="f11" draw:formula="107264"/><draw:equation draw:name="f12" draw:formula="11176"/><draw:equation draw:name="f13" draw:formula="12433"/><draw:equation draw:name="f14" draw:formula="13068"/><draw:equation draw:name="f15" draw:formula="107048"/><draw:equation draw:name="f16" draw:formula="13919"/><draw:equation draw:name="f17" draw:formula="106629"/><draw:equation draw:name="f18" draw:formula="14961"/><draw:equation draw:name="f19" draw:formula="103251"/><draw:equation draw:name="f20" draw:formula="22758"/><draw:equation draw:name="f21" draw:formula="102629"/><draw:equation draw:name="f22" draw:formula="24244"/><draw:equation draw:name="f23" draw:formula="101778"/><draw:equation draw:name="f24" draw:formula="24867"/><draw:equation draw:name="f25" draw:formula="100724"/><draw:equation draw:name="f26" draw:formula="100089"/><draw:equation draw:name="f27" draw:formula="99466"/><draw:equation draw:name="f28" draw:formula="24663"/><draw:equation draw:name="f29" draw:formula="98831"/><draw:equation draw:name="f30" draw:formula="88925"/><draw:equation draw:name="f31" draw:formula="18555"/><draw:equation draw:name="f32" draw:formula="78600"/><draw:equation draw:name="f33" draw:formula="15812"/><draw:equation draw:name="f34" draw:formula="67437"/><draw:equation draw:name="f35" draw:formula="53950"/><draw:equation draw:name="f36" draw:formula="41935"/><draw:equation draw:name="f37" draw:formula="21704"/><draw:equation draw:name="f38" draw:formula="33922"/><draw:equation draw:name="f39" draw:formula="31826"/><draw:equation draw:name="f40" draw:formula="24651"/><draw:equation draw:name="f41" draw:formula="43205"/><draw:equation draw:name="f42" draw:formula="20866"/><draw:equation draw:name="f43" draw:formula="58585"/><draw:equation draw:name="f44" draw:formula="74181"/><draw:equation draw:name="f45" draw:formula="105791"/><draw:equation draw:name="f46" draw:formula="35192"/><draw:equation draw:name="f47" draw:formula="134239"/><draw:equation draw:name="f48" draw:formula="77762"/><draw:equation draw:name="f49" draw:formula="90614"/><draw:equation draw:name="f50" draw:formula="131496"/><draw:equation draw:name="f51" draw:formula="100305"/><draw:equation draw:name="f52" draw:formula="126441"/><draw:equation draw:name="f53" draw:formula="102197"/><draw:equation draw:name="f54" draw:formula="125387"/><draw:equation draw:name="f55" draw:formula="103886"/><draw:equation draw:name="f56" draw:formula="125806"/><draw:equation draw:name="f57" draw:formula="104940"/><draw:equation draw:name="f58" draw:formula="128334"/><draw:equation draw:name="f59" draw:formula="107683"/><draw:equation draw:name="f60" draw:formula="134874"/><draw:equation draw:name="f61" draw:formula="137401"/><draw:equation draw:name="f62" draw:formula="108306"/><draw:equation draw:name="f63" draw:formula="139510"/><draw:equation draw:name="f64" draw:formula="105359"/><draw:equation draw:name="f65" draw:formula="140767"/><draw:equation draw:name="f66" draw:formula="92303"/><draw:equation draw:name="f67" draw:formula="146875"/><draw:equation draw:name="f68" draw:formula="79235"/><draw:equation draw:name="f69" draw:formula="64694"/><draw:equation draw:name="f70" draw:formula="20650"/><draw:equation draw:name="f71" draw:formula="116319"/><draw:equation draw:name="f72" draw:formula="75235"/><draw:equation draw:name="f73" draw:formula="34988"/><draw:equation draw:name="f74" draw:formula="24016"/><draw:equation draw:name="f75" draw:formula="?f2 - ?f0"/><draw:equation draw:name="f76" draw:formula="?f1 - ?f0"/><draw:equation draw:name="f77" draw:formula="?f76 / 108940"/><draw:equation draw:name="f78" draw:formula="?f75 / 149835"/><draw:equation draw:name="f79" draw:formula="0 / ?f77"/><draw:equation draw:name="f80" draw:formula="108940 / ?f77"/><draw:equation draw:name="f81" draw:formula="0 / ?f78"/><draw:equation draw:name="f82" draw:formula="149835 / ?f78"/></draw:enhanced-geometry></draw:custom-shape><draw:custom-shape svg:x="0.66294in" svg:y="1.20247in" svg:width="0.06787in" svg:height="0.15879in" draw:id="id26" draw:style-name="a26" draw:name="Shape 38"><svg:title/><svg:desc/><draw:enhanced-geometry draw:type="non-primitive" svg:viewBox="0 0 62058 145199" draw:enhanced-path="M ?f3 ?f0 L ?f1 ?f0 ?f1 ?f4 ?f5 ?f6 C ?f7 ?f8 ?f9 ?f10 ?f11 ?f12 L ?f13 ?f14 ?f1 ?f14 ?f1 ?f15 ?f16 ?f15 ?f17 ?f18 C ?f19 ?f20 ?f21 ?f2 ?f22 ?f2 L ?f23 ?f2 C ?f0 ?f2 ?f24 ?f25 ?f26 ?f27 L ?f28 ?f29 C ?f30 ?f31 ?f32 ?f0 ?f3 ?f0 Z N" draw:text-areas="?f37 ?f39 ?f38 ?f40"><draw:equation draw:name="f0" draw:formula="0"/><draw:equation draw:name="f1" draw:formula="62058"/><draw:equation draw:name="f2" draw:formula="145199"/><draw:equation draw:name="f3" draw:formula="57734"/><draw:equation draw:name="f4" draw:formula="25387"/><draw:equation draw:name="f5" draw:formula="60369"/><draw:equation draw:name="f6" draw:formula="30486"/><draw:equation draw:name="f7" draw:formula="59528"/><draw:equation draw:name="f8" draw:formula="32938"/><draw:equation draw:name="f9" draw:formula="58477"/><draw:equation draw:name="f10" draw:formula="35941"/><draw:equation draw:name="f11" draw:formula="57112"/><draw:equation draw:name="f12" draw:formula="39840"/><draw:equation draw:name="f13" draw:formula="39827"/><draw:equation draw:name="f14" draw:formula="87668"/><draw:equation draw:name="f15" draw:formula="102210"/><draw:equation draw:name="f16" draw:formula="34772"/><draw:equation draw:name="f17" draw:formula="20231"/><draw:equation draw:name="f18" draw:formula="141618"/><draw:equation draw:name="f19" draw:formula="19177"/><draw:equation draw:name="f20" draw:formula="144348"/><draw:equation draw:name="f21" draw:formula="18339"/><draw:equation draw:name="f22" draw:formula="15380"/><draw:equation draw:name="f23" draw:formula="2946"/><draw:equation draw:name="f24" draw:formula="419"/><draw:equation draw:name="f25" draw:formula="142875"/><draw:equation draw:name="f26" draw:formula="1054"/><draw:equation draw:name="f27" draw:formula="140983"/><draw:equation draw:name="f28" draw:formula="53950"/><draw:equation draw:name="f29" draw:formula="2959"/><draw:equation draw:name="f30" draw:formula="54572"/><draw:equation draw:name="f31" draw:formula="1270"/><draw:equation draw:name="f32" draw:formula="55842"/><draw:equation draw:name="f33" draw:formula="?f2 - ?f0"/><draw:equation draw:name="f34" draw:formula="?f1 - ?f0"/><draw:equation draw:name="f35" draw:formula="?f34 / 62058"/><draw:equation draw:name="f36" draw:formula="?f33 / 145199"/><draw:equation draw:name="f37" draw:formula="0 / ?f35"/><draw:equation draw:name="f38" draw:formula="62058 / ?f35"/><draw:equation draw:name="f39" draw:formula="0 / ?f36"/><draw:equation draw:name="f40" draw:formula="145199 / ?f36"/></draw:enhanced-geometry></draw:custom-shape><draw:custom-shape svg:x="0.73081in" svg:y="1.20247in" svg:width="0.06948in" svg:height="0.15879in" draw:id="id27" draw:style-name="a27" draw:name="Shape 39"><svg:title/><svg:desc/><draw:enhanced-geometry draw:type="non-primitive" svg:viewBox="0 0 63532 145199" draw:enhanced-path="M ?f0 ?f0 L ?f3 ?f0 C ?f4 ?f0 ?f5 ?f6 ?f7 ?f8 L ?f9 ?f10 C ?f1 ?f11 ?f1 ?f2 ?f12 ?f2 L ?f13 ?f2 C ?f14 ?f2 ?f15 ?f16 ?f17 ?f18 L ?f19 ?f20 ?f0 ?f20 ?f0 ?f21 ?f22 ?f21 ?f23 ?f24 C ?f25 ?f26 ?f27 ?f28 ?f29 ?f30 L ?f31 ?f30 ?f0 ?f32 ?f0 ?f0 Z N" draw:text-areas="?f37 ?f39 ?f38 ?f40"><draw:equation draw:name="f0" draw:formula="0"/><draw:equation draw:name="f1" draw:formula="63532"/><draw:equation draw:name="f2" draw:formula="145199"/><draw:equation draw:name="f3" draw:formula="6852"/><draw:equation draw:name="f4" draw:formula="8744"/><draw:equation draw:name="f5" draw:formula="10014"/><draw:equation draw:name="f6" draw:formula="851"/><draw:equation draw:name="f7" draw:formula="10636"/><draw:equation draw:name="f8" draw:formula="2540"/><draw:equation draw:name="f9" draw:formula="62694"/><draw:equation draw:name="f10" draw:formula="140767"/><draw:equation draw:name="f11" draw:formula="143091"/><draw:equation draw:name="f12" draw:formula="59950"/><draw:equation draw:name="f13" draw:formula="46882"/><draw:equation draw:name="f14" draw:formula="43301"/><draw:equation draw:name="f15" draw:formula="42247"/><draw:equation draw:name="f16" draw:formula="144564"/><draw:equation draw:name="f17" draw:formula="41192"/><draw:equation draw:name="f18" draw:formula="141402"/><draw:equation draw:name="f19" draw:formula="27286"/><draw:equation draw:name="f20" draw:formula="102210"/><draw:equation draw:name="f21" draw:formula="87668"/><draw:equation draw:name="f22" draw:formula="22231"/><draw:equation draw:name="f23" draw:formula="5379"/><draw:equation draw:name="f24" draw:formula="39408"/><draw:equation draw:name="f25" draw:formula="2851"/><draw:equation draw:name="f26" draw:formula="32042"/><draw:equation draw:name="f27" draw:formula="1365"/><draw:equation draw:name="f28" draw:formula="27394"/><draw:equation draw:name="f29" draw:formula="527"/><draw:equation draw:name="f30" draw:formula="24448"/><draw:equation draw:name="f31" draw:formula="311"/><draw:equation draw:name="f32" draw:formula="25387"/><draw:equation draw:name="f33" draw:formula="?f2 - ?f0"/><draw:equation draw:name="f34" draw:formula="?f1 - ?f0"/><draw:equation draw:name="f35" draw:formula="?f34 / 63532"/><draw:equation draw:name="f36" draw:formula="?f33 / 145199"/><draw:equation draw:name="f37" draw:formula="0 / ?f35"/><draw:equation draw:name="f38" draw:formula="63532 / ?f35"/><draw:equation draw:name="f39" draw:formula="0 / ?f36"/><draw:equation draw:name="f40" draw:formula="145199 / ?f36"/></draw:enhanced-geometry></draw:custom-shape><draw:custom-shape svg:x="0.81411in" svg:y="1.20247in" svg:width="0.06245in" svg:height="0.15879in" draw:id="id28" draw:style-name="a28" draw:name="Shape 40"><svg:title/><svg:desc/><draw:enhanced-geometry draw:type="non-primitive" svg:viewBox="0 0 57105 145199" draw:enhanced-path="M ?f3 ?f0 L ?f4 ?f0 C ?f5 ?f0 ?f6 ?f7 ?f8 ?f9 L ?f1 ?f10 ?f1 ?f11 ?f12 ?f13 ?f14 ?f13 ?f14 ?f15 ?f16 ?f15 ?f1 ?f17 ?f1 ?f18 ?f19 ?f2 ?f20 ?f2 C ?f21 ?f2 ?f0 ?f22 ?f0 ?f23 L ?f0 ?f24 C ?f0 ?f25 ?f26 ?f0 ?f3 ?f0 Z N" draw:text-areas="?f31 ?f33 ?f32 ?f34"><draw:equation draw:name="f0" draw:formula="0"/><draw:equation draw:name="f1" draw:formula="57105"/><draw:equation draw:name="f2" draw:formula="145199"/><draw:equation draw:name="f3" draw:formula="6109"/><draw:equation draw:name="f4" draw:formula="32664"/><draw:equation draw:name="f5" draw:formula="39354"/><draw:equation draw:name="f6" draw:formula="45241"/><draw:equation draw:name="f7" draw:formula="145"/><draw:equation draw:name="f8" draw:formula="50516"/><draw:equation draw:name="f9" draw:formula="492"/><draw:equation draw:name="f10" draw:formula="1280"/><draw:equation draw:name="f11" draw:formula="17589"/><draw:equation draw:name="f12" draw:formula="39624"/><draw:equation draw:name="f13" draw:formula="15812"/><draw:equation draw:name="f14" draw:formula="19596"/><draw:equation draw:name="f15" draw:formula="129604"/><draw:equation draw:name="f16" draw:formula="37719"/><draw:equation draw:name="f17" draw:formula="127834"/><draw:equation draw:name="f18" draw:formula="143344"/><draw:equation draw:name="f19" draw:formula="41935"/><draw:equation draw:name="f20" draw:formula="5270"/><draw:equation draw:name="f21" draw:formula="1270"/><draw:equation draw:name="f22" draw:formula="143929"/><draw:equation draw:name="f23" draw:formula="140132"/><draw:equation draw:name="f24" draw:formula="5906"/><draw:equation draw:name="f25" draw:formula="1689"/><draw:equation draw:name="f26" draw:formula="1473"/><draw:equation draw:name="f27" draw:formula="?f2 - ?f0"/><draw:equation draw:name="f28" draw:formula="?f1 - ?f0"/><draw:equation draw:name="f29" draw:formula="?f28 / 57105"/><draw:equation draw:name="f30" draw:formula="?f27 / 145199"/><draw:equation draw:name="f31" draw:formula="0 / ?f29"/><draw:equation draw:name="f32" draw:formula="57105 / ?f29"/><draw:equation draw:name="f33" draw:formula="0 / ?f30"/><draw:equation draw:name="f34" draw:formula="145199 / ?f30"/></draw:enhanced-geometry></draw:custom-shape><draw:custom-shape svg:x="0.87656in" svg:y="1.20388in" svg:width="0.06384in" svg:height="0.15536in" draw:id="id29" draw:style-name="a29" draw:name="Shape 41"><svg:title/><svg:desc/><draw:enhanced-geometry draw:type="non-primitive" svg:viewBox="0 0 58376 142063" draw:enhanced-path="M ?f0 ?f0 L ?f3 ?f4 C ?f5 ?f6 ?f7 ?f8 ?f9 ?f10 ?f11 ?f12 ?f1 ?f13 ?f1 ?f14 ?f1 ?f15 ?f16 ?f17 ?f18 ?f19 ?f20 ?f21 ?f22 ?f23 ?f24 ?f25 L ?f0 ?f2 ?f0 ?f26 ?f27 ?f28 C ?f29 ?f30 ?f31 ?f32 ?f33 ?f34 ?f35 ?f36 ?f37 ?f38 ?f37 ?f39 ?f37 ?f40 ?f41 ?f42 ?f43 ?f44 ?f45 ?f46 ?f47 ?f48 ?f49 ?f50 L ?f0 ?f51 ?f0 ?f0 Z N" draw:text-areas="?f56 ?f58 ?f57 ?f59"><draw:equation draw:name="f0" draw:formula="0"/><draw:equation draw:name="f1" draw:formula="58376"/><draw:equation draw:name="f2" draw:formula="142063"/><draw:equation draw:name="f3" draw:formula="7591"/><draw:equation draw:name="f4" draw:formula="909"/><draw:equation draw:name="f5" draw:formula="16075"/><draw:equation draw:name="f6" draw:formula="2517"/><draw:equation draw:name="f7" draw:formula="22873"/><draw:equation draw:name="f8" draw:formula="5152"/><draw:equation draw:name="f9" draw:formula="29508"/><draw:equation draw:name="f10" draw:formula="9261"/><draw:equation draw:name="f11" draw:formula="47416"/><draw:equation draw:name="f12" draw:formula="20424"/><draw:equation draw:name="f13" draw:formula="42344"/><draw:equation draw:name="f14" draw:formula="72049"/><draw:equation draw:name="f15" draw:formula="96078"/><draw:equation draw:name="f16" draw:formula="50578"/><draw:equation draw:name="f17" draw:formula="115890"/><draw:equation draw:name="f18" draw:formula="36671"/><draw:equation draw:name="f19" draw:formula="128526"/><draw:equation draw:name="f20" draw:formula="30664"/><draw:equation draw:name="f21" draw:formula="134006"/><draw:equation draw:name="f22" draw:formula="22974"/><draw:equation draw:name="f23" draw:formula="137854"/><draw:equation draw:name="f24" draw:formula="14151"/><draw:equation draw:name="f25" draw:formula="140333"/><draw:equation draw:name="f26" draw:formula="126553"/><draw:equation draw:name="f27" draw:formula="4610"/><draw:equation draw:name="f28" draw:formula="126132"/><draw:equation draw:name="f29" draw:formula="11433"/><draw:equation draw:name="f30" draw:formula="124418"/><draw:equation draw:name="f31" draw:formula="17177"/><draw:equation draw:name="f32" draw:formula="121465"/><draw:equation draw:name="f33" draw:formula="22130"/><draw:equation draw:name="f34" draw:formula="116512"/><draw:equation draw:name="f35" draw:formula="32239"/><draw:equation draw:name="f36" draw:formula="106187"/><draw:equation draw:name="f37" draw:formula="37510"/><draw:equation draw:name="f38" draw:formula="90807"/><draw:equation draw:name="f39" draw:formula="71846"/><draw:equation draw:name="f40" draw:formula="51615"/><draw:equation draw:name="f41" draw:formula="31401"/><draw:equation draw:name="f42" draw:formula="34127"/><draw:equation draw:name="f43" draw:formula="19602"/><draw:equation draw:name="f44" draw:formula="24640"/><draw:equation draw:name="f45" draw:formula="14649"/><draw:equation draw:name="f46" draw:formula="20640"/><draw:equation draw:name="f47" draw:formula="8960"/><draw:equation draw:name="f48" draw:formula="18113"/><draw:equation draw:name="f49" draw:formula="2718"/><draw:equation draw:name="f50" draw:formula="16585"/><draw:equation draw:name="f51" draw:formula="16309"/><draw:equation draw:name="f52" draw:formula="?f2 - ?f0"/><draw:equation draw:name="f53" draw:formula="?f1 - ?f0"/><draw:equation draw:name="f54" draw:formula="?f53 / 58376"/><draw:equation draw:name="f55" draw:formula="?f52 / 142063"/><draw:equation draw:name="f56" draw:formula="0 / ?f54"/><draw:equation draw:name="f57" draw:formula="58376 / ?f54"/><draw:equation draw:name="f58" draw:formula="0 / ?f55"/><draw:equation draw:name="f59" draw:formula="142063 / ?f55"/></draw:enhanced-geometry></draw:custom-shape><draw:custom-shape svg:x="0.95882in" svg:y="1.20247in" svg:width="0.08988in" svg:height="0.15879in" draw:id="id30" draw:style-name="a30" draw:name="Shape 42"><svg:title/><svg:desc/><draw:enhanced-geometry draw:type="non-primitive" svg:viewBox="0 0 82182 145199" draw:enhanced-path="M ?f3 ?f0 L ?f4 ?f0 C ?f5 ?f0 ?f6 ?f7 ?f8 ?f9 L ?f10 ?f11 C ?f12 ?f13 ?f14 ?f15 ?f16 ?f15 L ?f17 ?f15 ?f17 ?f18 ?f19 ?f18 C ?f20 ?f18 ?f21 ?f22 ?f21 ?f23 L ?f21 ?f24 C ?f21 ?f25 ?f26 ?f27 ?f28 ?f27 L ?f17 ?f27 ?f17 ?f29 ?f30 ?f29 C ?f31 ?f29 ?f1 ?f32 ?f1 ?f33 L ?f1 ?f34 C ?f1 ?f35 ?f36 ?f2 ?f37 ?f2 L ?f38 ?f2 C ?f39 ?f2 ?f0 ?f40 ?f0 ?f41 L ?f0 ?f42 C ?f0 ?f43 ?f44 ?f0 ?f3 ?f0 Z N" draw:text-areas="?f49 ?f51 ?f50 ?f52"><draw:equation draw:name="f0" draw:formula="0"/><draw:equation draw:name="f1" draw:formula="82182"/><draw:equation draw:name="f2" draw:formula="145199"/><draw:equation draw:name="f3" draw:formula="4000"/><draw:equation draw:name="f4" draw:formula="78181"/><draw:equation draw:name="f5" draw:formula="81343"/><draw:equation draw:name="f6" draw:formula="81762"/><draw:equation draw:name="f7" draw:formula="1473"/><draw:equation draw:name="f8" draw:formula="81547"/><draw:equation draw:name="f9" draw:formula="4013"/><draw:equation draw:name="f10" draw:formula="80708"/><draw:equation draw:name="f11" draw:formula="12014"/><draw:equation draw:name="f12" draw:formula="80493"/><draw:equation draw:name="f13" draw:formula="14961"/><draw:equation draw:name="f14" draw:formula="78600"/><draw:equation draw:name="f15" draw:formula="15392"/><draw:equation draw:name="f16" draw:formula="75019"/><draw:equation draw:name="f17" draw:formula="19596"/><draw:equation draw:name="f18" draw:formula="61532"/><draw:equation draw:name="f19" draw:formula="69113"/><draw:equation draw:name="f20" draw:formula="72072"/><draw:equation draw:name="f21" draw:formula="73330"/><draw:equation draw:name="f22" draw:formula="62802"/><draw:equation draw:name="f23" draw:formula="65329"/><draw:equation draw:name="f24" draw:formula="72911"/><draw:equation draw:name="f25" draw:formula="75857"/><draw:equation draw:name="f26" draw:formula="72276"/><draw:equation draw:name="f27" draw:formula="76708"/><draw:equation draw:name="f28" draw:formula="69329"/><draw:equation draw:name="f29" draw:formula="129807"/><draw:equation draw:name="f30" draw:formula="77762"/><draw:equation draw:name="f31" draw:formula="80912"/><draw:equation draw:name="f32" draw:formula="130861"/><draw:equation draw:name="f33" draw:formula="133388"/><draw:equation draw:name="f34" draw:formula="141402"/><draw:equation draw:name="f35" draw:formula="143929"/><draw:equation draw:name="f36" draw:formula="81128"/><draw:equation draw:name="f37" draw:formula="77965"/><draw:equation draw:name="f38" draw:formula="4419"/><draw:equation draw:name="f39" draw:formula="838"/><draw:equation draw:name="f40" draw:formula="144348"/><draw:equation draw:name="f41" draw:formula="140767"/><draw:equation draw:name="f42" draw:formula="4216"/><draw:equation draw:name="f43" draw:formula="1270"/><draw:equation draw:name="f44" draw:formula="1054"/><draw:equation draw:name="f45" draw:formula="?f2 - ?f0"/><draw:equation draw:name="f46" draw:formula="?f1 - ?f0"/><draw:equation draw:name="f47" draw:formula="?f46 / 82182"/><draw:equation draw:name="f48" draw:formula="?f45 / 145199"/><draw:equation draw:name="f49" draw:formula="0 / ?f47"/><draw:equation draw:name="f50" draw:formula="82182 / ?f47"/><draw:equation draw:name="f51" draw:formula="0 / ?f48"/><draw:equation draw:name="f52" draw:formula="145199 / ?f48"/></draw:enhanced-geometry></draw:custom-shape><draw:custom-shape svg:x="1.06667in" svg:y="1.20247in" svg:width="0.15832in" svg:height="0.15879in" draw:id="id31" draw:style-name="a31" draw:name="Shape 43"><svg:title/><svg:desc/><draw:enhanced-geometry draw:type="non-primitive" svg:viewBox="0 0 144767 145199" draw:enhanced-path="M ?f3 ?f0 L ?f4 ?f0 C ?f5 ?f0 ?f6 ?f7 ?f8 ?f9 L ?f10 ?f11 ?f12 ?f11 ?f13 ?f14 C ?f15 ?f7 ?f16 ?f0 ?f17 ?f0 L ?f18 ?f0 C ?f19 ?f0 ?f20 ?f21 ?f22 ?f23 L ?f1 ?f24 ?f1 ?f25 C ?f1 ?f26 ?f27 ?f2 ?f28 ?f2 L ?f29 ?f2 C ?f17 ?f2 ?f30 ?f31 ?f32 ?f33 L ?f13 ?f34 ?f35 ?f34 ?f36 ?f37 C ?f38 ?f39 ?f40 ?f2 ?f41 ?f2 L ?f42 ?f2 C ?f43 ?f2 ?f44 ?f39 ?f45 ?f46 L ?f47 ?f34 ?f48 ?f34 ?f49 ?f25 C ?f49 ?f26 ?f4 ?f2 ?f50 ?f2 L ?f51 ?f2 C ?f52 ?f2 ?f0 ?f26 ?f0 ?f53 L ?f0 ?f54 ?f55 ?f56 C ?f57 ?f7 ?f58 ?f0 ?f3 ?f0 Z N" draw:text-areas="?f63 ?f65 ?f64 ?f66"><draw:equation draw:name="f0" draw:formula="0"/><draw:equation draw:name="f1" draw:formula="144767"/><draw:equation draw:name="f2" draw:formula="145199"/><draw:equation draw:name="f3" draw:formula="8217"/><draw:equation draw:name="f4" draw:formula="17272"/><draw:equation draw:name="f5" draw:formula="20650"/><draw:equation draw:name="f6" draw:formula="21704"/><draw:equation draw:name="f7" draw:formula="851"/><draw:equation draw:name="f8" draw:formula="22758"/><draw:equation draw:name="f9" draw:formula="3162"/><draw:equation draw:name="f10" draw:formula="73952"/><draw:equation draw:name="f11" draw:formula="118008"/><draw:equation draw:name="f12" draw:formula="74168"/><draw:equation draw:name="f13" draw:formula="121374"/><draw:equation draw:name="f14" draw:formula="3378"/><draw:equation draw:name="f15" draw:formula="122428"/><draw:equation draw:name="f16" draw:formula="123482"/><draw:equation draw:name="f17" draw:formula="126010"/><draw:equation draw:name="f18" draw:formula="135700"/><draw:equation draw:name="f19" draw:formula="138227"/><draw:equation draw:name="f20" draw:formula="138862"/><draw:equation draw:name="f21" draw:formula="1054"/><draw:equation draw:name="f22" draw:formula="139078"/><draw:equation draw:name="f23" draw:formula="3797"/><draw:equation draw:name="f24" draw:formula="140767"/><draw:equation draw:name="f25" draw:formula="141402"/><draw:equation draw:name="f26" draw:formula="144348"/><draw:equation draw:name="f27" draw:formula="143713"/><draw:equation draw:name="f28" draw:formula="140970"/><draw:equation draw:name="f29" draw:formula="128956"/><draw:equation draw:name="f30" draw:formula="125171"/><draw:equation draw:name="f31" draw:formula="143929"/><draw:equation draw:name="f32" draw:formula="124955"/><draw:equation draw:name="f33" draw:formula="140348"/><draw:equation draw:name="f34" draw:formula="38354"/><draw:equation draw:name="f35" draw:formula="120955"/><draw:equation draw:name="f36" draw:formula="80277"/><draw:equation draw:name="f37" draw:formula="142672"/><draw:equation draw:name="f38" draw:formula="79439"/><draw:equation draw:name="f39" draw:formula="144780"/><draw:equation draw:name="f40" draw:formula="78181"/><draw:equation draw:name="f41" draw:formula="76492"/><draw:equation draw:name="f42" draw:formula="69329"/><draw:equation draw:name="f43" draw:formula="67221"/><draw:equation draw:name="f44" draw:formula="66167"/><draw:equation draw:name="f45" draw:formula="65113"/><draw:equation draw:name="f46" draw:formula="142253"/><draw:equation draw:name="f47" draw:formula="21069"/><draw:equation draw:name="f48" draw:formula="20854"/><draw:equation draw:name="f49" draw:formula="18326"/><draw:equation draw:name="f50" draw:formula="14110"/><draw:equation draw:name="f51" draw:formula="3785"/><draw:equation draw:name="f52" draw:formula="1041"/><draw:equation draw:name="f53" draw:formula="141618"/><draw:equation draw:name="f54" draw:formula="141199"/><draw:equation draw:name="f55" draw:formula="4839"/><draw:equation draw:name="f56" draw:formula="4432"/><draw:equation draw:name="f57" draw:formula="5055"/><draw:equation draw:name="f58" draw:formula="5893"/><draw:equation draw:name="f59" draw:formula="?f2 - ?f0"/><draw:equation draw:name="f60" draw:formula="?f1 - ?f0"/><draw:equation draw:name="f61" draw:formula="?f60 / 144767"/><draw:equation draw:name="f62" draw:formula="?f59 / 145199"/><draw:equation draw:name="f63" draw:formula="0 / ?f61"/><draw:equation draw:name="f64" draw:formula="144767 / ?f61"/><draw:equation draw:name="f65" draw:formula="0 / ?f62"/><draw:equation draw:name="f66" draw:formula="145199 / ?f62"/></draw:enhanced-geometry></draw:custom-shape><draw:custom-shape svg:x="1.2342in" svg:y="1.20247in" svg:width="0.1189in" svg:height="0.15879in" draw:id="id32" draw:style-name="a32" draw:name="Shape 44"><svg:title/><svg:desc/><draw:enhanced-geometry draw:type="non-primitive" svg:viewBox="0 0 108726 145199" draw:enhanced-path="M ?f3 ?f0 L ?f4 ?f0 C ?f5 ?f0 ?f6 ?f7 ?f8 ?f9 L ?f10 ?f11 ?f12 ?f11 ?f13 ?f14 C ?f15 ?f7 ?f16 ?f0 ?f17 ?f0 L ?f18 ?f0 ?f1 ?f19 ?f1 ?f20 ?f21 ?f22 ?f23 ?f24 ?f23 ?f25 C ?f23 ?f26 ?f27 ?f2 ?f28 ?f2 L ?f29 ?f2 C ?f30 ?f2 ?f31 ?f26 ?f31 ?f32 L ?f31 ?f33 ?f34 ?f14 C ?f35 ?f36 ?f0 ?f37 ?f0 ?f38 ?f0 ?f7 ?f39 ?f0 ?f3 ?f0 Z N" draw:text-areas="?f44 ?f46 ?f45 ?f47"><draw:equation draw:name="f0" draw:formula="0"/><draw:equation draw:name="f1" draw:formula="108726"/><draw:equation draw:name="f2" draw:formula="145199"/><draw:equation draw:name="f3" draw:formula="3150"/><draw:equation draw:name="f4" draw:formula="14961"/><draw:equation draw:name="f5" draw:formula="18542"/><draw:equation draw:name="f6" draw:formula="20650"/><draw:equation draw:name="f7" draw:formula="851"/><draw:equation draw:name="f8" draw:formula="21907"/><draw:equation draw:name="f9" draw:formula="3594"/><draw:equation draw:name="f10" draw:formula="56477"/><draw:equation draw:name="f11" draw:formula="71869"/><draw:equation draw:name="f12" draw:formula="56680"/><draw:equation draw:name="f13" draw:formula="89979"/><draw:equation draw:name="f14" draw:formula="4216"/><draw:equation draw:name="f15" draw:formula="91669"/><draw:equation draw:name="f16" draw:formula="92723"/><draw:equation draw:name="f17" draw:formula="96507"/><draw:equation draw:name="f18" draw:formula="105359"/><draw:equation draw:name="f19" draw:formula="2101"/><draw:equation draw:name="f20" draw:formula="2145"/><draw:equation draw:name="f21" draw:formula="107886"/><draw:equation draw:name="f22" draw:formula="4851"/><draw:equation draw:name="f23" draw:formula="65316"/><draw:equation draw:name="f24" draw:formula="87884"/><draw:equation draw:name="f25" draw:formula="141402"/><draw:equation draw:name="f26" draw:formula="144145"/><draw:equation draw:name="f27" draw:formula="64262"/><draw:equation draw:name="f28" draw:formula="61735"/><draw:equation draw:name="f29" draw:formula="49301"/><draw:equation draw:name="f30" draw:formula="46774"/><draw:equation draw:name="f31" draw:formula="45720"/><draw:equation draw:name="f32" draw:formula="141199"/><draw:equation draw:name="f33" draw:formula="88303"/><draw:equation draw:name="f34" draw:formula="635"/><draw:equation draw:name="f35" draw:formula="203"/><draw:equation draw:name="f36" draw:formula="3378"/><draw:equation draw:name="f37" draw:formula="2743"/><draw:equation draw:name="f38" draw:formula="2108"/><draw:equation draw:name="f39" draw:formula="1054"/><draw:equation draw:name="f40" draw:formula="?f2 - ?f0"/><draw:equation draw:name="f41" draw:formula="?f1 - ?f0"/><draw:equation draw:name="f42" draw:formula="?f41 / 108726"/><draw:equation draw:name="f43" draw:formula="?f40 / 145199"/><draw:equation draw:name="f44" draw:formula="0 / ?f42"/><draw:equation draw:name="f45" draw:formula="108726 / ?f42"/><draw:equation draw:name="f46" draw:formula="0 / ?f43"/><draw:equation draw:name="f47" draw:formula="145199 / ?f43"/></draw:enhanced-geometry></draw:custom-shape></draw:g></text:span><text:span text:style-name="T3">Wellbeing <text:s/></text:span></text:p>
      <text:p text:style-name="P4"><text:span text:style-name="T5"><draw:g draw:z-index="251660288" draw:name="Group 1764729016" draw:id="id41" draw:style-name="a41" text:anchor-type="paragraph"><svg:title/><svg:desc/><draw:custom-shape svg:x="0.86575in" svg:y="4.36858in" svg:width="0.1746in" svg:height="0.7801in" draw:id="id34" draw:style-name="a34" draw:name="Shape 7"><svg:title/><svg:desc/><draw:enhanced-geometry draw:type="non-primitive" svg:viewBox="0 0 159675 847864" draw:enhanced-path="M ?f1 ?f0 L ?f1 ?f2 ?f3 ?f4 C ?f5 ?f6 ?f7 ?f8 ?f9 ?f10 ?f0 ?f11 ?f12 ?f13 ?f14 ?f15 L ?f1 ?f0 Z N" draw:text-areas="?f20 ?f22 ?f21 ?f23"><draw:equation draw:name="f0" draw:formula="0"/><draw:equation draw:name="f1" draw:formula="159675"/><draw:equation draw:name="f2" draw:formula="847864"/><draw:equation draw:name="f3" draw:formula="143206"/><draw:equation draw:name="f4" draw:formula="825530"/><draw:equation draw:name="f5" draw:formula="72255"/><draw:equation draw:name="f6" draw:formula="721451"/><draw:equation draw:name="f7" draw:formula="28638"/><draw:equation draw:name="f8" draw:formula="614391"/><draw:equation draw:name="f9" draw:formula="19482"/><draw:equation draw:name="f10" draw:formula="502588"/><draw:equation draw:name="f11" draw:formula="340459"/><draw:equation draw:name="f12" draw:formula="46152"/><draw:equation draw:name="f13" draw:formula="180849"/><draw:equation draw:name="f14" draw:formula="141491"/><draw:equation draw:name="f15" draw:formula="26028"/><draw:equation draw:name="f16" draw:formula="?f2 - ?f0"/><draw:equation draw:name="f17" draw:formula="?f1 - ?f0"/><draw:equation draw:name="f18" draw:formula="?f17 / 159675"/><draw:equation draw:name="f19" draw:formula="?f16 / 847864"/><draw:equation draw:name="f20" draw:formula="0 / ?f18"/><draw:equation draw:name="f21" draw:formula="159675 / ?f18"/><draw:equation draw:name="f22" draw:formula="0 / ?f19"/><draw:equation draw:name="f23" draw:formula="847864 / ?f19"/></draw:enhanced-geometry></draw:custom-shape><draw:custom-shape svg:x="-0.19041in" svg:y="3.8618in" svg:width="1.23075in" svg:height="1.70621in" draw:id="id35" draw:style-name="a35" draw:name="Shape 8"><svg:title/><svg:desc/><draw:enhanced-geometry draw:type="non-primitive" svg:viewBox="0 0 1125541 1854422" draw:enhanced-path="M ?f1 ?f0 L ?f1 ?f3 ?f4 ?f5 C ?f6 ?f7 ?f8 ?f9 ?f10 ?f11 ?f12 ?f13 ?f14 ?f15 ?f16 ?f17 L ?f1 ?f18 ?f1 ?f2 ?f19 ?f20 C ?f21 ?f22 ?f23 ?f24 ?f25 ?f26 ?f0 ?f27 ?f28 ?f29 ?f30 ?f31 L ?f1 ?f0 Z N" draw:text-areas="?f36 ?f38 ?f37 ?f39"><draw:equation draw:name="f0" draw:formula="0"/><draw:equation draw:name="f1" draw:formula="1125541"/><draw:equation draw:name="f2" draw:formula="1854422"/><draw:equation draw:name="f3" draw:formula="174296"/><draw:equation draw:name="f4" draw:formula="1027538"/><draw:equation draw:name="f5" draw:formula="226871"/><draw:equation draw:name="f6" draw:formula="625374"/><draw:equation draw:name="f7" draw:formula="448270"/><draw:equation draw:name="f8" draw:formula="353943"/><draw:equation draw:name="f9" draw:formula="668638"/><draw:equation draw:name="f10" draw:formula="352723"/><draw:equation draw:name="f11" draw:formula="858909"/><draw:equation draw:name="f12" draw:formula="351303"/><draw:equation draw:name="f13" draw:formula="1078064"/><draw:equation draw:name="f14" draw:formula="638073"/><draw:equation draw:name="f15" draw:formula="1299822"/><draw:equation draw:name="f16" draw:formula="1051695"/><draw:equation draw:name="f17" draw:formula="1550531"/><draw:equation draw:name="f18" draw:formula="1594533"/><draw:equation draw:name="f19" draw:formula="1083293"/><draw:equation draw:name="f20" draw:formula="1831571"/><draw:equation draw:name="f21" draw:formula="514954"/><draw:equation draw:name="f22" draw:formula="1521503"/><draw:equation draw:name="f23" draw:formula="74670"/><draw:equation draw:name="f24" draw:formula="1245663"/><draw:equation draw:name="f25" draw:formula="40164"/><draw:equation draw:name="f26" draw:formula="965551"/><draw:equation draw:name="f27" draw:formula="685662"/><draw:equation draw:name="f28" draw:formula="413088"/><draw:equation draw:name="f29" draw:formula="367002"/><draw:equation draw:name="f30" draw:formula="999411"/><draw:equation draw:name="f31" draw:formula="63372"/><draw:equation draw:name="f32" draw:formula="?f2 - ?f0"/><draw:equation draw:name="f33" draw:formula="?f1 - ?f0"/><draw:equation draw:name="f34" draw:formula="?f33 / 1125541"/><draw:equation draw:name="f35" draw:formula="?f32 / 1854422"/><draw:equation draw:name="f36" draw:formula="0 / ?f34"/><draw:equation draw:name="f37" draw:formula="1125541 / ?f34"/><draw:equation draw:name="f38" draw:formula="0 / ?f35"/><draw:equation draw:name="f39" draw:formula="1854422 / ?f35"/></draw:enhanced-geometry></draw:custom-shape><draw:custom-shape svg:x="1.02963in" svg:y="2.81274in" svg:width="5.25524in" svg:height="7.7942in" draw:id="id36" draw:style-name="a36" draw:name="Shape 9"><svg:title/><svg:desc/><draw:enhanced-geometry draw:type="non-primitive" svg:viewBox="0 0 4805990 8471257" draw:enhanced-path="M ?f3 ?f4 C ?f5 ?f6 ?f7 ?f8 ?f9 ?f10 ?f11 ?f12 ?f13 ?f14 ?f15 ?f16 L ?f17 ?f18 C ?f19 ?f20 ?f21 ?f22 ?f23 ?f24 ?f25 ?f26 ?f0 ?f27 ?f28 ?f29 ?f30 ?f31 ?f32 ?f33 ?f34 ?f35 ?f36 ?f37 ?f38 ?f39 ?f40 ?f41 ?f42 ?f43 ?f44 ?f45 ?f46 ?f47 ?f48 ?f49 ?f50 ?f51 ?f52 ?f53 ?f54 ?f55 ?f56 ?f57 ?f58 ?f59 ?f60 ?f61 ?f62 ?f63 ?f64 ?f65 ?f1 ?f66 ?f67 ?f68 ?f69 ?f70 L ?f71 ?f2 ?f72 ?f2 ?f73 ?f74 C ?f75 ?f76 ?f77 ?f78 ?f79 ?f80 ?f81 ?f82 ?f83 ?f84 ?f85 ?f86 ?f87 ?f88 ?f89 ?f90 ?f91 ?f92 L ?f93 ?f94 C ?f95 ?f96 ?f97 ?f98 ?f99 ?f100 ?f101 ?f102 ?f103 ?f104 ?f105 ?f106 L ?f107 ?f2 ?f108 ?f2 ?f109 ?f110 C ?f111 ?f112 ?f113 ?f114 ?f115 ?f116 ?f117 ?f118 ?f119 ?f120 ?f121 ?f122 L ?f123 ?f124 C ?f125 ?f126 ?f127 ?f128 ?f129 ?f130 ?f131 ?f132 ?f133 ?f134 ?f135 ?f136 ?f137 ?f138 ?f139 ?f140 ?f141 ?f142 ?f143 ?f144 ?f145 ?f146 ?f147 ?f148 ?f149 ?f150 ?f151 ?f152 ?f153 ?f154 L ?f155 ?f156 ?f155 ?f157 ?f158 ?f159 C ?f160 ?f161 ?f162 ?f163 ?f164 ?f165 ?f166 ?f167 ?f168 ?f169 ?f170 ?f171 L ?f155 ?f172 ?f155 ?f173 ?f174 ?f175 C ?f176 ?f177 ?f178 ?f179 ?f180 ?f181 ?f182 ?f183 ?f184 ?f185 ?f186 ?f187 L ?f155 ?f188 ?f155 ?f189 ?f190 ?f191 C ?f192 ?f193 ?f194 ?f195 ?f196 ?f197 ?f198 ?f199 ?f200 ?f201 ?f202 ?f203 ?f204 ?f205 ?f206 ?f207 ?f208 ?f209 L ?f210 ?f211 C ?f212 ?f213 ?f214 ?f215 ?f216 ?f217 L ?f155 ?f218 ?f155 ?f219 ?f220 ?f221 C ?f222 ?f223 ?f224 ?f225 ?f226 ?f227 ?f228 ?f229 ?f230 ?f0 ?f3 ?f4 Z N" draw:text-areas="?f235 ?f237 ?f236 ?f238"><draw:equation draw:name="f0" draw:formula="0"/><draw:equation draw:name="f1" draw:formula="4805990"/><draw:equation draw:name="f2" draw:formula="8471257"/><draw:equation draw:name="f3" draw:formula="3228009"/><draw:equation draw:name="f4" draw:formula="540"/><draw:equation draw:name="f5" draw:formula="3264140"/><draw:equation draw:name="f6" draw:formula="2160"/><draw:equation draw:name="f7" draw:formula="3287205"/><draw:equation draw:name="f8" draw:formula="16054"/><draw:equation draw:name="f9" draw:formula="3297568"/><draw:equation draw:name="f10" draw:formula="34514"/><draw:equation draw:name="f11" draw:formula="3317939"/><draw:equation draw:name="f12" draw:formula="70353"/><draw:equation draw:name="f13" draw:formula="3289909"/><draw:equation draw:name="f14" draw:formula="123541"/><draw:equation draw:name="f15" draw:formula="3216339"/><draw:equation draw:name="f16" draw:formula="137574"/><draw:equation draw:name="f17" draw:formula="3172587"/><draw:equation draw:name="f18" draw:formula="148306"/><draw:equation draw:name="f19" draw:formula="3139059"/><draw:equation draw:name="f20" draw:formula="156764"/><draw:equation draw:name="f21" draw:formula="3099765"/><draw:equation draw:name="f22" draw:formula="167127"/><draw:equation draw:name="f23" draw:formula="3055430"/><draw:equation draw:name="f24" draw:formula="179243"/><draw:equation draw:name="f25" draw:formula="2206511"/><draw:equation draw:name="f26" draw:formula="433294"/><draw:equation draw:name="f27" draw:formula="1210534"/><draw:equation draw:name="f28" draw:formula="147307"/><draw:equation draw:name="f29" draw:formula="2088587"/><draw:equation draw:name="f30" draw:formula="210350"/><draw:equation draw:name="f31" draw:formula="2464342"/><draw:equation draw:name="f32" draw:formula="602158"/><draw:equation draw:name="f33" draw:formula="2785067"/><draw:equation draw:name="f34" draw:formula="1105065"/><draw:equation draw:name="f35" draw:formula="3106022"/><draw:equation draw:name="f36" draw:formula="744182"/><draw:equation draw:name="f37" draw:formula="2833467"/><draw:equation draw:name="f38" draw:formula="496494"/><draw:equation draw:name="f39" draw:formula="2529645"/><draw:equation draw:name="f40" draw:formula="477875"/><draw:equation draw:name="f41" draw:formula="2157154"/><draw:equation draw:name="f42" draw:formula="463918"/><draw:equation draw:name="f43" draw:formula="1196450"/><draw:equation draw:name="f44" draw:formula="2437397"/><draw:equation draw:name="f45" draw:formula="698419"/><draw:equation draw:name="f46" draw:formula="3098330"/><draw:equation draw:name="f47" draw:formula="552610"/><draw:equation draw:name="f48" draw:formula="3245434"/><draw:equation draw:name="f49" draw:formula="528290"/><draw:equation draw:name="f50" draw:formula="3247872"/><draw:equation draw:name="f51" draw:formula="682468"/><draw:equation draw:name="f52" draw:formula="3124137"/><draw:equation draw:name="f53" draw:formula="706090"/><draw:equation draw:name="f54" draw:formula="2309216"/><draw:equation draw:name="f55" draw:formula="946082"/><draw:equation draw:name="f56" draw:formula="768744"/><draw:equation draw:name="f57" draw:formula="1287128"/><draw:equation draw:name="f58" draw:formula="893559"/><draw:equation draw:name="f59" draw:formula="2232312"/><draw:equation draw:name="f60" draw:formula="1079119"/><draw:equation draw:name="f61" draw:formula="3637199"/><draw:equation draw:name="f62" draw:formula="4584954"/><draw:equation draw:name="f63" draw:formula="3794311"/><draw:equation draw:name="f64" draw:formula="4728109"/><draw:equation draw:name="f65" draw:formula="5695603"/><draw:equation draw:name="f66" draw:formula="6729738"/><draw:equation draw:name="f67" draw:formula="3600628"/><draw:equation draw:name="f68" draw:formula="7612364"/><draw:equation draw:name="f69" draw:formula="2211636"/><draw:equation draw:name="f70" draw:formula="8276373"/><draw:equation draw:name="f71" draw:formula="1783471"/><draw:equation draw:name="f72" draw:formula="1329056"/><draw:equation draw:name="f73" draw:formula="1376101"/><draw:equation draw:name="f74" draw:formula="8452624"/><draw:equation draw:name="f75" draw:formula="2976829"/><draw:equation draw:name="f76" draw:formula="7795796"/><draw:equation draw:name="f77" draw:formula="4542232"/><draw:equation draw:name="f78" draw:formula="6839907"/><draw:equation draw:name="f79" draw:formula="4424515"/><draw:equation draw:name="f80" draw:formula="5589481"/><draw:equation draw:name="f81" draw:formula="4358830"/><draw:equation draw:name="f82" draw:formula="5024611"/><draw:equation draw:name="f83" draw:formula="3859835"/><draw:equation draw:name="f84" draw:formula="4609803"/><draw:equation draw:name="f85" draw:formula="3243885"/><draw:equation draw:name="f86" draw:formula="4242926"/><draw:equation draw:name="f87" draw:formula="3051810"/><draw:equation draw:name="f88" draw:formula="4137071"/><draw:equation draw:name="f89" draw:formula="2983472"/><draw:equation draw:name="f90" draw:formula="4191846"/><draw:equation draw:name="f91" draw:formula="3118942"/><draw:equation draw:name="f92" draw:formula="4314605"/><draw:equation draw:name="f93" draw:formula="3118536"/><draw:equation draw:name="f94" draw:formula="4314782"/><draw:equation draw:name="f95" draw:formula="3538525"/><draw:equation draw:name="f96" draw:formula="4671373"/><draw:equation draw:name="f97" draw:formula="3843566"/><draw:equation draw:name="f98" draw:formula="5080148"/><draw:equation draw:name="f99" draw:formula="3875062"/><draw:equation draw:name="f100" draw:formula="5581442"/><draw:equation draw:name="f101" draw:formula="3948924"/><draw:equation draw:name="f102" draw:formula="6756686"/><draw:equation draw:name="f103" draw:formula="2645825"/><draw:equation draw:name="f104" draw:formula="7676167"/><draw:equation draw:name="f105" draw:formula="1157945"/><draw:equation draw:name="f106" draw:formula="8345243"/><draw:equation draw:name="f107" draw:formula="867112"/><draw:equation draw:name="f108" draw:formula="354390"/><draw:equation draw:name="f109" draw:formula="562064"/><draw:equation draw:name="f110" draw:formula="8384594"/><draw:equation draw:name="f111" draw:formula="2107746"/><draw:equation draw:name="f112" draw:formula="7722098"/><draw:equation draw:name="f113" draw:formula="3578627"/><draw:equation draw:name="f114" draw:formula="6782324"/><draw:equation draw:name="f115" draw:formula="3499473"/><draw:equation draw:name="f116" draw:formula="5603375"/><draw:equation draw:name="f117" draw:formula="3446361"/><draw:equation draw:name="f118" draw:formula="5153008"/><draw:equation draw:name="f119" draw:formula="3186963"/><draw:equation draw:name="f120" draw:formula="4777253"/><draw:equation draw:name="f121" draw:formula="2831846"/><draw:equation draw:name="f122" draw:formula="4448704"/><draw:equation draw:name="f123" draw:formula="2831389"/><draw:equation draw:name="f124" draw:formula="4448894"/><draw:equation draw:name="f125" draw:formula="2829890"/><draw:equation draw:name="f126" draw:formula="4447294"/><draw:equation draw:name="f127" draw:formula="2828404"/><draw:equation draw:name="f128" draw:formula="4445694"/><draw:equation draw:name="f129" draw:formula="2826931"/><draw:equation draw:name="f130" draw:formula="4444094"/><draw:equation draw:name="f131" draw:formula="2806090"/><draw:equation draw:name="f132" draw:formula="4424904"/><draw:equation draw:name="f133" draw:formula="2784919"/><draw:equation draw:name="f134" draw:formula="4405842"/><draw:equation draw:name="f135" draw:formula="2763444"/><draw:equation draw:name="f136" draw:formula="4386969"/><draw:equation draw:name="f137" draw:formula="2620074"/><draw:equation draw:name="f138" draw:formula="4277736"/><draw:equation draw:name="f139" draw:formula="2457653"/><draw:equation draw:name="f140" draw:formula="4270358"/><draw:equation draw:name="f141" draw:formula="2598230"/><draw:equation draw:name="f142" draw:formula="4464261"/><draw:equation draw:name="f143" draw:formula="2852356"/><draw:equation draw:name="f144" draw:formula="4781393"/><draw:equation draw:name="f145" draw:formula="3022016"/><draw:equation draw:name="f146" draw:formula="5138301"/><draw:equation draw:name="f147" draw:formula="3046120"/><draw:equation draw:name="f148" draw:formula="5545006"/><draw:equation draw:name="f149" draw:formula="3122759"/><draw:equation draw:name="f150" draw:formula="6693894"/><draw:equation draw:name="f151" draw:formula="1532687"/><draw:equation draw:name="f152" draw:formula="7648116"/><draw:equation draw:name="f153" draw:formula="42267"/><draw:equation draw:name="f154" draw:formula="8278403"/><draw:equation draw:name="f155" draw:formula="9802"/><draw:equation draw:name="f156" draw:formula="8291742"/><draw:equation draw:name="f157" draw:formula="8044041"/><draw:equation draw:name="f158" draw:formula="56488"/><draw:equation draw:name="f159" draw:formula="8022470"/><draw:equation draw:name="f160" draw:formula="1433009"/><draw:equation draw:name="f161" draw:formula="7365713"/><draw:equation draw:name="f162" draw:formula="2807647"/><draw:equation draw:name="f163" draw:formula="6426940"/><draw:equation draw:name="f164" draw:formula="2690317"/><draw:equation draw:name="f165" draw:formula="5389685"/><draw:equation draw:name="f166" draw:formula="2608379"/><draw:equation draw:name="f167" draw:formula="4333211"/><draw:equation draw:name="f168" draw:formula="1197022"/><draw:equation draw:name="f169" draw:formula="3632844"/><draw:equation draw:name="f170" draw:formula="125521"/><draw:equation draw:name="f171" draw:formula="3057193"/><draw:equation draw:name="f172" draw:formula="2994602"/><draw:equation draw:name="f173" draw:formula="2734713"/><draw:equation draw:name="f174" draw:formula="63686"/><draw:equation draw:name="f175" draw:formula="2766820"/><draw:equation draw:name="f176" draw:formula="282375"/><draw:equation draw:name="f177" draw:formula="2895201"/><draw:equation draw:name="f178" draw:formula="528744"/><draw:equation draw:name="f179" draw:formula="3031478"/><draw:equation draw:name="f180" draw:formula="782625"/><draw:equation draw:name="f181" draw:formula="3178945"/><draw:equation draw:name="f182" draw:formula="469165"/><draw:equation draw:name="f183" draw:formula="2979944"/><draw:equation draw:name="f184" draw:formula="202328"/><draw:equation draw:name="f185" draw:formula="2784540"/><draw:equation draw:name="f186" draw:formula="39127"/><draw:equation draw:name="f187" draw:formula="2578625"/><draw:equation draw:name="f188" draw:formula="2538854"/><draw:equation draw:name="f189" draw:formula="1690990"/><draw:equation draw:name="f190" draw:formula="72088"/><draw:equation draw:name="f191" draw:formula="1601836"/><draw:equation draw:name="f192" draw:formula="161266"/><draw:equation draw:name="f193" draw:formula="1487622"/><draw:equation draw:name="f194" draw:formula="275799"/><draw:equation draw:name="f195" draw:formula="1376423"/><draw:equation draw:name="f196" draw:formula="408749"/><draw:equation draw:name="f197" draw:formula="1269195"/><draw:equation draw:name="f198" draw:formula="499951"/><draw:equation draw:name="f199" draw:formula="1194224"/><draw:equation draw:name="f200" draw:formula="572729"/><draw:equation draw:name="f201" draw:formula="1100043"/><draw:equation draw:name="f202" draw:formula="487304"/><draw:equation draw:name="f203" draw:formula="1106753"/><draw:equation draw:name="f204" draw:formula="458829"/><draw:equation draw:name="f205" draw:formula="1108990"/><draw:equation draw:name="f206" draw:formula="412775"/><draw:equation draw:name="f207" draw:formula="1122437"/><draw:equation draw:name="f208" draw:formula="343967"/><draw:equation draw:name="f209" draw:formula="1151543"/><draw:equation draw:name="f210" draw:formula="352374"/><draw:equation draw:name="f211" draw:formula="1146386"/><draw:equation draw:name="f212" draw:formula="233919"/><draw:equation draw:name="f213" draw:formula="1201100"/><draw:equation draw:name="f214" draw:formula="120729"/><draw:equation draw:name="f215" draw:formula="1256355"/><draw:equation draw:name="f216" draw:formula="14983"/><draw:equation draw:name="f217" draw:formula="1311698"/><draw:equation draw:name="f218" draw:formula="1314477"/><draw:equation draw:name="f219" draw:formula="1140180"/><draw:equation draw:name="f220" draw:formula="47662"/><draw:equation draw:name="f221" draw:formula="1121158"/><draw:equation draw:name="f222" draw:formula="1166765"/><draw:equation draw:name="f223" draw:formula="574883"/><draw:equation draw:name="f224" draw:formula="2774394"/><draw:equation draw:name="f225" draw:formula="94467"/><draw:equation draw:name="f226" draw:formula="3187509"/><draw:equation draw:name="f227" draw:formula="3297"/><draw:equation draw:name="f228" draw:formula="3202470"/><draw:equation draw:name="f229" draw:formula="824"/><draw:equation draw:name="f230" draw:formula="3215965"/><draw:equation draw:name="f231" draw:formula="?f2 - ?f0"/><draw:equation draw:name="f232" draw:formula="?f1 - ?f0"/><draw:equation draw:name="f233" draw:formula="?f232 / 4805990"/><draw:equation draw:name="f234" draw:formula="?f231 / 8471257"/><draw:equation draw:name="f235" draw:formula="0 / ?f233"/><draw:equation draw:name="f236" draw:formula="4805990 / ?f233"/><draw:equation draw:name="f237" draw:formula="0 / ?f234"/><draw:equation draw:name="f238" draw:formula="8471257 / ?f234"/></draw:enhanced-geometry></draw:custom-shape><draw:custom-shape svg:x="-1.54792in" svg:y="8.31359in" svg:width="5.01616in" svg:height="2.29336in" draw:id="id37" draw:style-name="a37" draw:name="Shape 10"><svg:title/><svg:desc/><draw:enhanced-geometry draw:type="non-primitive" svg:viewBox="0 0 4587354 2492573" draw:enhanced-path="M ?f3 ?f4 C ?f5 ?f0 ?f6 ?f7 ?f8 ?f9 ?f10 ?f11 ?f1 ?f12 ?f13 ?f14 ?f15 ?f16 ?f17 ?f18 ?f19 ?f20 L ?f21 ?f2 ?f0 ?f2 ?f0 ?f22 ?f23 ?f24 C ?f25 ?f26 ?f27 ?f28 ?f29 ?f30 ?f31 ?f32 ?f33 ?f34 ?f3 ?f4 Z N" draw:text-areas="?f39 ?f41 ?f40 ?f42"><draw:equation draw:name="f0" draw:formula="0"/><draw:equation draw:name="f1" draw:formula="4587354"/><draw:equation draw:name="f2" draw:formula="2492573"/><draw:equation draw:name="f3" draw:formula="4492445"/><draw:equation draw:name="f4" draw:formula="2008"/><draw:equation draw:name="f5" draw:formula="4506827"/><draw:equation draw:name="f6" draw:formula="4521251"/><draw:equation draw:name="f7" draw:formula="4182"/><draw:equation draw:name="f8" draw:formula="4533951"/><draw:equation draw:name="f9" draw:formula="15808"/><draw:equation draw:name="f10" draw:formula="4568279"/><draw:equation draw:name="f11" draw:formula="47317"/><draw:equation draw:name="f12" draw:formula="68336"/><draw:equation draw:name="f13" draw:formula="4556201"/><draw:equation draw:name="f14" draw:formula="106562"/><draw:equation draw:name="f15" draw:formula="3904542"/><draw:equation draw:name="f16" draw:formula="1013043"/><draw:equation draw:name="f17" draw:formula="1959598"/><draw:equation draw:name="f18" draw:formula="2012158"/><draw:equation draw:name="f19" draw:formula="339889"/><draw:equation draw:name="f20" draw:formula="2488439"/><draw:equation draw:name="f21" draw:formula="324844"/><draw:equation draw:name="f22" draw:formula="2329220"/><draw:equation draw:name="f23" draw:formula="296244"/><draw:equation draw:name="f24" draw:formula="2244191"/><draw:equation draw:name="f25" draw:formula="2023458"/><draw:equation draw:name="f26" draw:formula="1729641"/><draw:equation draw:name="f27" draw:formula="3663397"/><draw:equation draw:name="f28" draw:formula="972954"/><draw:equation draw:name="f29" draw:formula="4451185"/><draw:equation draw:name="f30" draw:formula="25347"/><draw:equation draw:name="f31" draw:formula="4463720"/><draw:equation draw:name="f32" draw:formula="12215"/><draw:equation draw:name="f33" draw:formula="4478062"/><draw:equation draw:name="f34" draw:formula="4017"/><draw:equation draw:name="f35" draw:formula="?f2 - ?f0"/><draw:equation draw:name="f36" draw:formula="?f1 - ?f0"/><draw:equation draw:name="f37" draw:formula="?f36 / 4587354"/><draw:equation draw:name="f38" draw:formula="?f35 / 2492573"/><draw:equation draw:name="f39" draw:formula="0 / ?f37"/><draw:equation draw:name="f40" draw:formula="4587354 / ?f37"/><draw:equation draw:name="f41" draw:formula="0 / ?f38"/><draw:equation draw:name="f42" draw:formula="2492573 / ?f38"/></draw:enhanced-geometry></draw:custom-shape><draw:custom-shape svg:x="0.15304in" svg:y="5.82397in" svg:width="3.39666in" svg:height="3.87881in" draw:id="id38" draw:style-name="a38" draw:name="Shape 11"><svg:title/><svg:desc/><draw:enhanced-geometry draw:type="non-primitive" svg:viewBox="0 0 3106293 4215746" draw:enhanced-path="M ?f3 ?f4 C ?f5 ?f0 ?f6 ?f7 ?f8 ?f9 ?f10 ?f11 ?f12 ?f13 ?f14 ?f15 ?f1 ?f16 ?f17 ?f18 ?f19 ?f20 ?f21 ?f22 ?f23 ?f2 ?f24 ?f25 ?f26 ?f27 ?f28 ?f29 ?f30 ?f31 ?f0 ?f32 ?f33 ?f34 ?f33 ?f34 ?f35 ?f36 ?f37 ?f38 ?f39 ?f40 ?f41 ?f42 ?f43 ?f44 ?f45 ?f46 ?f47 ?f48 ?f49 ?f50 ?f51 ?f52 ?f53 ?f54 ?f55 ?f56 ?f3 ?f4 Z N" draw:text-areas="?f61 ?f63 ?f62 ?f64"><draw:equation draw:name="f0" draw:formula="0"/><draw:equation draw:name="f1" draw:formula="3106293"/><draw:equation draw:name="f2" draw:formula="4215746"/><draw:equation draw:name="f3" draw:formula="688337"/><draw:equation draw:name="f4" draw:formula="4464"/><draw:equation draw:name="f5" draw:formula="729472"/><draw:equation draw:name="f6" draw:formula="779551"/><draw:equation draw:name="f7" draw:formula="13875"/><draw:equation draw:name="f8" draw:formula="839483"/><draw:equation draw:name="f9" draw:formula="41459"/><draw:equation draw:name="f10" draw:formula="927367"/><draw:equation draw:name="f11" draw:formula="81947"/><draw:equation draw:name="f12" draw:formula="2920987"/><draw:equation draw:name="f13" draw:formula="1066629"/><draw:equation draw:name="f14" draw:formula="2997187"/><draw:equation draw:name="f15" draw:formula="1771097"/><draw:equation draw:name="f16" draw:formula="2779490"/><draw:equation draw:name="f17" draw:formula="1260780"/><draw:equation draw:name="f18" draw:formula="3823164"/><draw:equation draw:name="f19" draw:formula="124904"/><draw:equation draw:name="f20" draw:formula="4197839"/><draw:equation draw:name="f21" draw:formula="86385"/><draw:equation draw:name="f22" draw:formula="4211556"/><draw:equation draw:name="f23" draw:formula="75463"/><draw:equation draw:name="f24" draw:formula="55385"/><draw:equation draw:name="f25" draw:formula="4209968"/><draw:equation draw:name="f26" draw:formula="35306"/><draw:equation draw:name="f27" draw:formula="4204176"/><draw:equation draw:name="f28" draw:formula="4127"/><draw:equation draw:name="f29" draw:formula="4143508"/><draw:equation draw:name="f30" draw:formula="2057"/><draw:equation draw:name="f31" draw:formula="4122286"/><draw:equation draw:name="f32" draw:formula="4101091"/><draw:equation draw:name="f33" draw:formula="25616"/><draw:equation draw:name="f34" draw:formula="4088924"/><draw:equation draw:name="f35" draw:formula="505651"/><draw:equation draw:name="f36" draw:formula="3970420"/><draw:equation draw:name="f37" draw:formula="2853144"/><draw:equation draw:name="f38" draw:formula="2995213"/><draw:equation draw:name="f39" draw:formula="2752954"/><draw:equation draw:name="f40" draw:formula="1925466"/><draw:equation draw:name="f41" draw:formula="2665323"/><draw:equation draw:name="f42" draw:formula="989463"/><draw:equation draw:name="f43" draw:formula="760857"/><draw:equation draw:name="f44" draw:formula="266236"/><draw:equation draw:name="f45" draw:formula="692201"/><draw:equation draw:name="f46" draw:formula="236937"/><draw:equation draw:name="f47" draw:formula="623507"/><draw:equation draw:name="f48" draw:formula="207613"/><draw:equation draw:name="f49" draw:formula="566814"/><draw:equation draw:name="f50" draw:formula="123044"/><draw:equation draw:name="f51" draw:formula="590855"/><draw:equation draw:name="f52" draw:formula="77502"/><draw:equation draw:name="f53" draw:formula="615010"/><draw:equation draw:name="f54" draw:formula="31731"/><draw:equation draw:name="f55" draw:formula="647202"/><draw:equation draw:name="f56" draw:formula="8928"/><draw:equation draw:name="f57" draw:formula="?f2 - ?f0"/><draw:equation draw:name="f58" draw:formula="?f1 - ?f0"/><draw:equation draw:name="f59" draw:formula="?f58 / 3106293"/><draw:equation draw:name="f60" draw:formula="?f57 / 4215746"/><draw:equation draw:name="f61" draw:formula="0 / ?f59"/><draw:equation draw:name="f62" draw:formula="3106293 / ?f59"/><draw:equation draw:name="f63" draw:formula="0 / ?f60"/><draw:equation draw:name="f64" draw:formula="4215746 / ?f60"/></draw:enhanced-geometry></draw:custom-shape><draw:custom-shape svg:x="0.40957in" svg:y="1.32986in" svg:width="0.01565in" svg:height="0.06853in" draw:id="id39" draw:style-name="a39" draw:name="Shape 14"><svg:title/><svg:desc/><draw:enhanced-geometry draw:type="non-primitive" svg:viewBox="0 0 14313 74484" draw:enhanced-path="M ?f1 ?f0 L ?f1 ?f2 ?f3 ?f4 C ?f5 ?f6 ?f7 ?f8 ?f9 ?f10 ?f0 ?f11 ?f12 ?f13 ?f14 ?f15 L ?f1 ?f0 Z N" draw:text-areas="?f20 ?f22 ?f21 ?f23"><draw:equation draw:name="f0" draw:formula="0"/><draw:equation draw:name="f1" draw:formula="14313"/><draw:equation draw:name="f2" draw:formula="74484"/><draw:equation draw:name="f3" draw:formula="9323"/><draw:equation draw:name="f4" draw:formula="68153"/><draw:equation draw:name="f5" draw:formula="5038"/><draw:equation draw:name="f6" draw:formula="60596"/><draw:equation draw:name="f7" draw:formula="2404"/><draw:equation draw:name="f8" draw:formula="52849"/><draw:equation draw:name="f9" draw:formula="1746"/><draw:equation draw:name="f10" draw:formula="44828"/><draw:equation draw:name="f11" draw:formula="30287"/><draw:equation draw:name="f12" draw:formula="4137"/><draw:equation draw:name="f13" draw:formula="15974"/><draw:equation draw:name="f14" draw:formula="12684"/><draw:equation draw:name="f15" draw:formula="2091"/><draw:equation draw:name="f16" draw:formula="?f2 - ?f0"/><draw:equation draw:name="f17" draw:formula="?f1 - ?f0"/><draw:equation draw:name="f18" draw:formula="?f17 / 14313"/><draw:equation draw:name="f19" draw:formula="?f16 / 74484"/><draw:equation draw:name="f20" draw:formula="0 / ?f18"/><draw:equation draw:name="f21" draw:formula="14313 / ?f18"/><draw:equation draw:name="f22" draw:formula="0 / ?f19"/><draw:equation draw:name="f23" draw:formula="74484 / ?f19"/></draw:enhanced-geometry></draw:custom-shape><draw:custom-shape svg:x="-1.61042in" svg:y="10.06042in" svg:width="8.32917in" svg:height="0.54653in" draw:id="id40" draw:style-name="a40" draw:name="Shape 1544"><svg:title/><svg:desc/><draw:enhanced-geometry draw:type="non-primitive" svg:viewBox="0 0 7559993 594004" draw:enhanced-path="M ?f0 ?f0 L ?f1 ?f0 ?f1 ?f2 ?f0 ?f2 ?f0 ?f0 N" draw:text-areas="?f7 ?f9 ?f8 ?f10"><draw:equation draw:name="f0" draw:formula="0"/><draw:equation draw:name="f1" draw:formula="7559993"/><draw:equation draw:name="f2" draw:formula="594004"/><draw:equation draw:name="f3" draw:formula="?f2 - ?f0"/><draw:equation draw:name="f4" draw:formula="?f1 - ?f0"/><draw:equation draw:name="f5" draw:formula="?f4 / 7559993"/><draw:equation draw:name="f6" draw:formula="?f3 / 594004"/><draw:equation draw:name="f7" draw:formula="0 / ?f5"/><draw:equation draw:name="f8" draw:formula="7559993 / ?f5"/><draw:equation draw:name="f9" draw:formula="0 / ?f6"/><draw:equation draw:name="f10" draw:formula="594004 / ?f6"/></draw:enhanced-geometry></draw:custom-shape></draw:g></text:span><draw:custom-shape svg:x="-1.54792in" svg:y="0.80417in" svg:width="8.26667in" svg:height="0.64931in" draw:z-index="251657215" draw:id="id42" draw:style-name="a42" draw:name="Shape 1543" text:anchor-type="paragraph"><svg:title/><svg:desc/><draw:enhanced-geometry draw:type="non-primitive" svg:viewBox="0 0 7559993 594004" draw:enhanced-path="M ?f0 ?f0 L ?f1 ?f0 ?f1 ?f2 ?f0 ?f2 ?f0 ?f0 N" draw:text-areas="?f7 ?f9 ?f8 ?f10"><draw:equation draw:name="f0" draw:formula="0"/><draw:equation draw:name="f1" draw:formula="7559993"/><draw:equation draw:name="f2" draw:formula="594004"/><draw:equation draw:name="f3" draw:formula="?f2 - ?f0"/><draw:equation draw:name="f4" draw:formula="?f1 - ?f0"/><draw:equation draw:name="f5" draw:formula="?f4 / 7559993"/><draw:equation draw:name="f6" draw:formula="?f3 / 594004"/><draw:equation draw:name="f7" draw:formula="0 / ?f5"/><draw:equation draw:name="f8" draw:formula="7559993 / ?f5"/><draw:equation draw:name="f9" draw:formula="0 / ?f6"/><draw:equation draw:name="f10" draw:formula="594004 / ?f6"/></draw:enhanced-geometry></draw:custom-shape><text:span text:style-name="T6">Charter</text:span><text:line-break/><text:line-break/><text:span text:style-name="T7">Foundation - “We care about our staff”</text:span></text:p>
      <text:section text:name="Sect1" text:style-name="S1">
        <text:p text:style-name="P8"><text:span text:style-name="T9">Trust Commitments</text:span></text:p>
        <text:list text:style-name="LFO1" text:continue-numbering="true">
          <text:list-item>
            <text:p text:style-name="P10">2pm finish for students, to support continual professional development on Wednesday afternoons.</text:p>
          </text:list-item>
          <text:list-item>
            <text:p text:style-name="P11">CPD access on Thrive.</text:p>
          </text:list-item>
          <text:list-item>
            <text:p text:style-name="P12">24/7 access to counselling services and doctors.</text:p>
          </text:list-item>
          <text:list-item>
            <text:p text:style-name="P13">Opportunity to progress in your career.</text:p>
          </text:list-item>
          <text:list-item>
            <text:p text:style-name="P14">Access to training for NPQs.</text:p>
          </text:list-item>
          <text:list-item>
            <text:p text:style-name="P15">Access to an online portal (OnTrack) for timely feedback opportunities.</text:p>
          </text:list-item>
          <text:list-item>
            <text:p text:style-name="P16">Two week October half term break.<text:s/></text:p>
          </text:list-item>
          <text:list-item>
            <text:p text:style-name="P17">Trust collaboration.</text:p>
          </text:list-item>
        </text:list>
        <text:p text:style-name="P18"><text:span text:style-name="T19"><text:s/></text:span><text:span text:style-name="T20">Wellbeing Team Commitments</text:span><text:span text:style-name="T21"><text:s/></text:span><text:span text:style-name="T22"><text:line-break/></text:span></text:p>
        <text:list text:style-name="LFO1" text:continue-numbering="true">
          <text:list-item>
            <text:p text:style-name="P23"><text:span text:style-name="T24">Hold SLT accountable when wellbeing commitments are not being followed.<text:s/></text:span></text:p>
          </text:list-item>
          <text:list-item>
            <text:p text:style-name="P25">Regularly review and inform SLT of feedback from staff surveys.<text:s/></text:p>
          </text:list-item>
          <text:list-item>
            <text:p text:style-name="P26">Implement extra curricular activities for staff.</text:p>
          </text:list-item>
          <text:list-item>
            <text:p text:style-name="P27">To have an open door policy.<text:s/></text:p>
          </text:list-item>
        </text:list>
        <text:p text:style-name="P28"><text:s/></text:p>
        <text:p text:style-name="P29">Your Commitments<text:line-break/></text:p>
        <text:list text:style-name="LFO1" text:continue-numbering="true">
          <text:list-item>
            <text:p text:style-name="P30">Informing the wellbeing team when wellbeing commitments are not being followed.</text:p>
          </text:list-item>
        </text:list>
        <text:p text:style-name="P31"/>
        <text:p text:style-name="P32"/>
        <text:p text:style-name="P33"><text:span text:style-name="T34">Strood Commitments</text:span></text:p>
        <text:list text:style-name="LFO1" text:continue-numbering="true">
          <text:list-item>
            <text:p text:style-name="P35">Teaching staff do not complete any duties - the focus is teaching.</text:p>
          </text:list-item>
          <text:list-item>
            <text:p text:style-name="P36">Flexible and reasonable approach to life commitments.</text:p>
          </text:list-item>
          <text:list-item>
            <text:p text:style-name="P37">Access to a free gym.</text:p>
          </text:list-item>
          <text:list-item>
            <text:p text:style-name="P38">Social events to mark the end of module.</text:p>
          </text:list-item>
          <text:list-item>
            <text:p text:style-name="P39">SLT to have an open door policy.</text:p>
          </text:list-item>
          <text:list-item>
            <text:p text:style-name="P40">Wellbeing Wednesdays.</text:p>
          </text:list-item>
          <text:list-item>
            <text:p text:style-name="P41">Achieving under 1265 directed hours.</text:p>
          </text:list-item>
          <text:list-item>
            <text:p text:style-name="P42">Whole Academy College line up at the start of each day to ensure all issues are dealt with immediately to support colleagues.</text:p>
          </text:list-item>
          <text:list-item>
            <text:p text:style-name="P43">Line ups also to ensure pupils and staff feel a sense of unity and belonging.</text:p>
          </text:list-item>
          <text:list-item>
            <text:p text:style-name="P44">Centralised detentions with college teams.</text:p>
          </text:list-item>
          <text:list-item>
            <text:p text:style-name="P45">Thank you breakfast at the end of module.</text:p>
          </text:list-item>
          <text:list-item>
            <text:p text:style-name="P46">All staff have 12.5% PPA more than the 10% guidance.</text:p>
          </text:list-item>
          <text:list-item>
            <text:p text:style-name="P47">Twilight sessions, flexibility of off-site working.</text:p>
          </text:list-item>
          <text:list-item>
            <text:p text:style-name="P48">Shared planning within departments.</text:p>
          </text:list-item>
          <text:list-item>
            <text:p text:style-name="P49">Quiet working space for staff.</text:p>
          </text:list-item>
          <text:list-item>
            <text:p text:style-name="P50"><text:span text:style-name="T51">Wellbeing champions per department.</text:span></text:p>
          </text:list-item>
          <text:list-item>
            <text:p text:style-name="P52"><text:span text:style-name="T53">Golden tickets to cash in.</text:span></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0284in" fo:line-height="101%" fo:margin-left="0.0069in" fo:text-indent="-0.0069in">
        <style:tab-stops/>
      </style:paragraph-properties>
      <style:text-properties style:font-name="Calibri" style:font-name-asian="Calibri" style:font-name-complex="Calibri" fo:color="#555655" fo:font-size="13.5pt" style:font-size-asian="13.5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2"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3"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4"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5"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6"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7"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8"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style style:name="WW_CharLFO1LVL9" style:family="text">
      <style:text-properties style:font-name="Calibri" style:font-name-asian="Calibri" style:font-name-complex="Calibri" fo:font-weight="normal" style:font-weight-asian="normal" fo:font-style="normal" style:font-style-asian="normal" style:text-line-through-type="none" fo:color="#555655" style:text-position="0% 100%" fo:font-size="13.5pt" style:font-size-asian="13.5pt" style:font-size-complex="13.5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in" text:list-level-position-and-space-mode="label-alignment">
          <style:list-level-label-alignment text:label-followed-by="listtab" fo:margin-left="0.25in" fo:text-indent="0in"/>
        </style:list-level-properties>
        <style:text-properties style:font-name="Calibri"/>
      </text:list-level-style-bullet>
      <text:list-level-style-bullet text:level="2" text:style-name="WW_CharLFO1LVL2" text:bullet-char="o">
        <style:list-level-properties text:space-before="0.75in" text:min-label-width="0in" text:list-level-position-and-space-mode="label-alignment">
          <style:list-level-label-alignment text:label-followed-by="listtab" fo:margin-left="0.75in" fo:text-indent="0in"/>
        </style:list-level-properties>
        <style:text-properties style:font-name="Calibri"/>
      </text:list-level-style-bullet>
      <text:list-level-style-bullet text:level="3" text:style-name="WW_CharLFO1LVL3" text:bullet-char="▪">
        <style:list-level-properties text:space-before="1.25in" text:min-label-width="0in" text:list-level-position-and-space-mode="label-alignment">
          <style:list-level-label-alignment text:label-followed-by="listtab" fo:margin-left="1.25in" fo:text-indent="0in"/>
        </style:list-level-properties>
        <style:text-properties style:font-name="Calibri"/>
      </text:list-level-style-bullet>
      <text:list-level-style-bullet text:level="4" text:style-name="WW_CharLFO1LVL4" text:bullet-char="•">
        <style:list-level-properties text:space-before="1.75in" text:min-label-width="0in" text:list-level-position-and-space-mode="label-alignment">
          <style:list-level-label-alignment text:label-followed-by="listtab" fo:margin-left="1.75in" fo:text-indent="0in"/>
        </style:list-level-properties>
        <style:text-properties style:font-name="Calibri"/>
      </text:list-level-style-bullet>
      <text:list-level-style-bullet text:level="5" text:style-name="WW_CharLFO1LVL5" text:bullet-char="o">
        <style:list-level-properties text:space-before="2.25in" text:min-label-width="0in" text:list-level-position-and-space-mode="label-alignment">
          <style:list-level-label-alignment text:label-followed-by="listtab" fo:margin-left="2.25in" fo:text-indent="0in"/>
        </style:list-level-properties>
        <style:text-properties style:font-name="Calibri"/>
      </text:list-level-style-bullet>
      <text:list-level-style-bullet text:level="6" text:style-name="WW_CharLFO1LVL6" text:bullet-char="▪">
        <style:list-level-properties text:space-before="2.75in" text:min-label-width="0in" text:list-level-position-and-space-mode="label-alignment">
          <style:list-level-label-alignment text:label-followed-by="listtab" fo:margin-left="2.75in" fo:text-indent="0in"/>
        </style:list-level-properties>
        <style:text-properties style:font-name="Calibri"/>
      </text:list-level-style-bullet>
      <text:list-level-style-bullet text:level="7" text:style-name="WW_CharLFO1LVL7" text:bullet-char="•">
        <style:list-level-properties text:space-before="3.25in" text:min-label-width="0in" text:list-level-position-and-space-mode="label-alignment">
          <style:list-level-label-alignment text:label-followed-by="listtab" fo:margin-left="3.25in" fo:text-indent="0in"/>
        </style:list-level-properties>
        <style:text-properties style:font-name="Calibri"/>
      </text:list-level-style-bullet>
      <text:list-level-style-bullet text:level="8" text:style-name="WW_CharLFO1LVL8" text:bullet-char="o">
        <style:list-level-properties text:space-before="3.75in" text:min-label-width="0in" text:list-level-position-and-space-mode="label-alignment">
          <style:list-level-label-alignment text:label-followed-by="listtab" fo:margin-left="3.75in" fo:text-indent="0in"/>
        </style:list-level-properties>
        <style:text-properties style:font-name="Calibri"/>
      </text:list-level-style-bullet>
      <text:list-level-style-bullet text:level="9" text:style-name="WW_CharLFO1LVL9" text:bullet-char="▪">
        <style:list-level-properties text:space-before="4.25in" text:min-label-width="0in" text:list-level-position-and-space-mode="label-alignment">
          <style:list-level-label-alignment text:label-followed-by="listtab" fo:margin-left="4.25in" fo:text-indent="0in"/>
        </style:list-level-properties>
        <style:text-properties style:font-name="Calibri"/>
      </text:list-level-style-bullet>
    </text:list-style>
    <style:page-layout style:name="PL0">
      <style:page-layout-properties fo:page-width="8.268in" fo:page-height="11.693in" style:print-orientation="portrait" fo:margin-top="0.6277in" fo:margin-left="1.5687in" fo:margin-bottom="1in" fo:margin-right="1.5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SINGH, Mica</meta:initial-creator>
    <dc:creator>GRAFTON, Miranda</dc:creator>
    <meta:creation-date>2025-12-05T15:18:00Z</meta:creation-date>
    <dc:date>2025-12-05T15:18:00Z</dc:date>
    <meta:template xlink:href="Normal.dotm" xlink:type="simple"/>
    <meta:editing-cycles>3</meta:editing-cycles>
    <meta:editing-duration>PT0S</meta:editing-duration>
    <meta:user-defined meta:name="ContentTypeId">0x0101008FDC162AB942F14F94B99672127EE7D6</meta:user-defined>
    <meta:user-defined meta:name="MediaServiceImageTags"/>
    <meta:document-statistic meta:page-count="1" meta:paragraph-count="3" meta:word-count="240" meta:character-count="1611" meta:row-count="11" meta:non-whitespace-character-count="1374"/>
  </office:meta>
</office:document-meta>
</file>